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family-generic="modern" style:font-pitch="fixed"/>
    <style:font-face style:name="Meiryo UI" svg:font-family="'Meiryo UI'" style:font-family-generic="modern" style:font-pitch="variable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93mm"/>
    </style:style>
    <style:style style:name="co3" style:family="table-column">
      <style:table-column-properties fo:break-before="auto" style:column-width="65.05mm"/>
    </style:style>
    <style:style style:name="co4" style:family="table-column">
      <style:table-column-properties fo:break-before="auto" style:column-width="46.25mm"/>
    </style:style>
    <style:style style:name="co5" style:family="table-column">
      <style:table-column-properties fo:break-before="auto" style:column-width="84.07mm"/>
    </style:style>
    <style:style style:name="co6" style:family="table-column">
      <style:table-column-properties fo:break-before="auto" style:column-width="66.87mm"/>
    </style:style>
    <style:style style:name="co7" style:family="table-column">
      <style:table-column-properties fo:break-before="auto" style:column-width="21.84mm"/>
    </style:style>
    <style:style style:name="co8" style:family="table-column">
      <style:table-column-properties fo:break-before="auto" style:column-width="67.66mm"/>
    </style:style>
    <style:style style:name="co9" style:family="table-column">
      <style:table-column-properties fo:break-before="auto" style:column-width="88.81mm"/>
    </style:style>
    <style:style style:name="co10" style:family="table-column">
      <style:table-column-properties fo:break-before="auto" style:column-width="86.32mm"/>
    </style:style>
    <style:style style:name="co11" style:family="table-column">
      <style:table-column-properties fo:break-before="auto" style:column-width="18.12mm"/>
    </style:style>
    <style:style style:name="co12" style:family="table-column">
      <style:table-column-properties fo:break-before="auto" style:column-width="25.31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65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0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otation_20_Management_5f_Evidence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Normal_20_3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3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4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5" style:family="table-cell" style:parent-style-name="Normal_20_2_20_2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ext-properties style:font-name="Calibri" fo:font-size="10.5pt" style:font-size-asian="10.5pt" style:font-size-complex="10.5pt"/>
    </style:style>
    <style:style style:name="ce8" style:family="table-cell" style:parent-style-name="Default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9" style:family="table-cell" style:parent-style-name="Default"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0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1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99" style:family="table-cell" style:parent-style-name="Normal_20_2_20_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tru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3" style:family="table-cell" style:parent-style-name="Normal_20_2_20_2">
      <style:table-cell-properties style:glyph-orientation-vertical="0" fo:background-color="#99cc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name-complex="Arial" style:font-size-complex="10.5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5" style:family="table-cell" style:parent-style-name="Default">
      <style:table-cell-properties fo:background-color="#99ccff" fo:wrap-option="no-wrap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6" style:family="table-cell" style:parent-style-name="Default">
      <style:table-cell-properties fo:background-color="#99ccff" fo:border="0.06pt solid #000000"/>
      <style:text-properties style:font-name="Calibri" fo:font-size="10.5pt" fo:font-weight="normal" style:font-name-asian="ＭＳ Ｐゴシック1" style:font-size-asian="10.5pt" style:font-weight-asian="normal" style:font-size-complex="10.5pt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106" style:family="table-cell" style:parent-style-name="Default">
      <style:text-properties fo:color="#000000" style:font-name="Calibri" fo:font-size="10.5pt" style:font-name-asian="ＭＳ Ｐゴシック" style:font-size-asian="10.5pt" style:font-name-complex="Arial" style:font-size-complex="10.5pt"/>
    </style:style>
    <style:style style:name="ce54" style:family="table-cell" style:parent-style-name="Normal_20_2_20_2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1" style:family="table-cell" style:parent-style-name="Normal_20_2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24" style:family="table-cell" style:parent-style-name="Default">
      <style:table-cell-properties style:cell-protect="none" style:print-content="true"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11" style:family="table-cell" style:parent-style-name="Normal_20_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8" style:family="table-cell" style:parent-style-name="Normal_20_3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2" style:font-size-asian="10.5pt" style:font-style-asian="normal" style:font-weight-asian="normal" style:font-size-complex="10.5pt" style:font-style-complex="normal" style:font-weight-complex="normal"/>
    </style:style>
    <style:style style:name="ce29" style:family="table-cell" style:parent-style-name="Normal_20_3">
      <style:table-cell-properties fo:border-bottom="0.06pt solid #000000" fo:wrap-option="no-wrap" fo:border-left="none" fo:border-right="none" fo:border-top="0.06pt solid #000000"/>
      <style:text-properties style:font-name="Calibri" fo:font-size="10.5pt" style:font-name-asian="Arial" style:font-size-asian="10.5pt" style:font-size-complex="10.5pt"/>
    </style:style>
    <style:style style:name="ce30" style:family="table-cell" style:parent-style-name="Normal_20_3">
      <style:text-properties style:font-name="Calibri" fo:font-size="10.5pt" style:font-name-asian="Arial" style:font-size-asian="10.5pt" style:font-size-complex="10.5pt"/>
    </style:style>
    <style:style style:name="ce31" style:family="table-cell" style:parent-style-name="Normal_20_3">
      <style:table-cell-properties fo:wrap-option="no-wrap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34" style:family="table-cell" style:parent-style-name="Normal_20_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normal"/>
    </style:style>
    <style:style style:name="ce39" style:family="table-cell" style:parent-style-name="Normal_20_4" style:data-style-name="N124"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name-asian="ＭＳ Ｐゴシック1" style:font-size-asian="10.5pt" style:font-style-asian="normal" style:font-weight-asian="normal" style:font-size-complex="10.5pt" style:font-style-complex="normal" style:font-weight-complex="bold"/>
    </style:style>
    <style:style style:name="ce42" style:family="table-cell" style:parent-style-name="Normal_20_3">
      <style:table-cell-properties style:diagonal-bl-tr="none" style:diagonal-tl-br="none" fo:border="none" style:rotation-align="none"/>
      <style:text-properties style:font-name="Calibri" fo:font-size="10.5pt" fo:font-weight="normal" style:font-name-asian="ＭＳ Ｐゴシック1" style:font-size-asian="10.5pt" style:font-weight-asian="normal" style:font-size-complex="10.5pt"/>
    </style:style>
    <style:style style:name="ce45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dddddd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4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0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US" fo:font-style="normal" fo:text-shadow="none" style:text-underline-style="none" fo:font-weight="normal" style:font-name-asian="Meiryo UI" style:font-size-asian="10.5pt" style:language-asian="ja" style:country-asian="JP" style:font-style-asian="normal" style:font-weight-asian="normal" style:font-name-complex="Tahoma" style:font-size-complex="10.5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70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Calibri" fo:font-size="10.5pt" style:font-name-asian="Calibri" style:font-size-asian="10.5pt" style:font-size-complex="10.5pt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>
      <style:table-cell-properties style:cell-protect="none" style:print-content="true"/>
    </style:style>
    <style:style style:name="ce138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bold" style:font-name-asian="Calibri" style:font-size-asian="10.5pt" style:language-asian="zxx" style:country-asian="none" style:font-style-asian="normal" style:font-weight-asian="bold" style:font-size-complex="10.5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able-cell-properties fo:background-color="#ffffff" style:cell-protect="none" style:print-content="true"/>
      <style:text-properties style:use-window-font-color="true" style:text-outline="false" style:text-line-through-style="none" style:text-line-through-type="none" style:font-name="Calibri" fo:font-size="10.5pt" fo:language="en" fo:country="IN" fo:font-style="normal" fo:text-shadow="none" style:text-underline-style="none" fo:font-weight="normal" style:font-name-asian="Calibri" style:font-size-asian="10.5pt" style:language-asian="zxx" style:country-asian="none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>
      <style:table-cell-properties style:cell-protect="none" style:print-content="true"/>
      <style:text-properties style:font-name="Calibri" fo:font-size="10.5pt" fo:language="en" fo:country="IN" style:font-name-asian="Calibri" style:font-size-asian="10.5pt" style:language-asian="zxx" style:country-asian="none" style:font-size-complex="10.5pt"/>
    </style:style>
    <style:style style:name="ce93" style:family="table-cell" style:parent-style-name="Default">
      <style:table-cell-properties fo:background-color="#ffffff" style:cell-protect="none" style:print-content="true"/>
      <style:text-properties style:font-name="Calibri" fo:font-size="10.5pt" fo:language="en" fo:country="IN" style:font-name-asian="Calibri" style:font-size-asian="10.5pt" style:language-asian="zxx" style:country-asian="none" style:font-size-complex="10.5pt"/>
    </style:style>
    <style:style style:name="ce94" style:family="table-cell" style:parent-style-name="Default">
      <style:table-cell-properties fo:background-color="#ffffff" style:cell-protect="none" style:print-content="true"/>
    </style:style>
    <style:style style:name="T1" style:family="text">
      <style:text-properties style:use-window-font-color="true" style:font-name="Calibri" fo:font-size="10.5pt" fo:font-weight="normal" style:text-underline-style="none" style:text-underline-color="font-color" style:text-line-through-type="none" fo:font-style="normal" style:text-outline="false" fo:text-shadow="none" style:text-position="0% 100%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7" table:default-cell-style-name="ce2"/>
        <table:table-column table:style-name="co1" table:number-columns-repeated="770" table:default-cell-style-name="ce3"/>
        <table:table-row table:style-name="ro1" table:number-rows-repeated="3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5"/>
          <table:table-cell table:style-name="ce10" office:value-type="string" calcext:value-type="string">
            <text:p>Project Name</text:p>
          </table:table-cell>
          <table:table-cell table:style-name="ce54" office:value-type="string" calcext:value-type="string" table:number-columns-spanned="2" table:number-rows-spanned="1">
            <text:p>dummy</text:p>
          </table:table-cell>
          <table:covered-table-cell table:style-name="ce54"/>
          <table:table-cell table:number-columns-repeated="1017"/>
        </table:table-row>
        <table:table-row table:style-name="ro2">
          <table:table-cell table:style-name="ce3" table:number-columns-repeated="3"/>
          <table:table-cell table:style-name="ce5"/>
          <table:table-cell table:style-name="ce10" office:value-type="string" calcext:value-type="string">
            <text:p>Story Name</text:p>
          </table:table-cell>
          <table:table-cell table:style-name="ce54" office:value-type="string" calcext:value-type="string" table:number-columns-spanned="2" table:number-rows-spanned="1">
            <text:p>dummy</text:p>
          </table:table-cell>
          <table:covered-table-cell table:style-name="ce111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5" table:number-columns-repeated="2"/>
          <table:table-cell table:style-name="ce21"/>
          <table:table-cell table:style-name="ce5"/>
          <table:table-cell table:number-columns-repeated="1017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3">
          <table:table-cell table:style-name="ce3" table:number-columns-repeated="3"/>
          <table:table-cell table:style-name="ce5"/>
          <table:table-cell table:style-name="ce11" office:value-type="string" calcext:value-type="string">
            <text:p>Prepared / Modified by</text:p>
          </table:table-cell>
          <table:table-cell table:style-name="ce11" office:value-type="string" calcext:value-type="string">
            <text:p>Role</text:p>
          </table:table-cell>
          <table:table-cell table:style-name="ce11" office:value-type="string" calcext:value-type="string">
            <text:p>Date of Preparation/ Modification</text:p>
          </table:table-cell>
          <table:table-cell table:number-columns-repeated="1017"/>
        </table:table-row>
        <table:table-row table:style-name="ro2">
          <table:table-cell table:style-name="ce3" table:number-columns-repeated="3"/>
          <table:table-cell table:style-name="ce5"/>
          <table:table-cell table:number-columns-repeated="3" table:style-name="ce99" office:value-type="string" calcext:value-type="string">
            <text:p>dummy</text:p>
          </table:table-cell>
          <table:table-cell table:style-name="ce6" table:number-columns-repeated="1015"/>
          <table:table-cell table:number-columns-repeated="2"/>
        </table:table-row>
        <table:table-row table:style-name="ro3">
          <table:table-cell table:style-name="ce3" table:number-columns-repeated="3"/>
          <table:table-cell table:style-name="ce5"/>
          <table:table-cell table:style-name="ce13" office:value-type="string" calcext:value-type="string">
            <text:p>Reviewed by</text:p>
          </table:table-cell>
          <table:table-cell table:style-name="ce13" office:value-type="string" calcext:value-type="string">
            <text:p>Role</text:p>
          </table:table-cell>
          <table:table-cell table:style-name="ce11" office:value-type="string" calcext:value-type="string">
            <text:p>Date of Review</text:p>
          </table:table-cell>
          <table:table-cell table:number-columns-repeated="1017"/>
        </table:table-row>
        <table:table-row table:style-name="ro2">
          <table:table-cell table:style-name="ce3" table:number-columns-repeated="3"/>
          <table:table-cell table:style-name="ce6"/>
          <table:table-cell table:number-columns-repeated="3" table:style-name="ce99" office:value-type="string" calcext:value-type="string">
            <text:p>dummy</text:p>
          </table:table-cell>
          <table:table-cell table:style-name="ce6" table:number-columns-repeated="1015"/>
          <table:table-cell table:number-columns-repeated="2"/>
        </table:table-row>
        <table:table-row table:style-name="ro3">
          <table:table-cell table:style-name="ce3" table:number-columns-repeated="3"/>
          <table:table-cell/>
          <table:table-cell table:style-name="ce11" office:value-type="string" calcext:value-type="string">
            <text:p>Approved by</text:p>
          </table:table-cell>
          <table:table-cell table:style-name="ce13" office:value-type="string" calcext:value-type="string">
            <text:p>Role</text:p>
          </table:table-cell>
          <table:table-cell table:style-name="ce11" office:value-type="string" calcext:value-type="string">
            <text:p>Date of Approval</text:p>
          </table:table-cell>
          <table:table-cell table:number-columns-repeated="1017"/>
        </table:table-row>
        <table:table-row table:style-name="ro2">
          <table:table-cell table:style-name="ce3" table:number-columns-repeated="3"/>
          <table:table-cell table:style-name="ce6"/>
          <table:table-cell table:number-columns-repeated="3" table:style-name="ce99" office:value-type="string" calcext:value-type="string">
            <text:p>dummy</text:p>
          </table:table-cell>
          <table:table-cell table:style-name="ce6" table:number-columns-repeated="1015"/>
          <table:table-cell table:number-columns-repeated="2"/>
        </table:table-row>
        <table:table-row table:style-name="ro2">
          <table:table-cell table:style-name="ce3" table:number-columns-repeated="3"/>
          <table:table-cell/>
          <table:table-cell table:style-name="ce11" office:value-type="string" calcext:value-type="string">
            <text:p>Version number </text:p>
          </table:table-cell>
          <table:table-cell table:style-name="ce99" office:value-type="string" calcext:value-type="string">
            <text:p>dummy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Default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/>
          <table:table-cell table:style-name="ce14" office:value-type="string" calcext:value-type="string">
            <text:p>Test Environment</text:p>
          </table:table-cell>
          <table:table-cell table:style-name="ce17"/>
          <table:table-cell table:style-name="ce28"/>
          <table:table-cell table:number-columns-repeated="1017"/>
        </table:table-row>
        <table:table-row table:style-name="ro4">
          <table:table-cell table:style-name="ce4" table:number-columns-repeated="3"/>
          <table:table-cell table:style-name="ce8"/>
          <table:table-cell table:style-name="ce15" office:value-type="string" calcext:value-type="string">
            <text:p>AP server</text:p>
          </table:table-cell>
          <table:table-cell table:style-name="ce24" office:value-type="string" calcext:value-type="string" table:number-columns-spanned="2" table:number-rows-spanned="1">
            <text:p>dummy</text:p>
          </table:table-cell>
          <table:covered-table-cell table:style-name="ce29"/>
          <table:table-cell table:style-name="ce31" table:number-columns-repeated="247"/>
          <table:table-cell table:style-name="ce4" table:number-columns-repeated="770"/>
        </table:table-row>
        <table:table-row table:style-name="ro2">
          <table:table-cell table:style-name="ce3" table:number-columns-repeated="4"/>
          <table:table-cell table:style-name="ce16" office:value-type="string" calcext:value-type="string">
            <text:p>DB server</text:p>
          </table:table-cell>
          <table:table-cell table:style-name="ce110" office:value-type="string" calcext:value-type="string" table:number-columns-spanned="2" table:number-rows-spanned="1">
            <text:p>dummy</text:p>
          </table:table-cell>
          <table:covered-table-cell table:style-name="ce30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9"/>
          <table:table-cell table:style-name="ce17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/>
          <table:table-cell table:style-name="ce18" office:value-type="string" calcext:value-type="string">
            <text:p>Data classification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4"/>
          <table:table-cell table:style-name="ce106" office:value-type="string" calcext:value-type="string">
            <text:p>dummy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History" table:style-name="ta1" table:print="false">
        <table:table-column table:style-name="co1" table:number-columns-repeated="4" table:default-cell-style-name="ce3"/>
        <table:table-column table:style-name="co6" table:default-cell-style-name="ce3"/>
        <table:table-column table:style-name="co1" table:number-columns-repeated="1019" table:default-cell-style-name="ce3"/>
        <table:table-row table:style-name="ro2">
          <table:table-cell office:value-type="string" calcext:value-type="string">
            <text:p>Revision Histor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34" table:number-columns-repeated="3"/>
          <table:table-cell table:style-name="ce39"/>
          <table:table-cell table:style-name="ce34"/>
          <table:table-cell table:style-name="ce42" table:number-columns-repeated="250"/>
          <table:table-cell table:number-columns-repeated="76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mmy_sheet1" table:style-name="ta2" table:print="false">
        <office:forms form:automatic-focus="false" form:apply-design-mode="false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70"/>
        <table:table-column table:style-name="co11" table:default-cell-style-name="ce70"/>
        <table:table-column table:style-name="co12" table:default-cell-style-name="ce52"/>
        <table:table-column table:style-name="co1" table:number-columns-repeated="250" table:default-cell-style-name="ce52"/>
        <table:table-column table:style-name="co1" table:number-columns-repeated="767" table:default-cell-style-name="ce92"/>
        <table:table-column table:style-name="co1" table:default-cell-style-name="ce85"/>
        <table:table-row table:style-name="ro2">
          <table:table-cell table:style-name="ce45"/>
          <table:table-cell table:style-name="ce53"/>
          <table:table-cell table:style-name="ce61"/>
          <table:table-cell table:style-name="ce72" table:number-columns-repeated="2"/>
          <table:table-cell table:style-name="ce61" table:number-columns-repeated="4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6" office:value-type="string" calcext:value-type="string">
            <text:p>Story</text:p>
          </table:table-cell>
          <table:table-cell table:style-name="ce108" office:value-type="string" calcext:value-type="string" table:number-columns-spanned="3" table:number-rows-spanned="1">
            <text:p>Dummy Subsystem Title</text:p>
          </table:table-cell>
          <table:covered-table-cell table:number-columns-repeated="2" table:style-name="ce108"/>
          <table:table-cell table:style-name="ce72"/>
          <table:table-cell table:style-name="ce61" table:number-columns-repeated="4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7" office:value-type="string" calcext:value-type="string">
            <text:p>URL</text:p>
          </table:table-cell>
          <table:table-cell table:style-name="ce108" office:value-type="string" calcext:value-type="string">
            <text:p><text:a xlink:href="http://dummyURL/" xlink:type="simple">http://dummyURL</text:a></text:p>
          </table:table-cell>
          <table:table-cell table:style-name="ce136" table:number-columns-repeated="6"/>
          <table:table-cell table:style-name="ce61"/>
          <table:table-cell table:style-name="ce53" table:number-columns-repeated="8"/>
          <table:table-cell table:style-name="ce61" table:number-columns-repeated="5"/>
          <table:table-cell table:style-name="ce45" table:number-columns-repeated="1001"/>
          <table:table-cell/>
        </table:table-row>
        <table:table-row table:style-name="ro2">
          <table:table-cell table:style-name="ce48" office:value-type="string" calcext:value-type="string">
            <text:p>Version of this format</text:p>
          </table:table-cell>
          <table:table-cell table:style-name="ce47"/>
          <table:table-cell table:style-name="ce63" office:value-type="string" calcext:value-type="string">
            <text:p>1.03</text:p>
          </table:table-cell>
          <table:table-cell table:style-name="ce73" table:number-columns-repeated="2"/>
          <table:table-cell table:style-name="ce71" table:number-columns-repeated="2"/>
          <table:table-cell table:style-name="ce85" table:number-columns-repeated="8"/>
          <table:table-cell table:style-name="ce71" table:number-columns-repeated="7"/>
          <table:table-cell table:number-columns-repeated="1002"/>
        </table:table-row>
        <table:table-row table:style-name="ro2">
          <table:table-cell table:style-name="ce49"/>
          <table:table-cell table:style-name="ce55"/>
          <table:table-cell table:style-name="ce64"/>
          <table:table-cell table:style-name="ce73" table:number-columns-repeated="2"/>
          <table:table-cell table:style-name="ce71" table:number-columns-repeated="2"/>
          <table:table-cell table:style-name="ce138" office:value-type="string" calcext:value-type="string" table:number-columns-spanned="8" table:number-rows-spanned="1">
            <text:p>Bugs</text:p>
          </table:table-cell>
          <table:covered-table-cell table:number-columns-repeated="3" table:style-name="ce138"/>
          <table:covered-table-cell table:style-name="ce138" office:value-type="string" calcext:value-type="string">
            <text:p>発生不具合</text:p>
          </table:covered-table-cell>
          <table:covered-table-cell table:number-columns-repeated="3" table:style-name="ce138"/>
          <table:table-cell table:style-name="ce71" table:number-columns-repeated="7"/>
          <table:table-cell table:number-columns-repeated="1002"/>
        </table:table-row>
        <table:table-row table:style-name="ro5">
          <table:table-cell table:style-name="ce103" office:value-type="string" calcext:value-type="string" table:number-columns-spanned="1" table:number-rows-spanned="2">
            <text:p>S.No</text:p>
          </table:table-cell>
          <table:table-cell table:style-name="ce112" office:value-type="string" calcext:value-type="string" table:number-columns-spanned="3" table:number-rows-spanned="1">
            <text:p>Evidence List</text:p>
          </table:table-cell>
          <table:covered-table-cell table:number-columns-repeated="2" table:style-name="ce112"/>
          <table:table-cell table:style-name="ce129" office:value-type="string" calcext:value-type="string" table:number-columns-spanned="3" table:number-rows-spanned="1">
            <text:p>Number of Test case</text:p>
          </table:table-cell>
          <table:covered-table-cell table:number-columns-repeated="2" table:style-name="ce129"/>
          <table:table-cell table:style-name="ce138" office:value-type="string" calcext:value-type="string" table:number-columns-spanned="2" table:number-rows-spanned="1">
            <text:p>Critical</text:p>
            <text:p><text:span text:style-name="T1">(Blocker + Critical)</text:span>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Major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Normal</text:p>
          </table:table-cell>
          <table:covered-table-cell table:style-name="ce138"/>
          <table:table-cell table:style-name="ce138" office:value-type="string" calcext:value-type="string" table:number-columns-spanned="2" table:number-rows-spanned="1">
            <text:p>Minor</text:p>
          </table:table-cell>
          <table:covered-table-cell table:style-name="ce138"/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covered-table-cell table:style-name="ce103"/>
          <table:table-cell table:style-name="ce57" office:value-type="string" calcext:value-type="string">
            <text:p>Test contents</text:p>
          </table:table-cell>
          <table:table-cell table:style-name="ce57" office:value-type="string" calcext:value-type="string">
            <text:p>Test result </text:p>
          </table:table-cell>
          <table:table-cell table:style-name="ce74" office:value-type="string" calcext:value-type="string">
            <text:p>The reason of No test result</text:p>
          </table:table-cell>
          <table:table-cell table:style-name="ce79" office:value-type="string" calcext:value-type="string">
            <text:p>All</text:p>
          </table:table-cell>
          <table:table-cell table:style-name="ce79" office:value-type="string" calcext:value-type="string">
            <text:p>Executed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Occurred</text:p>
          </table:table-cell>
          <table:table-cell table:style-name="ce79" office:value-type="string" calcext:value-type="string">
            <text:p>Left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" calcext:value-type="float">
            <text:p>1</text:p>
          </table:table-cell>
          <table:table-cell table:style-name="ce58" office:value-type="string" calcext:value-type="string">
            <text:p>Mandatory requirement</text:p>
          </table:table-cell>
          <table:table-cell table:style-name="ce58" office:value-type="string" calcext:value-type="string">
            <text:p>dummy01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1" table:formula="of:=SUM([.F8:.G8])" office:value-type="float" office:value="211" calcext:value-type="float">
            <text:p>211</text:p>
          </table:table-cell>
          <table:table-cell table:style-name="ce83" office:value-type="float" office:value="209" calcext:value-type="float">
            <text:p>209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27" calcext:value-type="float">
            <text:p>27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2" calcext:value-type="float">
            <text:p>2</text:p>
          </table:table-cell>
          <table:table-cell table:style-name="ce58" office:value-type="string" calcext:value-type="string">
            <text:p>Screen transition</text:p>
          </table:table-cell>
          <table:table-cell table:style-name="ce58" office:value-type="string" calcext:value-type="string">
            <text:p>dummy02</text:p>
          </table:table-cell>
          <table:table-cell table:style-name="ce76" office:value-type="string" calcext:value-type="string">
            <text:p>-</text:p>
          </table:table-cell>
          <table:table-cell table:style-name="ce80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3" calcext:value-type="float">
            <text:p>3</text:p>
          </table:table-cell>
          <table:table-cell table:style-name="ce58" office:value-type="string" calcext:value-type="string">
            <text:p>Field control</text:p>
          </table:table-cell>
          <table:table-cell table:style-name="ce58" office:value-type="string" calcext:value-type="string">
            <text:p>dummy03</text:p>
          </table:table-cell>
          <table:table-cell table:style-name="ce76" office:value-type="string" calcext:value-type="string">
            <text:p>-</text:p>
          </table:table-cell>
          <table:table-cell table:style-name="ce80" table:formula="of:=SUM([.F10:.G10])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4" calcext:value-type="float">
            <text:p>4</text:p>
          </table:table-cell>
          <table:table-cell table:style-name="ce58" office:value-type="string" calcext:value-type="string">
            <text:p>Standard behavior</text:p>
          </table:table-cell>
          <table:table-cell table:style-name="ce58" office:value-type="string" calcext:value-type="string">
            <text:p>dummy04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11:.G11])" office:value-type="float" office:value="337" calcext:value-type="float">
            <text:p>337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float" office:value="268" calcext:value-type="float">
            <text:p>268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5" calcext:value-type="float">
            <text:p>5</text:p>
          </table:table-cell>
          <table:table-cell table:style-name="ce58" office:value-type="string" calcext:value-type="string">
            <text:p>Batch &amp; Web-API</text:p>
          </table:table-cell>
          <table:table-cell table:style-name="ce58" office:value-type="string" calcext:value-type="string">
            <text:p>dummy05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2:.G12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6" calcext:value-type="float">
            <text:p>6</text:p>
          </table:table-cell>
          <table:table-cell table:style-name="ce58" office:value-type="string" calcext:value-type="string">
            <text:p>Scenario (Epic)</text:p>
          </table:table-cell>
          <table:table-cell table:style-name="ce58" office:value-type="string" calcext:value-type="string">
            <text:p>dummy06</text:p>
          </table:table-cell>
          <table:table-cell table:style-name="ce76" office:value-type="string" calcext:value-type="string">
            <text:p>-</text:p>
          </table:table-cell>
          <table:table-cell table:style-name="ce80" table:formula="of:=SUM([.F13:.G13])" office:value-type="float" office:value="33" calcext:value-type="float">
            <text:p>33</text:p>
          </table:table-cell>
          <table:table-cell table:style-name="ce76" office:value-type="float" office:value="33" calcext:value-type="float">
            <text:p>33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7" calcext:value-type="float">
            <text:p>7</text:p>
          </table:table-cell>
          <table:table-cell table:style-name="ce58" office:value-type="string" calcext:value-type="string">
            <text:p>Scenario (Subsystem)</text:p>
          </table:table-cell>
          <table:table-cell table:style-name="ce58" office:value-type="string" calcext:value-type="string">
            <text:p>dummy07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4:.G14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8" calcext:value-type="float">
            <text:p>8</text:p>
          </table:table-cell>
          <table:table-cell table:style-name="ce58" office:value-type="string" calcext:value-type="string">
            <text:p>Common function</text:p>
          </table:table-cell>
          <table:table-cell table:style-name="ce58" office:value-type="string" calcext:value-type="string">
            <text:p>dummy08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5:.G15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9" calcext:value-type="float">
            <text:p>9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dummy09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16:.G16])" office:value-type="float" office:value="317" calcext:value-type="float">
            <text:p>317</text:p>
          </table:table-cell>
          <table:table-cell table:style-name="ce76" office:value-type="float" office:value="90" calcext:value-type="float">
            <text:p>90</text:p>
          </table:table-cell>
          <table:table-cell table:style-name="ce76" office:value-type="float" office:value="227" calcext:value-type="float">
            <text:p>227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0" calcext:value-type="float">
            <text:p>10</text:p>
          </table:table-cell>
          <table:table-cell table:style-name="ce59" office:value-type="string" calcext:value-type="string">
            <text:p>High Load</text:p>
          </table:table-cell>
          <table:table-cell table:style-name="ce58" office:value-type="string" calcext:value-type="string">
            <text:p>dummy10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1" table:formula="of:=SUM([.F17:.G17])" office:value-type="float" office:value="244" calcext:value-type="float">
            <text:p>244</text:p>
          </table:table-cell>
          <table:table-cell table:style-name="ce76" office:value-type="float" office:value="74" calcext:value-type="float">
            <text:p>74</text:p>
          </table:table-cell>
          <table:table-cell table:style-name="ce76" office:value-type="float" office:value="170" calcext:value-type="float">
            <text:p>170</text:p>
          </table:table-cell>
          <table:table-cell table:number-columns-repeated="8" table:style-name="ce76" office:value-type="float" office:value="0" calcext:value-type="float">
            <text:p>0</text:p>
          </table:table-cell>
          <table:table-cell table:style-name="ce71" table:number-columns-repeated="5"/>
          <table:table-cell table:number-columns-repeated="234"/>
          <table:table-cell table:style-name="ce90" table:number-columns-repeated="2"/>
          <table:table-cell table:number-columns-repeated="768"/>
        </table:table-row>
        <table:table-row table:style-name="ro2">
          <table:table-cell table:style-name="ce51" office:value-type="float" office:value="11" calcext:value-type="float">
            <text:p>11</text:p>
          </table:table-cell>
          <table:table-cell table:style-name="ce58" office:value-type="string" calcext:value-type="string">
            <text:p>Security</text:p>
          </table:table-cell>
          <table:table-cell table:style-name="ce58" office:value-type="string" calcext:value-type="string">
            <text:p>dummy11</text:p>
          </table:table-cell>
          <table:table-cell table:style-name="ce77" office:value-type="string" calcext:value-type="string">
            <text:p>comment has been updated in respective NA cases </text:p>
          </table:table-cell>
          <table:table-cell table:style-name="ce80" table:formula="of:=SUM([.F18:.G18])" office:value-type="float" office:value="219" calcext:value-type="float">
            <text:p>219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101" calcext:value-type="float">
            <text:p>101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2" calcext:value-type="float">
            <text:p>12</text:p>
          </table:table-cell>
          <table:table-cell table:style-name="ce58" office:value-type="string" calcext:value-type="string">
            <text:p>Multi tenancy</text:p>
          </table:table-cell>
          <table:table-cell table:style-name="ce58" office:value-type="string" calcext:value-type="string">
            <text:p>dummy12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19:.G19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3" calcext:value-type="float">
            <text:p>13</text:p>
          </table:table-cell>
          <table:table-cell table:style-name="ce58" office:value-type="string" calcext:value-type="string">
            <text:p>Regression</text:p>
          </table:table-cell>
          <table:table-cell table:style-name="ce58" office:value-type="string" calcext:value-type="string">
            <text:p>dummy13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0:.G20])" office:value-type="float" office:value="71" calcext:value-type="float">
            <text:p>71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3" calcext:value-type="float">
            <text:p>33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4" calcext:value-type="float">
            <text:p>14</text:p>
          </table:table-cell>
          <table:table-cell table:style-name="ce58" office:value-type="string" calcext:value-type="string">
            <text:p>Backward compatibility</text:p>
          </table:table-cell>
          <table:table-cell table:style-name="ce58" office:value-type="string" calcext:value-type="string">
            <text:p>dummy14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1:.G21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5" calcext:value-type="float">
            <text:p>15</text:p>
          </table:table-cell>
          <table:table-cell table:style-name="ce58" office:value-type="string" calcext:value-type="string">
            <text:p>Method of Introduction</text:p>
          </table:table-cell>
          <table:table-cell table:style-name="ce58" office:value-type="string" calcext:value-type="string">
            <text:p>dummy15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2:.G22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6" calcext:value-type="float">
            <text:p>16</text:p>
          </table:table-cell>
          <table:table-cell table:style-name="ce58" office:value-type="string" calcext:value-type="string">
            <text:p>Method of VerUp</text:p>
          </table:table-cell>
          <table:table-cell table:style-name="ce58" office:value-type="string" calcext:value-type="string">
            <text:p>dummy16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3:.G23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7" calcext:value-type="float">
            <text:p>17</text:p>
          </table:table-cell>
          <table:table-cell table:style-name="ce58" office:value-type="string" calcext:value-type="string">
            <text:p>Method of Operation</text:p>
          </table:table-cell>
          <table:table-cell table:style-name="ce58" office:value-type="string" calcext:value-type="string">
            <text:p>dummy17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4:.G24])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5">
          <table:table-cell table:style-name="ce51" office:value-type="float" office:value="18" calcext:value-type="float">
            <text:p>18</text:p>
          </table:table-cell>
          <table:table-cell table:style-name="ce58" office:value-type="string" calcext:value-type="string">
            <text:p>Cooperation within products (HUE-Conversion/COMPANY)</text:p>
          </table:table-cell>
          <table:table-cell table:style-name="ce58" office:value-type="string" calcext:value-type="string">
            <text:p>dummy18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5:.G25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19" calcext:value-type="float">
            <text:p>19</text:p>
          </table:table-cell>
          <table:table-cell table:style-name="ce58" office:value-type="string" calcext:value-type="string">
            <text:p>Cooperation with external system</text:p>
          </table:table-cell>
          <table:table-cell table:style-name="ce58" office:value-type="string" calcext:value-type="string">
            <text:p>dummy19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26:.G26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0" calcext:value-type="float">
            <text:p>20</text:p>
          </table:table-cell>
          <table:table-cell table:style-name="ce58" office:value-type="string" calcext:value-type="string">
            <text:p>Design</text:p>
          </table:table-cell>
          <table:table-cell table:style-name="ce58" office:value-type="string" calcext:value-type="string">
            <text:p>dummy20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7:.G27])" office:value-type="float" office:value="120" calcext:value-type="float">
            <text:p>120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73" calcext:value-type="float">
            <text:p>7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1" calcext:value-type="float">
            <text:p>21</text:p>
          </table:table-cell>
          <table:table-cell table:style-name="ce58" office:value-type="string" calcext:value-type="string">
            <text:p>Globalization</text:p>
          </table:table-cell>
          <table:table-cell table:style-name="ce58" office:value-type="string" calcext:value-type="string">
            <text:p>dummy21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8:.G28])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2" calcext:value-type="float">
            <text:p>22</text:p>
          </table:table-cell>
          <table:table-cell table:style-name="ce58" office:value-type="string" calcext:value-type="string">
            <text:p>Cross browser</text:p>
          </table:table-cell>
          <table:table-cell table:style-name="ce58" office:value-type="string" calcext:value-type="string">
            <text:p>dummy22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29:.G29])" office:value-type="float" office:value="738" calcext:value-type="float">
            <text:p>738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663" calcext:value-type="float">
            <text:p>663</text:p>
          </table:table-cell>
          <table:table-cell table:number-columns-repeated="6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5">
          <table:table-cell table:style-name="ce51" office:value-type="float" office:value="23" calcext:value-type="float">
            <text:p>23</text:p>
          </table:table-cell>
          <table:table-cell table:style-name="ce58" office:value-type="string" calcext:value-type="string">
            <text:p>Comparison between implementation and prototype</text:p>
          </table:table-cell>
          <table:table-cell table:style-name="ce58" office:value-type="string" calcext:value-type="string">
            <text:p>dummy23</text:p>
          </table:table-cell>
          <table:table-cell table:style-name="ce51" office:value-type="string" calcext:value-type="string">
            <text:p>-</text:p>
          </table:table-cell>
          <table:table-cell table:style-name="ce80" table:formula="of:=SUM([.F30:.G30])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9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4" calcext:value-type="float">
            <text:p>24</text:p>
          </table:table-cell>
          <table:table-cell table:style-name="ce58" office:value-type="string" calcext:value-type="string">
            <text:p>Mobile Application</text:p>
          </table:table-cell>
          <table:table-cell table:style-name="ce58" office:value-type="string" calcext:value-type="string">
            <text:p>dummy24</text:p>
          </table:table-cell>
          <table:table-cell table:style-name="ce75" office:value-type="string" calcext:value-type="string">
            <text:p>comment has been updated in respective NA cases </text:p>
          </table:table-cell>
          <table:table-cell table:style-name="ce80" table:formula="of:=SUM([.F31:.G31])" office:value-type="float" office:value="738" calcext:value-type="float">
            <text:p>738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663" calcext:value-type="float">
            <text:p>663</text:p>
          </table:table-cell>
          <table:table-cell table:number-columns-repeated="8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style-name="ce51" office:value-type="float" office:value="25" calcext:value-type="float">
            <text:p>25</text:p>
          </table:table-cell>
          <table:table-cell table:style-name="ce60" office:value-type="string" calcext:value-type="string">
            <text:p>Approval Original Points</text:p>
          </table:table-cell>
          <table:table-cell table:style-name="ce58" office:value-type="string" calcext:value-type="string">
            <text:p>dummy25</text:p>
          </table:table-cell>
          <table:table-cell table:style-name="ce51" office:value-type="string" calcext:value-type="string">
            <text:p>-</text:p>
          </table:table-cell>
          <table:table-cell table:style-name="ce82" table:formula="of:=SUM([.F32:.G32])" office:value-type="float" office:value="0" calcext:value-type="float">
            <text:p>0</text:p>
          </table:table-cell>
          <table:table-cell table:number-columns-repeated="10" table:style-name="ce51" office:value-type="float" office:value="0" calcext:value-type="float">
            <text:p>0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6">
          <table:table-cell table:style-name="ce51" office:value-type="float" office:value="26" calcext:value-type="float">
            <text:p>26</text:p>
          </table:table-cell>
          <table:table-cell table:style-name="ce58" office:value-type="string" calcext:value-type="string">
            <text:p>Adhoc</text:p>
          </table:table-cell>
          <table:table-cell table:style-name="ce58" office:value-type="string" calcext:value-type="string">
            <text:p>dummy26</text:p>
          </table:table-cell>
          <table:table-cell table:style-name="ce51" office:value-type="string" calcext:value-type="string">
            <text:p>These bugs are Adhoc bugs</text:p>
            <text:p/>
          </table:table-cell>
          <table:table-cell table:style-name="ce82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87" table:number-columns-repeated="5"/>
          <table:table-cell table:style-name="ce89" table:number-columns-repeated="234"/>
          <table:table-cell table:style-name="ce91" table:number-columns-repeated="2"/>
          <table:table-cell table:style-name="ce93" table:number-columns-repeated="767"/>
          <table:table-cell table:style-name="ce94"/>
        </table:table-row>
        <table:table-row table:style-name="ro2">
          <table:table-cell table:number-columns-repeated="2"/>
          <table:table-cell table:style-name="ce70"/>
          <table:table-cell/>
          <table:table-cell table:style-name="ce51" table:formula="of:=SUM([.F34:.G34])" office:value-type="float" office:value="3086" calcext:value-type="float">
            <text:p>3086</text:p>
          </table:table-cell>
          <table:table-cell table:style-name="ce84" table:formula="of:=SUM([.F8:.F32])" office:value-type="float" office:value="859" calcext:value-type="float">
            <text:p>859</text:p>
          </table:table-cell>
          <table:table-cell table:style-name="ce84" table:formula="of:=SUM([.G8:.G32])" office:value-type="float" office:value="2227" calcext:value-type="float">
            <text:p>2227</text:p>
          </table:table-cell>
          <table:table-cell table:style-name="ce84" table:formula="of:=SUM([.H8:.H33])" office:value-type="float" office:value="2" calcext:value-type="float">
            <text:p>2</text:p>
          </table:table-cell>
          <table:table-cell table:style-name="ce84" table:formula="of:=SUM([.I8:.I33])" office:value-type="float" office:value="1" calcext:value-type="float">
            <text:p>1</text:p>
          </table:table-cell>
          <table:table-cell table:style-name="ce84" table:formula="of:=SUM([.J8:.J33])" office:value-type="float" office:value="0" calcext:value-type="float">
            <text:p>0</text:p>
          </table:table-cell>
          <table:table-cell table:style-name="ce84" table:formula="of:=SUM([.K8:.K33])" office:value-type="float" office:value="0" calcext:value-type="float">
            <text:p>0</text:p>
          </table:table-cell>
          <table:table-cell table:style-name="ce84" table:formula="of:=SUM([.L8:.L33])" office:value-type="float" office:value="50" calcext:value-type="float">
            <text:p>50</text:p>
          </table:table-cell>
          <table:table-cell table:style-name="ce84" table:formula="of:=SUM([.M8:.M33])" office:value-type="float" office:value="2" calcext:value-type="float">
            <text:p>2</text:p>
          </table:table-cell>
          <table:table-cell table:style-name="ce84" table:formula="of:=SUM([.N8:.N33])" office:value-type="float" office:value="12" calcext:value-type="float">
            <text:p>12</text:p>
          </table:table-cell>
          <table:table-cell table:style-name="ce84" table:formula="of:=SUM([.O8:.O33])" office:value-type="float" office:value="1" calcext:value-type="float">
            <text:p>1</text:p>
          </table:table-cell>
          <table:table-cell table:style-name="ce88"/>
          <table:table-cell table:number-columns-repeated="239"/>
          <table:table-cell table:style-name="ce90"/>
          <table:table-cell table:number-columns-repeated="768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74">
          <table:table-cell table:number-columns-repeated="2"/>
          <table:table-cell table:style-name="ce71"/>
          <table:table-cell table:style-name="ce73" table:number-columns-repeated="2"/>
          <table:table-cell table:style-name="ce71" table:number-columns-repeated="17"/>
          <table:table-cell table:number-columns-repeated="1002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family-generic="modern" style:font-pitch="fixed"/>
    <style:font-face style:name="Meiryo UI" svg:font-family="'Meiryo UI'" style:font-family-generic="modern" style:font-pitch="variable"/>
    <style:font-face style:name="ＭＳ Ｐゴシック1" svg:font-family="'ＭＳ Ｐゴシック'" style:font-adornments="標準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month/>
      <number:text>月</number:text>
      <number:day/>
      <number:text>日</number:text>
    </number:dat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month/>
      <number:text>/</number:text>
      <number:day/>
      <number:text>/</number:text>
      <number:year number:style="long"/>
    </number:dat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lt;=1.79769313486232E+308" style:apply-style-name="N124P0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date-style style:name="N127">
      <number:year number:style="long"/>
      <number:text>/</number:text>
      <number:month/>
      <number:text>/</number:text>
      <number:day/>
    </number:date-style>
    <number:number-style style:name="N128">
      <number:number number:decimal-places="0" loext:min-decimal-places="0" number:min-integer-digits="3"/>
    </number:number-style>
    <number:number-style style:name="N129">
      <number:number number:decimal-places="0" loext:min-decimal-places="0" number:min-integer-digits="1" number:grouping="true"/>
      <number:text> </number:text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loext:min-decimal-places="2" number:min-integer-digits="1" number:grouping="true"/>
      <number:text> </number:text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2"/>
    </number:number-style>
    <number:currency-style style:name="N15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5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59P0"/>
    </number:currency-style>
    <number:number-style style:name="N160">
      <number:text>TRUE</number:text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time-style style:name="N162">
      <number:hours/>
      <number:text>:</number:text>
      <number:minutes number:style="long"/>
      <number:text>:</number:text>
      <number:seconds number:style="long"/>
    </number:time-style>
    <number:number-style style:name="N164P0" style:volatile="true">
      <number:text>\</number:text>
      <number:number number:decimal-places="0" loext:min-decimal-places="0" number:min-integer-digits="1" number:grouping="true"/>
    </number:number-style>
    <number:number-style style:name="N164">
      <number:text>\-</number:text>
      <number:number number:decimal-places="0" loext:min-decimal-places="0" number:min-integer-digits="1" number:grouping="true"/>
      <style:map style:condition="value()&gt;=0" style:apply-style-name="N164P0"/>
    </number:number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\-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\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77P2" style:volatile="true">
      <number:text> \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2" loext:min-decimal-places="0" number:min-integer-digits="0" number:decimal-replacement=""/>
    </number:number-style>
    <number:number-style style:name="N179">
      <number:number number:decimal-places="3" loext:min-decimal-places="3" number:min-integer-digits="1" number:grouping="true"/>
    </number:number-style>
    <number:number-style style:name="N180P0" style:volatile="true">
      <number:number number:decimal-places="3" loext:min-decimal-places="3" number:min-integer-digits="1" number:grouping="true"/>
    </number:number-style>
    <number:number-style style:name="N180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180P0"/>
    </number:number-style>
    <number:number-style style:name="N181">
      <number:text>-</number:text>
      <number:number number:decimal-places="0" loext:min-decimal-places="0" number:min-integer-digits="1" number:grouping="true"/>
    </number:number-style>
    <number:number-style style:name="N182P0" style:volatile="true">
      <number:number number:decimal-places="0" loext:min-decimal-places="0" number:min-integer-digits="1" number:grouping="true"/>
    </number:number-style>
    <number:number-style style:name="N182P1" style:volatile="true">
      <number:text>-</number:text>
      <number:number number:decimal-places="0" loext:min-decimal-places="0" number:min-integer-digits="1" number:grouping="true"/>
    </number:number-style>
    <number:number-style style:name="N182">
      <number:text>-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2" loext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84">
      <number:year number:style="long"/>
      <number:text>年</number:text>
      <number:month/>
      <number:text>月</number:text>
      <number:day/>
      <number:text>日</number:text>
    </number:date-style>
    <number:number-style style:name="N185P0" style:volatile="true">
      <number:number number:decimal-places="2" loext:min-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0" loext:min-decimal-places="0" number:min-integer-digits="7"/>
    </number:number-style>
    <number:number-style style:name="N187">
      <number:number number:decimal-places="0" loext:min-decimal-places="0" number:min-integer-digits="6"/>
    </number:number-style>
    <number:number-style style:name="N188">
      <number:number number:decimal-places="0" loext:min-decimal-places="0" number:min-integer-digits="5"/>
    </number:number-style>
    <number:number-style style:name="N189">
      <number:number number:decimal-places="0" loext:min-decimal-places="0" number:min-integer-digits="4"/>
    </number:number-style>
    <number:number-style style:name="N190">
      <number:number number:decimal-places="0" loext:min-decimal-places="0" number:min-integer-digits="11"/>
    </number:number-style>
    <number:number-style style:name="N191">
      <number:number number:decimal-places="0" loext:min-decimal-places="0" number:min-integer-digits="12"/>
    </number:number-style>
    <number:number-style style:name="N192">
      <number:number number:decimal-places="0" loext:min-decimal-places="0" number:min-integer-digits="13"/>
    </number:number-style>
    <number:number-style style:name="N193">
      <number:number number:decimal-places="0" loext:min-decimal-places="0" number:min-integer-digits="14"/>
    </number:number-style>
    <number:number-style style:name="N194">
      <number:number number:decimal-places="0" loext:min-decimal-places="0" number:min-integer-digits="15"/>
    </number:number-style>
    <number:number-style style:name="N195">
      <number:number number:decimal-places="0" loext:min-decimal-places="0" number:min-integer-digits="16"/>
    </number:number-style>
    <number:number-style style:name="N196">
      <number:number number:decimal-places="0" loext:min-decimal-places="0" number:min-integer-digits="10"/>
    </number:number-style>
    <number:number-style style:name="N197">
      <number:number number:decimal-places="0" loext:min-decimal-places="0" number:min-integer-digits="9"/>
    </number:number-style>
    <number:number-style style:name="N198">
      <number:number number:decimal-places="0" loext:min-decimal-places="0" number:min-integer-digits="8"/>
    </number:number-style>
    <number:number-style style:name="N199">
      <number:number number:decimal-places="1" loext:min-decimal-places="1" number:min-integer-digits="1"/>
    </number:number-style>
    <number:number-style style:name="N200">
      <number:number number:decimal-places="0" loext:min-decimal-places="0" number:min-integer-digits="1"/>
      <number:text> </number:text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8P0"/>
    </number:currency-style>
    <number:percentage-style style:name="N209">
      <number:number number:decimal-places="1" loext:min-decimal-places="1" number:min-integer-digits="1"/>
      <number:text>%</number:text>
    </number:percentage-style>
    <number:number-style style:name="N211P0" style:volatile="true">
      <number:text>¥</number:text>
      <number:number number:decimal-places="0" loext:min-decimal-places="0" number:min-integer-digits="1" number:grouping="true"/>
    </number:number-style>
    <number:number-style style:name="N211">
      <number:text>¥-</number:text>
      <number:number number:decimal-places="0" loext:min-decimal-places="0" number:min-integer-digits="1" number:grouping="true"/>
      <style:map style:condition="value()&gt;=0" style:apply-style-name="N211P0"/>
    </number:number-style>
    <number:number-style style:name="N212P0" style:volatile="true">
      <number:text>¥</number:text>
      <number:number number:decimal-places="0" loext:min-decimal-places="0" number:min-integer-digits="1" number:grouping="true"/>
    </number:number-style>
    <number:number-style style:name="N21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212P0"/>
    </number:number-style>
    <number:number-style style:name="N214P0" style:volatile="true">
      <number:text>¥</number:text>
      <number:number number:decimal-places="2" loext:min-decimal-places="2" number:min-integer-digits="1" number:grouping="true"/>
    </number:number-style>
    <number:number-style style:name="N214">
      <number:text>¥-</number:text>
      <number:number number:decimal-places="2" loext:min-decimal-places="2" number:min-integer-digits="1" number:grouping="true"/>
      <style:map style:condition="value()&gt;=0" style:apply-style-name="N214P0"/>
    </number:number-style>
    <number:number-style style:name="N215P0" style:volatile="true">
      <number:text>¥</number:text>
      <number:number number:decimal-places="2" loext:min-decimal-places="2" number:min-integer-digits="1" number:grouping="true"/>
    </number:number-style>
    <number:number-style style:name="N21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215P0"/>
    </number:number-style>
    <number:number-style style:name="N219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219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219P2" style:volatile="true">
      <number:text> ¥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23P2" style:volatile="true">
      <number:text> ¥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225P0"/>
    </number:currency-style>
    <number:number-style style:name="N227P0" style:volatile="true">
      <number:text>₹ </number:text>
      <number:number number:decimal-places="0" loext:min-decimal-places="0" number:min-integer-digits="1" number:grouping="true"/>
    </number:number-style>
    <number:number-style style:name="N227">
      <number:text>₹ -</number:text>
      <number:number number:decimal-places="0" loext:min-decimal-places="0" number:min-integer-digits="1" number:grouping="true"/>
      <style:map style:condition="value()&gt;=0" style:apply-style-name="N227P0"/>
    </number:number-style>
    <number:number-style style:name="N228P0" style:volatile="true">
      <number:text>₹ </number:text>
      <number:number number:decimal-places="0" loext:min-decimal-places="0" number:min-integer-digits="1" number:grouping="true"/>
    </number:number-style>
    <number:number-style style:name="N228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228P0"/>
    </number:number-style>
    <number:number-style style:name="N230P0" style:volatile="true">
      <number:text>₹ </number:text>
      <number:number number:decimal-places="2" loext:min-decimal-places="2" number:min-integer-digits="1" number:grouping="true"/>
    </number:number-style>
    <number:number-style style:name="N230">
      <number:text>₹ -</number:text>
      <number:number number:decimal-places="2" loext:min-decimal-places="2" number:min-integer-digits="1" number:grouping="true"/>
      <style:map style:condition="value()&gt;=0" style:apply-style-name="N230P0"/>
    </number:number-style>
    <number:number-style style:name="N231P0" style:volatile="true">
      <number:text>₹ </number:text>
      <number:number number:decimal-places="2" loext:min-decimal-places="2" number:min-integer-digits="1" number:grouping="true"/>
    </number:number-style>
    <number:number-style style:name="N231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231P0"/>
    </number:number-style>
    <number:number-style style:name="N235P0" style:volatile="true">
      <number:text> ₹ </number:text>
      <number:number number:decimal-places="0" loext:min-decimal-places="0" number:min-integer-digits="1" number:grouping="true"/>
      <number:text> </number:text>
    </number:number-style>
    <number:number-style style:name="N235P1" style:volatile="true">
      <number:text> ₹ -</number:text>
      <number:number number:decimal-places="0" loext:min-decimal-places="0" number:min-integer-digits="1" number:grouping="true"/>
      <number:text> </number:text>
    </number:number-style>
    <number:number-style style:name="N235P2" style:volatile="true">
      <number:text> ₹ 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₹ </number:text>
      <number:number number:decimal-places="2" loext:min-decimal-places="2" number:min-integer-digits="1" number:grouping="true"/>
      <number:text> </number:text>
    </number:number-style>
    <number:number-style style:name="N239P1" style:volatile="true">
      <number:text> ₹ -</number:text>
      <number:number number:decimal-places="2" loext:min-decimal-places="2" number:min-integer-digits="1" number:grouping="true"/>
      <number:text> </number:text>
    </number:number-style>
    <number:number-style style:name="N239P2" style:volatile="true">
      <number:text> ₹ -</number:text>
      <number:number number:decimal-places="0" loext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P0" style:volatile="true">
      <number:number number:decimal-places="0" loext:min-decimal-places="0" number:min-integer-digits="1"/>
      <number:text> </number:text>
    </number:number-style>
    <number:number-style style:name="N24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40P0"/>
    </number:number-style>
    <number:number-style style:name="N241">
      <number:number number:decimal-places="10" loext:min-decimal-places="10" number:min-integer-digits="1"/>
    </number:number-style>
    <number:number-style style:name="N242">
      <number:number number:decimal-places="10" loext:min-decimal-places="10" number:min-integer-digits="0"/>
    </number:number-style>
    <number:number-style style:name="N243">
      <number:number number:decimal-places="8" loext:min-decimal-places="8" number:min-integer-digits="0"/>
    </number:number-style>
    <number:date-style style:name="N244">
      <number:month/>
      <number:text>/</number:text>
      <number:day/>
    </number:date-style>
    <number:date-style style:name="N245">
      <number:month number:style="long"/>
      <number:text>/</number:text>
      <number:day number:style="long"/>
    </number:date-style>
    <number:date-style style:name="N246P0" style:volatile="true">
      <number:month/>
      <number:text>/</number:text>
      <number:day/>
    </number:date-style>
    <number:text-style style:name="N246">
      <number:text-content/>
      <style:map style:condition="value()&lt;=1.79769313486232E+308" style:apply-style-name="N246P0"/>
    </number:text-style>
    <number:number-style style:name="N247">
      <number:number number:decimal-places="3" loext:min-decimal-places="3" number:min-integer-digits="1"/>
    </number:number-style>
    <number:number-style style:name="N248">
      <number:number number:decimal-places="0" loext:min-decimal-places="0" number:min-integer-digits="2">
        <number:embedded-text number:position="1">1</number:embedded-text>
      </number:number>
      <number:text>1</number:text>
    </number:number-style>
    <number:currency-style style:name="N25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5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252P2" style:volatile="true">
      <number:currency-symbol>$</number:currency-symbol>
      <number:text>- </number:text>
    </number:currency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loext:min-decimal-places="0" number:min-integer-digits="1" number:grouping="true"/>
      <number:text> </number:text>
    </number:number-style>
    <number:number-style style:name="N25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257P2" style:volatile="true">
      <number:currency-symbol>$</number:currency-symbol>
      <number:text>-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9P0" style:volatile="true">
      <number:number number:decimal-places="2" loext:min-decimal-places="2" number:min-integer-digits="1" number:grouping="true"/>
      <number:text> </number:text>
    </number:number-style>
    <number:number-style style:name="N259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260">
      <number:day/>
      <number:text>/</number:text>
      <number:month number:style="long"/>
      <number:text>/</number:text>
      <number:year number:style="long"/>
    </number:date-style>
    <number:number-style style:name="N261">
      <number:number number:decimal-places="9" loext:min-decimal-places="9" number:min-integer-digits="1"/>
    </number:number-style>
    <number:number-style style:name="N262">
      <number:number number:decimal-places="8" loext:min-decimal-places="8" number:min-integer-digits="1"/>
    </number:number-style>
    <number:number-style style:name="N263">
      <number:number number:decimal-places="11" loext:min-decimal-places="11" number:min-integer-digits="1"/>
    </number:number-style>
    <number:number-style style:name="N264">
      <number:number number:decimal-places="0" loext:min-decimal-places="0" number:min-integer-digits="1"/>
      <number:text>.</number:text>
    </number:number-style>
    <number:number-style style:name="N265">
      <number:number number:decimal-places="2" loext:min-decimal-places="2" number:min-integer-digits="1"/>
      <number:text> </number:text>
    </number:number-style>
    <number:number-style style:name="N266">
      <number:number number:decimal-places="1" loext:min-decimal-places="1" number:min-integer-digits="1" number:grouping="true"/>
    </number:number-style>
    <number:number-style style:name="N267P0" style:volatile="true">
      <number:number number:decimal-places="1" loext:min-decimal-places="1" number:min-integer-digits="1" number:grouping="true"/>
    </number:number-style>
    <number:number-style style:name="N26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67P0"/>
    </number:number-style>
    <number:date-style style:name="N268">
      <number:day/>
      <number:text>/</number:text>
      <number:month/>
      <number:text>/</number:text>
      <number:year number:style="long"/>
    </number:date-style>
    <number:number-style style:name="N269">
      <number:text>9,999,999,999</number:text>
    </number:number-style>
    <number:number-style style:name="N270">
      <number:text>1.</number:text>
    </number:number-style>
    <number:number-style style:name="N271">
      <number:text>9.</number:text>
    </number:number-style>
    <number:number-style style:name="N272P0" style:volatile="true">
      <number:number number:decimal-places="2" loext:min-decimal-places="2" number:min-integer-digits="1"/>
      <number:text> </number:text>
    </number:number-style>
    <number:number-style style:name="N272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272P0"/>
    </number:number-style>
    <number:number-style style:name="N273P0" style:volatile="true">
      <number:number number:decimal-places="2" loext:min-decimal-places="2" number:min-integer-digits="1"/>
      <number:text> </number:text>
    </number:number-style>
    <number:number-style style:name="N27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73P0"/>
    </number:number-style>
    <number:number-style style:name="N274">
      <number:text>(</number:text>
      <number:number number:decimal-places="0" loext:min-decimal-places="0" number:min-integer-digits="1"/>
      <number:text>) </number:text>
    </number:number-style>
    <number:number-style style:name="N275">
      <number:number number:decimal-places="1" loext:min-decimal-places="1" number:min-integer-digits="1"/>
      <number:text> </number:text>
    </number:number-style>
    <number:number-style style:name="N276P0" style:volatile="true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276P0"/>
    </number:number-style>
    <number:number-style style:name="N277">
      <number:number number:decimal-places="2" loext:min-decimal-places="2" number:min-integer-digits="3"/>
    </number:number-style>
    <number:number-style style:name="N278">
      <number:number number:decimal-places="4" loext:min-decimal-places="4" number:min-integer-digits="1"/>
      <number:text> </number:text>
    </number:number-style>
    <number:number-style style:name="N279">
      <number:number number:decimal-places="6" loext:min-decimal-places="6" number:min-integer-digits="1"/>
      <number:text> </number:text>
    </number:number-style>
    <number:number-style style:name="N280">
      <number:number number:decimal-places="3" loext:min-decimal-places="3" number:min-integer-digits="1"/>
      <number:text> </number:text>
    </number:number-style>
    <number:text-style style:name="N281">
      <number:text>      </number:text>
      <number:text-content/>
    </number:text-style>
    <number:text-style style:name="N282">
      <number:text>        </number:text>
      <number:text-content/>
    </number:text-style>
    <number:text-style style:name="N283">
      <number:text>       (</number:text>
      <number:text-content/>
      <number:text>)</number:text>
    </number:text-style>
    <number:text-style style:name="N284">
      <number:text>        (</number:text>
      <number:text-content/>
      <number:text>)</number:text>
    </number:text-style>
    <number:text-style style:name="N285">
      <number:text>         (</number:text>
      <number:text-content/>
      <number:text>)</number:text>
    </number:text-style>
    <number:date-style style:name="N286">
      <number:year number:style="long"/>
      <number:text>/,/</number:text>
      <number:day number:style="long"/>
    </number:date-style>
    <number:date-style style:name="N287">
      <number:year number:style="long"/>
      <number:text>/</number:text>
      <number:month number:style="long"/>
    </number:date-style>
    <number:date-style style:name="N288">
      <number:month number:style="long"/>
      <number:text>/</number:text>
      <number:day number:style="long"/>
      <number:text>(w)</number:text>
    </number:date-style>
    <number:number-style style:name="N289P0" style:volatile="true">
      <number:number number:decimal-places="1" loext:min-decimal-places="1" number:min-integer-digits="1"/>
      <number:text> </number:text>
    </number:number-style>
    <number:number-style style:name="N289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289P0"/>
    </number:number-style>
    <number:number-style style:name="N290">
      <number:number number:decimal-places="18" loext:min-decimal-places="18" number:min-integer-digits="1"/>
      <number:text> </number:text>
    </number:number-style>
    <number:number-style style:name="N291P0" style:volatile="true">
      <number:number number:decimal-places="0" loext:min-decimal-places="0" number:min-integer-digits="1"/>
    </number:number-style>
    <number:number-style style:name="N291">
      <number:text>▲ </number:text>
      <number:number number:decimal-places="0" loext:min-decimal-places="0" number:min-integer-digits="1"/>
      <style:map style:condition="value()&gt;=0" style:apply-style-name="N291P0"/>
    </number:number-style>
    <number:number-style style:name="N292P0" style:volatile="true">
      <number:number number:decimal-places="0" loext:min-decimal-places="0" number:min-integer-digits="1" number:grouping="true"/>
    </number:number-style>
    <number:number-style style:name="N292">
      <number:text>▲ </number:text>
      <number:number number:decimal-places="0" loext:min-decimal-places="0" number:min-integer-digits="1" number:grouping="true"/>
      <style:map style:condition="value()&gt;=0" style:apply-style-name="N292P0"/>
    </number:number-style>
    <number:date-style style:name="N293">
      <number:day number:style="long"/>
      <number:text>-</number:text>
      <number:month number:textual="true"/>
      <number:text>-</number:text>
      <number:year/>
    </number:date-style>
    <number:date-style style:name="N29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number-style style:name="N296P0" style:volatile="true">
      <number:number number:decimal-places="0" loext:min-decimal-places="0" number:min-integer-digits="3"/>
    </number:number-style>
    <number:number-style style:name="N296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296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296P0"/>
      <style:map style:condition="value()&lt;=99999" style:apply-style-name="N296P1"/>
    </number:number-style>
    <number:number-style style:name="N297P0" style:volatile="true">
      <number:number number:decimal-places="0" loext:min-decimal-places="0" number:min-integer-digits="1"/>
      <number:text> </number:text>
    </number:number-style>
    <number:number-style style:name="N29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297P0"/>
    </number:number-style>
    <number:number-style style:name="N298P0" style:volatile="true">
      <number:number number:decimal-places="2" loext:min-decimal-places="2" number:min-integer-digits="1"/>
    </number:number-style>
    <number:number-style style:name="N298">
      <number:text>▲ </number:text>
      <number:number number:decimal-places="2" loext:min-decimal-places="2" number:min-integer-digits="1"/>
      <style:map style:condition="value()&gt;=0" style:apply-style-name="N298P0"/>
    </number:number-style>
    <number:number-style style:name="N299P0" style:volatile="true">
      <number:number number:decimal-places="2" loext:min-decimal-places="2" number:min-integer-digits="1"/>
      <number:text> </number:text>
    </number:number-style>
    <number:number-style style:name="N299">
      <number:text>(</number:text>
      <number:number number:decimal-places="2" loext:min-decimal-places="2" number:min-integer-digits="1"/>
      <number:text>)</number:text>
      <style:map style:condition="value()&gt;=0" style:apply-style-name="N299P0"/>
    </number:number-style>
    <number:number-style style:name="N300">
      <number:text>(</number:text>
      <number:number number:decimal-places="2" loext:min-decimal-places="2" number:min-integer-digits="1"/>
      <number:text>)</number:text>
    </number:number-style>
    <number:number-style style:name="N301">
      <number:text>   </number:text>
    </number:number-style>
    <number:text-style style:name="N302">
      <number:text-content/>
      <number:text> </number:text>
    </number:text-style>
    <number:number-style style:name="N303">
      <number:text>      </number:text>
    </number:number-style>
    <number:text-style style:name="N304">
      <number:text> )</number:text>
      <number:text-content/>
    </number:text-style>
    <number:text-style style:name="N305">
      <number:text>  ()</number:text>
      <number:text-content/>
    </number:text-style>
    <number:text-style style:name="N306">
      <number:text>  A()</number:text>
      <number:text-content/>
    </number:text-style>
    <number:number-style style:name="N307P0" style:volatile="true">
      <number:number number:decimal-places="0" loext:min-decimal-places="0" number:min-integer-digits="1"/>
    </number:number-style>
    <number:number-style style:name="N307">
      <number:number number:min-integer-digits="1"/>
      <number:text/>
      <style:map style:condition="value()&lt;=3" style:apply-style-name="N307P0"/>
    </number:number-style>
    <number:number-style style:name="N309P0" style:volatile="true">
      <number:text>err</number:text>
      <number:number number:decimal-places="0" loext:min-decimal-places="0" number:min-integer-digits="1"/>
    </number:number-style>
    <number:number-style style:name="N309">
      <number:number number:decimal-places="0" loext:min-decimal-places="0" number:min-integer-digits="1"/>
      <style:map style:condition="value()&gt;3" style:apply-style-name="N309P0"/>
    </number:number-style>
    <number:number-style style:name="N311P0" style:volatile="true">
      <number:text>Error</number:text>
    </number:number-style>
    <number:number-style style:name="N311">
      <number:number number:decimal-places="0" loext:min-decimal-places="0" number:min-integer-digits="1"/>
      <style:map style:condition="value()&gt;3" style:apply-style-name="N311P0"/>
    </number:number-style>
    <number:number-style style:name="N312P0" style:volatile="true">
      <number:number number:decimal-places="0" loext:min-decimal-places="0" number:min-integer-digits="1" number:grouping="true"/>
    </number:number-style>
    <number:number-style style:name="N312">
      <number:text>▲</number:text>
      <number:number number:decimal-places="0" loext:min-decimal-places="0" number:min-integer-digits="1" number:grouping="true"/>
      <style:map style:condition="value()&gt;=0" style:apply-style-name="N312P0"/>
    </number:number-style>
    <number:number-style style:name="N314P0" style:volatile="true">
      <number:number number:decimal-places="0" loext:min-decimal-places="0" number:min-integer-digits="1" number:grouping="true"/>
      <number:text>件</number:text>
    </number:number-style>
    <number:number-style style:name="N314">
      <number:text>▲</number:text>
      <number:number number:decimal-places="0" loext:min-decimal-places="0" number:min-integer-digits="1" number:grouping="true"/>
      <number:text>件</number:text>
      <style:map style:condition="value()&gt;=0" style:apply-style-name="N314P0"/>
    </number:number-style>
    <number:date-style style:name="N315">
      <number:month number:textual="true"/>
      <number:text>-</number:text>
      <number:year number:style="long"/>
    </number:date-style>
    <number:number-style style:name="N316">
      <number:number number:decimal-places="7" loext:min-decimal-places="7" number:min-integer-digits="1"/>
    </number:number-style>
    <number:number-style style:name="N317">
      <number:number number:decimal-places="6" loext:min-decimal-places="6" number:min-integer-digits="1"/>
    </number:number-style>
    <number:number-style style:name="N318">
      <number:number number:decimal-places="5" loext:min-decimal-places="5" number:min-integer-digits="1"/>
    </number:number-style>
    <number:number-style style:name="N319">
      <number:number number:decimal-places="4" loext:min-decimal-places="4" number:min-integer-digits="1"/>
    </number:number-style>
    <number:date-style style:name="N320">
      <number:day/>
    </number:date-style>
    <number:date-style style:name="N321">
      <number:day-of-week number:calendar="gengou"/>
    </number:date-style>
    <number:number-style style:name="N322P0" style:volatile="true">
      <number:number number:decimal-places="0" loext:min-decimal-places="0" number:min-integer-digits="1" number:grouping="true"/>
      <number:text> </number:text>
    </number:number-style>
    <number:number-style style:name="N3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number number:decimal-places="0" loext:min-decimal-places="0" number:min-integer-digits="1" number:grouping="true"/>
      <number:text> </number:text>
    </number:number-style>
    <number:number-style style:name="N32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323P0"/>
    </number:number-style>
    <number:percentage-style style:name="N324">
      <number:text>(</number:text>
      <number:number number:decimal-places="0" loext:min-decimal-places="0" number:min-integer-digits="1"/>
      <number:text>%)</number:text>
    </number:percentage-style>
    <number:number-style style:name="N325P0" style:volatile="true">
      <number:number number:decimal-places="0" loext:min-decimal-places="0" number:min-integer-digits="1" number:grouping="true"/>
      <number:text> </number:text>
    </number:number-style>
    <number:number-style style:name="N3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325P0"/>
    </number:number-style>
    <number:number-style style:name="N326">
      <number:number number:decimal-places="1" loext:min-decimal-places="1" number:min-integer-digits="1" number:grouping="true"/>
      <number:text> </number:text>
    </number:number-style>
    <number:number-style style:name="N327P0" style:volatile="true">
      <number:number number:decimal-places="1" loext:min-decimal-places="1" number:min-integer-digits="1" number:grouping="true"/>
      <number:text> </number:text>
    </number:number-style>
    <number:number-style style:name="N32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327P0"/>
    </number:number-style>
    <number:date-style style:name="N328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329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329">
      <number:text-content/>
      <style:map style:condition="value()&lt;=1.79769313486232E+308" style:apply-style-name="N329P0"/>
    </number:text-style>
    <number:number-style style:name="N330P0" style:volatile="true">
      <number:number number:decimal-places="0" loext:min-decimal-places="0" number:min-integer-digits="1"/>
      <number:text> </number:text>
    </number:number-style>
    <number:number-style style:name="N330">
      <number:text>(</number:text>
      <number:number number:decimal-places="0" loext:min-decimal-places="0" number:min-integer-digits="1"/>
      <number:text>)</number:text>
      <style:map style:condition="value()&gt;=0" style:apply-style-name="N330P0"/>
    </number:number-style>
    <number:number-style style:name="N331P0" style:volatile="true">
      <number:number number:decimal-places="0" loext:min-decimal-places="0" number:min-integer-digits="1" number:grouping="true"/>
    </number:number-style>
    <number:number-style style:name="N331">
      <number:text>△ </number:text>
      <number:number number:decimal-places="0" loext:min-decimal-places="0" number:min-integer-digits="1" number:grouping="true"/>
      <style:map style:condition="value()&gt;=0" style:apply-style-name="N331P0"/>
    </number:number-style>
    <number:percentage-style style:name="N332">
      <number:number number:decimal-places="0" loext:min-decimal-places="0" number:min-integer-digits="1"/>
      <number:text>%支給</number:text>
    </number:percentage-style>
    <number:number-style style:name="N333P0" style:volatile="true">
      <number:number number:decimal-places="2" loext:min-decimal-places="2" number:min-integer-digits="1" number:grouping="true"/>
      <number:text> </number:text>
    </number:number-style>
    <number:number-style style:name="N33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number number:decimal-places="0" loext:min-decimal-places="0" number:min-integer-digits="1" number:grouping="true"/>
      <number:text>円 </number:text>
    </number:number-style>
    <number:number-style style:name="N3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35P0"/>
    </number:number-style>
    <number:date-style style:name="N336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37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337">
      <number:text-content/>
      <style:map style:condition="value()&lt;=1.79769313486232E+308" style:apply-style-name="N337P0"/>
    </number:text-style>
    <number:number-style style:name="N338">
      <number:number number:decimal-places="4" loext:min-decimal-places="4" number:min-integer-digits="1" number:grouping="true"/>
      <number:text> </number:text>
    </number:number-style>
    <number:date-style style:name="N33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339">
      <number:text-content/>
      <style:map style:condition="value()&lt;=1.79769313486232E+308" style:apply-style-name="N339P0"/>
    </number:text-style>
    <number:date-style style:name="N340">
      <number:year/>
      <number:text>年</number:text>
      <number:month/>
      <number:text>月</number:text>
      <number:day/>
      <number:text>日</number:text>
    </number:date-style>
    <number:number-style style:name="N341">
      <number:text>QA-</number:text>
      <number:number number:decimal-places="0" loext:min-decimal-places="0" number:min-integer-digits="3"/>
    </number:number-style>
    <number:number-style style:name="N342">
      <number:text>ToDo-</number:text>
      <number:number number:decimal-places="0" loext:min-decimal-places="0" number:min-integer-digits="3"/>
    </number:number-style>
    <number:number-style style:name="N343">
      <number:text>TP-</number:text>
      <number:number number:decimal-places="0" loext:min-decimal-places="0" number:min-integer-digits="3"/>
    </number:number-style>
    <number:number-style style:name="N344">
      <number:text>BS-</number:text>
      <number:number number:decimal-places="0" loext:min-decimal-places="0" number:min-integer-digits="3"/>
    </number:number-style>
    <number:time-style style:name="N345">
      <number:hours number:style="long"/>
      <number:text>.</number:text>
      <number:minutes number:style="long"/>
    </number:time-style>
    <number:date-style style:name="N346">
      <number:month/>
    </number:date-style>
    <number:number-style style:name="N348P0" style:volatile="true">
      <number:number number:decimal-places="3" loext:min-decimal-places="3" number:min-integer-digits="1" number:grouping="true"/>
      <number:text> </number:text>
    </number:number-style>
    <number:number-style style:name="N34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348P0"/>
    </number:number-style>
    <number:date-style style:name="N349P0" style:volatile="true">
      <number:year number:style="long"/>
      <number:text>/</number:text>
      <number:month/>
      <number:text>/</number:text>
      <number:day/>
    </number:date-style>
    <number:text-style style:name="N349">
      <number:text-content/>
      <style:map style:condition="value()&lt;=1.79769313486232E+308" style:apply-style-name="N349P0"/>
    </number:text-style>
    <number:time-style style:name="N350" number:truncate-on-overflow="false">
      <number:hours/>
      <number:text>:</number:text>
      <number:minutes number:style="long"/>
    </number:time-style>
    <number:date-style style:name="N351P0" style:volatile="true">
      <number:year/>
      <number:text>年</number:text>
      <number:month/>
      <number:text>月</number:text>
      <number:day/>
      <number:text>日</number:text>
    </number:date-style>
    <number:text-style style:name="N351">
      <number:text-content/>
      <style:map style:condition="value()&lt;=1.79769313486232E+308" style:apply-style-name="N351P0"/>
    </number:text-style>
    <number:date-style style:name="N352P0" style:volatile="true">
      <number:month/>
      <number:text>月</number:text>
      <number:day/>
      <number:text>日</number:text>
    </number:date-style>
    <number:text-style style:name="N352">
      <number:text-content/>
      <style:map style:condition="value()&lt;=1.79769313486232E+308" style:apply-style-name="N352P0"/>
    </number:text-style>
    <number:time-style style:name="N353" number:truncate-on-overflow="false">
      <number:hours/>
      <number:text>時間:</number:text>
      <number:minutes number:style="long"/>
      <number:text>分</number:text>
    </number:time-style>
    <number:time-style style:name="N354" number:truncate-on-overflow="false">
      <number:hours/>
      <number:text>時間</number:text>
      <number:minutes number:style="long"/>
      <number:text>分</number:text>
    </number:time-style>
    <number:time-style style:name="N355P0" style:volatile="true">
      <number:hours/>
      <number:text>:</number:text>
      <number:minutes number:style="long"/>
    </number:time-style>
    <number:text-style style:name="N355">
      <number:text-content/>
      <style:map style:condition="value()&lt;=1.79769313486232E+308" style:apply-style-name="N355P0"/>
    </number:text-style>
    <number:time-style style:name="N356P0" style:volatile="true">
      <number:hours/>
      <number:text>:</number:text>
      <number:minutes number:style="long"/>
      <number:text>:</number:text>
      <number:seconds number:style="long"/>
    </number:time-style>
    <number:text-style style:name="N356">
      <number:text-content/>
      <style:map style:condition="value()&lt;=1.79769313486232E+308" style:apply-style-name="N356P0"/>
    </number:text-style>
    <number:time-style style:name="N357P0" style:volatile="true">
      <number:hours/>
      <number:text>:</number:text>
      <number:minutes number:style="long"/>
    </number:time-style>
    <number:time-style style:name="N357">
      <number:seconds number:style="long"/>
      <style:map style:condition="value()&gt;=0" style:apply-style-name="N357P0"/>
    </number:time-style>
    <number:date-style style:name="N358">
      <number:year/>
      <number:text>年</number:text>
      <number:month/>
      <number:text>月</number:text>
    </number:date-style>
    <number:date-style style:name="N359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360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361P0" style:volatile="true">
      <number:text>\</number:text>
      <number:number number:decimal-places="0" loext:min-decimal-places="0" number:min-integer-digits="1" number:grouping="true"/>
    </number:number-style>
    <number:number-style style:name="N361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1P0"/>
    </number:number-style>
    <number:number-style style:name="N362P0" style:volatile="true">
      <number:number number:decimal-places="0" loext:min-decimal-places="0" number:min-integer-digits="1" number:grouping="true"/>
    </number:number-style>
    <number:number-style style:name="N362">
      <number:text>\-</number:text>
      <number:number number:decimal-places="0" loext:min-decimal-places="0" number:min-integer-digits="1" number:grouping="true"/>
      <number:text>円</number:text>
      <style:map style:condition="value()&gt;=0" style:apply-style-name="N362P0"/>
    </number:number-style>
    <number:number-style style:name="N363">
      <number:number number:decimal-places="0" loext:min-decimal-places="0" number:min-integer-digits="1" number:grouping="true"/>
      <number:text>円</number:text>
    </number:number-style>
    <number:number-style style:name="N364P0" style:volatile="true">
      <number:text>\</number:text>
      <number:number number:decimal-places="0" loext:min-decimal-places="0" number:min-integer-digits="1" number:grouping="true"/>
    </number:number-style>
    <number:number-style style:name="N364">
      <style:text-properties fo:color="#ff0000"/>
      <number:text>\</number:text>
      <number:number number:decimal-places="0" loext:min-decimal-places="0" number:min-integer-digits="1" number:grouping="true"/>
      <style:map style:condition="value()&gt;=0" style:apply-style-name="N364P0"/>
    </number:number-style>
    <number:number-style style:name="N365P0" style:volatile="true">
      <number:number number:decimal-places="1" loext:min-decimal-places="1" number:min-integer-digits="1"/>
      <number:text> </number:text>
    </number:number-style>
    <number:number-style style:name="N365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365P0"/>
    </number:number-style>
    <number:number-style style:name="N366">
      <number:number number:decimal-places="10" loext:min-decimal-places="10" number:min-integer-digits="1"/>
      <number:text> </number:text>
    </number:number-style>
    <number:number-style style:name="N367">
      <number:number number:decimal-places="0" loext:min-decimal-places="0" number:min-integer-digits="1"/>
      <number:text>日間</number:text>
    </number:number-style>
    <number:date-style style:name="N368">
      <number:month/>
      <number:text>月</number:text>
      <number:day/>
      <number:text>日(</number:text>
      <number:day-of-week number:calendar="gengou"/>
      <number:text>)</number:text>
    </number:date-style>
    <number:number-style style:name="N369">
      <number:text>99日目</number:text>
    </number:number-style>
    <number:number-style style:name="N370">
      <number:number number:decimal-places="0" loext:min-decimal-places="0" number:min-integer-digits="1"/>
      <number:text>日目</number:text>
    </number:number-style>
    <number:number-style style:name="N371">
      <number:number number:decimal-places="2" loext:min-decimal-places="2" number:min-integer-digits="1"/>
      <number:text> 人日</number:text>
    </number:number-style>
    <number:number-style style:name="N372">
      <number:number number:decimal-places="0" loext:min-decimal-places="0" number:min-integer-digits="1"/>
      <number:text>名</number:text>
    </number:number-style>
    <number:number-style style:name="N373">
      <number:number number:decimal-places="2" loext:min-decimal-places="2" number:min-integer-digits="1"/>
      <number:text>人日</number:text>
    </number:number-style>
    <number:number-style style:name="N374P0" style:volatile="true">
      <number:number number:decimal-places="0" loext:min-decimal-places="0" number:min-integer-digits="1"/>
    </number:number-style>
    <number:number-style style:name="N374">
      <style:text-properties fo:color="#ff0000"/>
      <number:number number:decimal-places="0" loext:min-decimal-places="0" number:min-integer-digits="1"/>
      <style:map style:condition="value()&gt;=0" style:apply-style-name="N374P0"/>
    </number:number-style>
    <number:date-style style:name="N375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376">
      <number:year number:style="long"/>
      <number:text>年</number:text>
      <number:month/>
      <number:text>月</number:text>
    </number:date-style>
    <number:date-style style:name="N37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378P0" style:volatile="true">
      <number:text>¥</number:text>
      <number:number number:decimal-places="0" loext:min-decimal-places="0" number:min-integer-digits="1" number:grouping="true"/>
    </number:number-style>
    <number:number-style style:name="N378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378P0"/>
    </number:number-style>
    <number:number-style style:name="N379P0" style:volatile="true">
      <number:text>¥</number:text>
      <number:number number:decimal-places="2" loext:min-decimal-places="2" number:min-integer-digits="1" number:grouping="true"/>
    </number:number-style>
    <number:number-style style:name="N379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379P0"/>
    </number:number-style>
    <number:number-style style:name="N380P0" style:volatile="true">
      <number:text>¥</number:text>
      <number:number number:decimal-places="0" loext:min-decimal-places="0" number:min-integer-digits="1" number:grouping="true"/>
    </number:number-style>
    <number:number-style style:name="N380">
      <number:text>-¥</number:text>
      <number:number number:decimal-places="0" loext:min-decimal-places="0" number:min-integer-digits="1" number:grouping="true"/>
      <style:map style:condition="value()&gt;=0" style:apply-style-name="N380P0"/>
    </number:number-style>
    <number:number-style style:name="N381P0" style:volatile="true">
      <number:text>¥</number:text>
      <number:number number:decimal-places="2" loext:min-decimal-places="2" number:min-integer-digits="1" number:grouping="true"/>
    </number:number-style>
    <number:number-style style:name="N381">
      <number:text>-¥</number:text>
      <number:number number:decimal-places="2" loext:min-decimal-places="2" number:min-integer-digits="1" number:grouping="true"/>
      <style:map style:condition="value()&gt;=0" style:apply-style-name="N381P0"/>
    </number:number-style>
    <number:number-style style:name="N383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383P1" style:volatile="true">
      <number:text>-¥</number:text>
      <number:number number:decimal-places="0" loext:min-decimal-places="0" number:min-integer-digits="1" number:grouping="true"/>
      <number:text> </number:text>
    </number:number-style>
    <number:number-style style:name="N383P2" style:volatile="true">
      <number:text> ¥-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385P1" style:volatile="true">
      <number:text>-¥</number:text>
      <number:number number:decimal-places="2" loext:min-decimal-places="2" number:min-integer-digits="1" number:grouping="true"/>
      <number:text> </number:text>
    </number:number-style>
    <number:number-style style:name="N385P2" style:volatile="true">
      <number:text> ¥-</number:text>
      <number:number number:decimal-places="0" loext:min-decimal-places="0" number:min-integer-digits="0"/>
      <number:text>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text>¥</number:text>
      <number:number number:decimal-places="0" loext:min-decimal-places="0" number:min-integer-digits="1"/>
    </number:number-style>
    <number:number-style style:name="N387">
      <number:text>¥!-</number:text>
      <number:number number:decimal-places="0" loext:min-decimal-places="0" number:min-integer-digits="1"/>
      <style:map style:condition="value()&gt;=0" style:apply-style-name="N387P0"/>
    </number:number-style>
    <number:number-style style:name="N388P0" style:volatile="true">
      <number:text>¥</number:text>
      <number:number number:decimal-places="0" loext:min-decimal-places="0" number:min-integer-digits="1"/>
    </number:number-style>
    <number:number-style style:name="N388">
      <style:text-properties fo:color="#ff0000"/>
      <number:text>¥!-</number:text>
      <number:number number:decimal-places="0" loext:min-decimal-places="0" number:min-integer-digits="1"/>
      <style:map style:condition="value()&gt;=0" style:apply-style-name="N388P0"/>
    </number:number-style>
    <number:number-style style:name="N390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90"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90P0"/>
    </number:number-style>
    <number:number-style style:name="N391P0" style:volatile="true">
      <number:text>¥</number:text>
      <number:number number:decimal-places="0" loext:min-decimal-places="0" number:min-integer-digits="3">
        <number:embedded-text number:position="2">?</number:embedded-text>
      </number:number>
    </number:number-style>
    <number:number-style style:name="N391">
      <style:text-properties fo:color="#ff0000"/>
      <number:text>¥!-</number:text>
      <number:number number:decimal-places="0" loext:min-decimal-places="0" number:min-integer-digits="3">
        <number:embedded-text number:position="2">?</number:embedded-text>
      </number:number>
      <style:map style:condition="value()&gt;=0" style:apply-style-name="N391P0"/>
    </number:number-style>
    <number:number-style style:name="N394P0" style:volatile="true">
      <number:text> ¥</number:text>
      <number:number number:decimal-places="0" loext:min-decimal-places="0" number:min-integer-digits="1"/>
      <number:text> </number:text>
    </number:number-style>
    <number:number-style style:name="N394P1" style:volatile="true">
      <number:text> ¥!-</number:text>
      <number:number number:decimal-places="0" loext:min-decimal-places="0" number:min-integer-digits="1"/>
      <number:text> </number:text>
    </number:number-style>
    <number:number-style style:name="N394P2" style:volatile="true">
      <number:text> ¥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loext:min-decimal-places="0" number:min-integer-digits="1"/>
      <number:text> </number:text>
    </number:number-style>
    <number:number-style style:name="N396P1" style:volatile="true">
      <number:text> !-</number:text>
      <number:number number:decimal-places="0" loext:min-decimal-places="0" number:min-integer-digits="1"/>
      <number:text> </number:text>
    </number:number-style>
    <number:number-style style:name="N396P2" style:volatile="true">
      <number:text> -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9P0" style:volatile="true">
      <number:text> ¥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9P1" style:volatile="true">
      <number:text> ¥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399P2" style:volatile="true">
      <number:text> ¥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2P0" style:volatile="true"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2P1" style:volatile="true">
      <number:text> !-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2P2" style:volatile="true">
      <number:text>-</number:text>
      <number:number number:decimal-places="0" loext:min-decimal-places="0" number:min-integer-digits="0"/>
      <number:text>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text>!$</number:text>
      <number:number number:decimal-places="0" loext:min-decimal-places="0" number:min-integer-digits="1"/>
      <number:text> </number:text>
    </number:number-style>
    <number:number-style style:name="N404">
      <number:text>!(!$</number:text>
      <number:number number:decimal-places="0" loext:min-decimal-places="0" number:min-integer-digits="1"/>
      <number:text>!)</number:text>
      <style:map style:condition="value()&gt;=0" style:apply-style-name="N404P0"/>
    </number:number-style>
    <number:number-style style:name="N405P0" style:volatile="true">
      <number:text>!$</number:text>
      <number:number number:decimal-places="0" loext:min-decimal-places="0" number:min-integer-digits="1"/>
      <number:text> </number:text>
    </number:number-style>
    <number:number-style style:name="N405">
      <style:text-properties fo:color="#ff0000"/>
      <number:text>!(!$</number:text>
      <number:number number:decimal-places="0" loext:min-decimal-places="0" number:min-integer-digits="1"/>
      <number:text>!)</number:text>
      <style:map style:condition="value()&gt;=0" style:apply-style-name="N405P0"/>
    </number:number-style>
    <number:number-style style:name="N407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7"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7P0"/>
    </number:number-style>
    <number:number-style style:name="N408P0" style:volatile="true">
      <number:text>!$</number:text>
      <number:number number:decimal-places="0" loext:min-decimal-places="0" number:min-integer-digits="3">
        <number:embedded-text number:position="2">?</number:embedded-text>
      </number:number>
      <number:text> </number:text>
    </number:number-style>
    <number:number-style style:name="N408">
      <style:text-properties fo:color="#ff0000"/>
      <number:text>!(!$</number:text>
      <number:number number:decimal-places="0" loext:min-decimal-places="0" number:min-integer-digits="3">
        <number:embedded-text number:position="2">?</number:embedded-text>
      </number:number>
      <number:text>!)</number:text>
      <style:map style:condition="value()&gt;=0" style:apply-style-name="N408P0"/>
    </number:number-style>
    <number:number-style style:name="N410P0" style:volatile="true">
      <number:text>¥</number:text>
      <number:number number:decimal-places="0" loext:min-decimal-places="0" number:min-integer-digits="1">
        <number:embedded-text number:position="3">!,</number:embedded-text>
      </number:number>
    </number:number-style>
    <number:number-style style:name="N410">
      <style:text-properties fo:color="#ff0000"/>
      <number:text>¥!-¥</number:text>
      <number:number number:decimal-places="0" loext:min-decimal-places="0" number:min-integer-digits="1">
        <number:embedded-text number:position="3">!,</number:embedded-text>
      </number:number>
      <style:map style:condition="value()&gt;=0" style:apply-style-name="N410P0"/>
    </number:number-style>
    <number:number-style style:name="N412P0" style:volatile="true">
      <number:text>¥</number:text>
      <number:number number:decimal-places="2" loext:min-decimal-places="2" number:min-integer-digits="1">
        <number:embedded-text number:position="3">!,</number:embedded-text>
      </number:number>
      <number:text>!</number:text>
    </number:number-style>
    <number:number-style style:name="N412">
      <style:text-properties fo:color="#ff0000"/>
      <number:text>¥!-¥</number:text>
      <number:number number:decimal-places="2" loext:min-decimal-places="2" number:min-integer-digits="1">
        <number:embedded-text number:position="3">!,</number:embedded-text>
      </number:number>
      <number:text>!</number:text>
      <style:map style:condition="value()&gt;=0" style:apply-style-name="N412P0"/>
    </number:number-style>
    <number:number-style style:name="N413">
      <number:number number:decimal-places="6" loext:min-decimal-places="6" number:min-integer-digits="1" number:grouping="true"/>
    </number:number-style>
    <number:number-style style:name="N414P0" style:volatile="true">
      <number:number number:decimal-places="6" loext:min-decimal-places="6" number:min-integer-digits="1"/>
      <number:text> </number:text>
    </number:number-style>
    <number:number-style style:name="N414">
      <style:text-properties fo:color="#ff0000"/>
      <number:text>(</number:text>
      <number:number number:decimal-places="6" loext:min-decimal-places="6" number:min-integer-digits="1"/>
      <number:text>)</number:text>
      <style:map style:condition="value()&gt;=0" style:apply-style-name="N414P0"/>
    </number:number-style>
    <number:number-style style:name="N415">
      <number:number number:decimal-places="6" loext:min-decimal-places="6" number:min-integer-digits="1" number:grouping="true"/>
      <number:text> </number:text>
    </number:number-style>
    <number:number-style style:name="N417P0" style:volatile="true">
      <number:number number:decimal-places="0" loext:min-decimal-places="0" number:min-integer-digits="1" number:grouping="true"/>
      <number:text>-</number:text>
    </number:number-style>
    <number:number-style style:name="N417">
      <number:text>▲</number:text>
      <number:number number:decimal-places="0" loext:min-decimal-places="0" number:min-integer-digits="1" number:grouping="true"/>
      <number:text>-</number:text>
      <style:map style:condition="value()&gt;=0" style:apply-style-name="N417P0"/>
    </number:number-style>
    <number:number-style style:name="N418">
      <number:number number:decimal-places="5" loext:min-decimal-places="5" number:min-integer-digits="1"/>
      <number:text> </number:text>
    </number:number-style>
    <number:number-style style:name="N420P0" style:volatile="true">
      <number:text>¥</number:text>
      <number:number number:decimal-places="0" loext:min-decimal-places="0" number:min-integer-digits="1" number:grouping="true"/>
      <number:text>-</number:text>
    </number:number-style>
    <number:number-style style:name="N420">
      <number:text>¥▲</number:text>
      <number:number number:decimal-places="0" loext:min-decimal-places="0" number:min-integer-digits="1" number:grouping="true"/>
      <number:text>-</number:text>
      <style:map style:condition="value()&gt;=0" style:apply-style-name="N420P0"/>
    </number:number-style>
    <number:number-style style:name="N421">
      <number:text>1</number:text>
    </number:number-style>
    <number:date-style style:name="N422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423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426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27">
      <number:year number:style="long"/>
      <number:month/>
      <number:day/>
    </number:date-style>
    <number:date-style style:name="N428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429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30">
      <number:year number:style="long"/>
      <number:month number:style="long"/>
      <number:day number:style="long"/>
    </number:date-style>
    <number:date-style style:name="N431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2">
      <number:year number:style="long"/>
      <number:text>-</number:text>
      <number:month/>
      <number:text>-</number:text>
      <number:day/>
    </number:date-style>
    <number:date-style style:name="N433">
      <number:year number:style="long"/>
      <number:month number:style="long"/>
      <number:day number:style="long"/>
      <number:text>/</number:text>
    </number:date-style>
    <number:date-style style:name="N434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434">
      <number:text-content/>
      <style:map style:condition="value()&lt;=1.79769313486232E+308" style:apply-style-name="N434P0"/>
    </number:text-style>
    <number:date-style style:name="N43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35">
      <number:text-content/>
      <style:map style:condition="value()&lt;=1.79769313486232E+308" style:apply-style-name="N435P0"/>
    </number:text-style>
    <number:date-style style:name="N436">
      <number:year/>
      <number:month number:style="long"/>
      <number:day number:style="long"/>
    </number:date-style>
    <number:date-style style:name="N437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438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439">
      <number:day/>
      <number:text>-</number:text>
      <number:month number:textual="true"/>
      <number:text>-</number:text>
      <number:year number:style="long"/>
    </number:date-style>
    <number:number-style style:name="N440P0" style:volatile="true">
      <number:number number:decimal-places="0" loext:min-decimal-places="0" number:min-integer-digits="3"/>
    </number:number-style>
    <number:number-style style:name="N44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44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440P0"/>
      <style:map style:condition="value()&lt;=9999" style:apply-style-name="N440P1"/>
    </number:number-style>
    <number:date-style style:name="N441">
      <number:year number:style="long"/>
      <number:text>.</number:text>
      <number:month number:style="long"/>
      <number:text>.</number:text>
      <number:day number:style="long"/>
    </number:date-style>
    <number:number-style style:name="N442P0" style:volatile="true">
      <number:number number:decimal-places="0" loext:min-decimal-places="0" number:min-integer-digits="1" number:grouping="true"/>
    </number:number-style>
    <number:number-style style:name="N442">
      <style:text-properties fo:color="#ff0000"/>
      <number:number number:decimal-places="0" loext:min-decimal-places="0" number:min-integer-digits="1" number:grouping="true"/>
      <style:map style:condition="value()&gt;=0" style:apply-style-name="N442P0"/>
    </number:number-style>
    <number:number-style style:name="N443">
      <number:number number:decimal-places="0" loext:min-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444">
      <number:text>【</number:text>
      <number:text-content/>
      <number:text>】</number:text>
    </number:text-style>
    <number:currency-style style:name="N446P0" style:volatile="true">
      <number:number number:decimal-places="2" loext:min-decimal-places="2" number:min-integer-digits="1" number:grouping="true"/>
      <number:text> </number:text>
      <number:currency-symbol number:language="de" number:country="DE">?</number:currency-symbol>
    </number:currency-style>
    <number:currency-style style:name="N4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446P0"/>
    </number:currency-style>
    <number:number-style style:name="N447">
      <number:number number:decimal-places="0" loext:min-decimal-places="0" number:min-integer-digits="0"/>
      <number:text>件</number:text>
    </number:number-style>
    <number:number-style style:name="N448">
      <number:text>\</number:text>
      <number:number number:decimal-places="0" loext:min-decimal-places="0" number:min-integer-digits="0"/>
    </number:number-style>
    <number:date-style style:name="N449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450">
      <number:number number:decimal-places="0" loext:min-decimal-places="0" number:min-integer-digits="1"/>
      <number:text> 件</number:text>
    </number:number-style>
    <number:date-style style:name="N451">
      <number:month number:textual="true"/>
      <number:text>-</number:text>
      <number:year/>
    </number:date-style>
    <number:date-style style:name="N45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453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54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455">
      <number:year number:style="long"/>
      <number:text> 年 </number:text>
      <number:month/>
      <number:text> 月 </number:text>
      <number:day/>
      <number:text> 日 </number:text>
    </number:date-style>
    <number:date-style style:name="N456">
      <number:year number:style="long"/>
      <number:text> 年 </number:text>
      <number:month/>
      <number:text>月</number:text>
      <number:day/>
      <number:text> 日 </number:text>
    </number:date-style>
    <number:date-style style:name="N457">
      <number:year number:style="long"/>
      <number:text> 年 </number:text>
      <number:month/>
      <number:text> 月 </number:text>
      <number:day/>
      <number:text> 日</number:text>
    </number:date-style>
    <number:number-style style:name="N458">
      <number:number number:min-integer-digits="1"/>
      <number:text>ケース</number:text>
    </number:number-style>
    <number:number-style style:name="N459">
      <number:number number:min-integer-digits="1"/>
      <number:text>時間</number:text>
    </number:number-style>
    <number:number-style style:name="N460">
      <number:number number:decimal-places="0" loext:min-decimal-places="0" number:min-integer-digits="0"/>
      <number:text>”歳”</number:text>
    </number:number-style>
    <number:number-style style:name="N461">
      <number:number number:decimal-places="0" loext:min-decimal-places="0" number:min-integer-digits="0"/>
      <number:text>歳</number:text>
    </number:number-style>
    <number:number-style style:name="N462">
      <number:number number:decimal-places="0" loext:min-decimal-places="0" number:min-integer-digits="0"/>
      <number:text>日</number:text>
    </number:number-style>
    <number:number-style style:name="N463">
      <number:number number:decimal-places="0" loext:min-decimal-places="0" number:min-integer-digits="1"/>
      <number:text>日</number:text>
    </number:number-style>
    <number:time-style style:name="N464P0" style:volatile="true">
      <number:hours/>
      <number:text>:</number:text>
      <number:minutes number:style="long"/>
      <number:text>:</number:text>
      <number:seconds number:style="long"/>
    </number:time-style>
    <number:time-style style:name="N464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464P0"/>
    </number:time-style>
    <number:time-style style:name="N465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465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465P0"/>
    </number:time-style>
    <number:number-style style:name="N466P0" style:volatile="true">
      <number:number number:decimal-places="1" loext:min-decimal-places="1" number:min-integer-digits="1" number:grouping="true"/>
    </number:number-style>
    <number:number-style style:name="N466">
      <number:text>-</number:text>
      <number:number number:decimal-places="1" loext:min-decimal-places="1" number:min-integer-digits="1" number:grouping="true"/>
      <style:map style:condition="value()&gt;=0" style:apply-style-name="N466P0"/>
    </number:number-style>
    <number:number-style style:name="N468P0" style:volatile="true">
      <number:text>+</number:text>
      <number:number number:decimal-places="0" loext:min-decimal-places="0" number:min-integer-digits="0" number:grouping="true"/>
    </number:number-style>
    <number:number-style style:name="N468">
      <number:text>(-</number:text>
      <number:number number:decimal-places="0" loext:min-decimal-places="0" number:min-integer-digits="0" number:grouping="true"/>
      <number:text>)</number:text>
      <style:map style:condition="value()&gt;=0" style:apply-style-name="N468P0"/>
    </number:number-style>
    <number:number-style style:name="N469P0" style:volatile="true">
      <number:text>+</number:text>
      <number:number number:decimal-places="0" loext:min-decimal-places="0" number:min-integer-digits="0" number:grouping="true"/>
    </number:number-style>
    <number:number-style style:name="N469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469P0"/>
    </number:number-style>
    <number:date-style style:name="N470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472P0" style:volatile="true">
      <number:number number:decimal-places="0" loext:min-decimal-places="0" number:min-integer-digits="1" number:grouping="true"/>
      <number:text> </number:text>
    </number:number-style>
    <number:number-style style:name="N47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72P2" style:volatile="true">
      <number:text>-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4P0" style:volatile="true">
      <number:number number:decimal-places="2" loext:min-decimal-places="2" number:min-integer-digits="1" number:grouping="true"/>
      <number:text> </number:text>
    </number:number-style>
    <number:number-style style:name="N47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74P2" style:volatile="true">
      <number:text>-</number:text>
      <number:number number:decimal-places="0" loext:min-decimal-places="0" number:min-integer-digits="0"/>
      <number:text>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date-style style:name="N475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476">
      <number:day number:style="long"/>
      <number:text> </number:text>
      <number:month number:textual="true"/>
      <number:text> </number:text>
      <number:year number:style="long"/>
    </number:date-style>
    <number:number-style style:name="N477">
      <number:scientific-number number:decimal-places="0" loext:min-decimal-places="0" number:min-integer-digits="1" number:min-exponent-digits="2" loext:exponent-interval="1" loext:forced-exponent-sign="true"/>
    </number:number-style>
    <number:date-style style:name="N478">
      <number:year number:style="long"/>
      <number:text>年</number:text>
      <number:month number:style="long"/>
      <number:text>"月</number:text>
    </number:date-style>
    <number:date-style style:name="N479">
      <number:year number:style="long"/>
      <number:text>年</number:text>
      <number:month number:style="long"/>
      <number:text>月</number:text>
    </number:date-style>
    <number:date-style style:name="N480">
      <number:year/>
      <number:text>年</number:text>
      <number:month number:style="long"/>
      <number:text>月</number:text>
    </number:date-style>
    <number:number-style style:name="N481">
      <number:text>差異No.</number:text>
      <number:number number:min-integer-digits="1"/>
      <number:text/>
    </number:number-style>
    <number:number-style style:name="N482">
      <number:number number:decimal-places="2" loext:min-decimal-places="2" number:min-integer-digits="0"/>
    </number:number-style>
    <number:number-style style:name="N484P0" style:volatile="true">
      <number:text>Rs. </number:text>
      <number:number number:decimal-places="0" loext:min-decimal-places="0" number:min-integer-digits="1" number:grouping="true"/>
    </number:number-style>
    <number:number-style style:name="N484">
      <number:text>Rs. -</number:text>
      <number:number number:decimal-places="0" loext:min-decimal-places="0" number:min-integer-digits="1" number:grouping="true"/>
      <style:map style:condition="value()&gt;=0" style:apply-style-name="N484P0"/>
    </number:number-style>
    <number:number-style style:name="N485P0" style:volatile="true">
      <number:text>Rs. </number:text>
      <number:number number:decimal-places="0" loext:min-decimal-places="0" number:min-integer-digits="1" number:grouping="true"/>
    </number:number-style>
    <number:number-style style:name="N485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485P0"/>
    </number:number-style>
    <number:number-style style:name="N487P0" style:volatile="true">
      <number:text>Rs. </number:text>
      <number:number number:decimal-places="2" loext:min-decimal-places="2" number:min-integer-digits="1" number:grouping="true"/>
    </number:number-style>
    <number:number-style style:name="N487">
      <number:text>Rs. -</number:text>
      <number:number number:decimal-places="2" loext:min-decimal-places="2" number:min-integer-digits="1" number:grouping="true"/>
      <style:map style:condition="value()&gt;=0" style:apply-style-name="N487P0"/>
    </number:number-style>
    <number:number-style style:name="N488P0" style:volatile="true">
      <number:text>Rs. </number:text>
      <number:number number:decimal-places="2" loext:min-decimal-places="2" number:min-integer-digits="1" number:grouping="true"/>
    </number:number-style>
    <number:number-style style:name="N488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488P0"/>
    </number:number-style>
    <number:number-style style:name="N492P0" style:volatile="true">
      <number:text> Rs. </number:text>
      <number:number number:decimal-places="0" loext:min-decimal-places="0" number:min-integer-digits="1" number:grouping="true"/>
      <number:text> </number:text>
    </number:number-style>
    <number:number-style style:name="N492P1" style:volatile="true">
      <number:text> Rs. -</number:text>
      <number:number number:decimal-places="0" loext:min-decimal-places="0" number:min-integer-digits="1" number:grouping="true"/>
      <number:text> </number:text>
    </number:number-style>
    <number:number-style style:name="N492P2" style:volatile="true">
      <number:text> Rs. 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6P0" style:volatile="true">
      <number:text> Rs. </number:text>
      <number:number number:decimal-places="2" loext:min-decimal-places="2" number:min-integer-digits="1" number:grouping="true"/>
      <number:text> </number:text>
    </number:number-style>
    <number:number-style style:name="N496P1" style:volatile="true">
      <number:text> Rs. -</number:text>
      <number:number number:decimal-places="2" loext:min-decimal-places="2" number:min-integer-digits="1" number:grouping="true"/>
      <number:text> </number:text>
    </number:number-style>
    <number:number-style style:name="N496P2" style:volatile="true">
      <number:text> Rs. -</number:text>
      <number:number number:decimal-places="0" loext:min-decimal-places="0" number:min-integer-digits="0"/>
      <number:text> </number:text>
    </number:number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date-style style:name="N497">
      <number:day number:style="long"/>
      <number:text>-</number:text>
      <number:month number:style="long"/>
      <number:text>-</number:text>
      <number:year number:style="long"/>
    </number:date-style>
    <number:date-style style:name="N498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499" number:title="230000000000:230000000000">
      <number:number number:decimal-places="13" loext:min-decimal-places="13" number:min-integer-digits="5"/>
    </number:number-style>
    <number:number-style style:name="N500">
      <number:number number:decimal-places="6" loext:min-decimal-places="6" number:min-integer-digits="8"/>
    </number:number-style>
    <number:date-style style:name="N501">
      <number:day/>
      <number:text>日</number:text>
      <number:month/>
      <number:text>月</number:text>
      <number:year number:style="long"/>
      <number:text>年</number:text>
    </number:date-style>
    <number:number-style style:name="N502">
      <number:number number:decimal-places="1" loext:min-decimal-places="1" number:min-integer-digits="0"/>
    </number:number-style>
    <number:number-style style:name="N503">
      <number:number number:decimal-places="20" loext:min-decimal-places="20" number:min-integer-digits="1"/>
    </number:number-style>
    <number:number-style style:name="N504">
      <number:number number:decimal-places="8" loext:min-decimal-places="8" number:min-integer-digits="1" number:grouping="true"/>
    </number:number-style>
    <number:number-style style:name="N505">
      <number:number number:decimal-places="4" loext:min-decimal-places="4" number:min-integer-digits="0"/>
    </number:number-style>
    <number:number-style style:name="N506">
      <number:number number:decimal-places="3" loext:min-decimal-places="3" number:min-integer-digits="0"/>
    </number:number-style>
    <number:number-style style:name="N507">
      <number:number number:decimal-places="3" loext:min-decimal-places="3" number:min-integer-digits="4"/>
    </number:number-style>
    <number:number-style style:name="N508">
      <number:text>188</number:text>
      <number:number number:decimal-places="1" loext:min-decimal-places="1" number:min-integer-digits="0"/>
    </number:number-style>
    <number:number-style style:name="N509">
      <number:text>1,88</number:text>
      <number:number number:decimal-places="0" loext:min-decimal-places="0" number:min-integer-digits="1"/>
    </number:number-style>
    <number:number-style style:name="N510">
      <number:number number:decimal-places="1" loext:min-decimal-places="1" number:min-integer-digits="6"/>
    </number:number-style>
    <number:number-style style:name="N511">
      <number:text>1.1.1</number:text>
    </number:number-style>
    <number:number-style style:name="N512">
      <number:text>5.7.1</number:text>
    </number:number-style>
    <number:date-style style:name="N513">
      <number:text>t</number:text>
      <number:year number:calendar="gengou"/>
      <number:seconds/>
      <number:text>t123</number:text>
    </number:date-style>
    <number:number-style style:name="N514">
      <number:number number:decimal-places="0" loext:min-decimal-places="0" number:min-integer-digits="20"/>
    </number:number-style>
    <number:number-style style:name="N515">
      <number:text>6.1.1</number:text>
    </number:number-style>
    <number:number-style style:name="N516">
      <number:text>6.1.2</number:text>
    </number:number-style>
    <number:number-style style:name="N517">
      <number:number number:decimal-places="2" loext:min-decimal-places="2" number:min-integer-digits="1"/>
      <number:text>.</number:text>
    </number:number-style>
    <number:number-style style:name="N518">
      <number:text>6.1.3</number:text>
    </number:number-style>
    <number:date-style style:name="N519">
      <number:year number:style="long"/>
      <number:month number:style="long"/>
    </number:date-style>
    <number:number-style style:name="N520">
      <number:text>81</number:text>
      <number:number number:decimal-places="1" loext:min-decimal-places="1" number:min-integer-digits="0"/>
    </number:number-style>
    <number:date-style style:name="N521">
      <number:day number:calendar="gengou"/>
      <number:year number:calendar="gengou"/>
      <number:text>ci</number:text>
      <number:month number:calendar="gengou"/>
      <number:text>al</number:text>
    </number:date-style>
    <number:number-style style:name="N522">
      <number:text>=&gt;</number:text>
    </number:number-style>
    <number:number-style style:name="N523">
      <number:number number:decimal-places="0" loext:min-decimal-places="0" number:min-integer-digits="0"/>
      <number:text>h</number:text>
    </number:number-style>
    <number:number-style style:name="N524">
      <number:number number:decimal-places="0" loext:min-decimal-places="0" number:min-integer-digits="1"/>
      <number:text> 時間</number:text>
    </number:number-style>
    <number:number-style style:name="N525">
      <number:number number:decimal-places="1" loext:min-decimal-places="1" number:min-integer-digits="1"/>
      <number:text> 時間</number:text>
    </number:number-style>
    <number:date-style style:name="N526">
      <number:day number:style="long"/>
    </number:date-style>
    <number:number-style style:name="N527">
      <number:number number:decimal-places="0" loext:min-decimal-places="0" number:min-integer-digits="2"/>
      <number:text> 時間</number:text>
    </number:number-style>
    <number:number-style style:name="N528">
      <number:number number:decimal-places="1" loext:min-decimal-places="1" number:min-integer-digits="1"/>
      <number:text> ヶ月</number:text>
    </number:number-style>
    <number:number-style style:name="N529">
      <number:number number:decimal-places="0" loext:min-decimal-places="0" number:min-integer-digits="1"/>
      <number:text> 人</number:text>
    </number:number-style>
    <number:number-style style:name="N530P0" style:volatile="true">
      <number:number number:decimal-places="0" loext:min-decimal-places="0" number:min-integer-digits="1" number:grouping="true"/>
      <number:text> </number:text>
    </number:number-style>
    <number:number-style style:name="N53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530P2" style:volatile="true">
      <number:text>-</number:text>
      <number:number number:decimal-places="0" loext:min-decimal-places="0" number:min-integer-digits="0"/>
      <number:text>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32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2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2P2" style:volatile="true">
      <number:text> \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33P1" style:volatile="true">
      <number:text> \(</number:text>
      <number:number number:decimal-places="0" loext:min-decimal-places="0" number:min-integer-digits="1" number:grouping="true"/>
      <number:text>)</number:text>
    </number:number-style>
    <number:number-style style:name="N533P2" style:volatile="true">
      <number:text> \-</number:text>
      <number:number number:decimal-places="0" loext:min-decimal-places="0" number:min-integer-digits="0"/>
      <number:text>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4">
      <number:number number:decimal-places="0" loext:min-decimal-places="0" number:min-integer-digits="8">
        <number:embedded-text number:position="1">1</number:embedded-text>
      </number:number>
    </number:number-style>
    <number:date-style style:name="N535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536P0" style:volatile="true">
      <number:year number:style="long"/>
      <number:text>年</number:text>
      <number:month/>
      <number:text>月</number:text>
    </number:date-style>
    <number:text-style style:name="N536">
      <number:text-content/>
      <style:map style:condition="value()&lt;=1.79769313486232E+308" style:apply-style-name="N536P0"/>
    </number:text-style>
    <number:date-style style:name="N537">
      <number:month number:style="long"/>
      <number:text>/</number:text>
      <number:day number:style="long"/>
      <number:text>(aa)</number:text>
    </number:date-style>
    <number:number-style style:name="N53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539">
      <number:scientific-number number:decimal-places="3" loext:min-decimal-places="3" number:min-integer-digits="1" number:min-exponent-digits="2" loext:exponent-interval="1" loext:forced-exponent-sign="true"/>
    </number:number-style>
    <number:date-style style:name="N54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541P0" style:volatile="true">
      <number:number number:decimal-places="0" loext:min-decimal-places="0" number:min-integer-digits="1" number:grouping="true"/>
      <number:text>円</number:text>
    </number:number-style>
    <number:number-style style:name="N541">
      <number:text>-</number:text>
      <number:number number:decimal-places="0" loext:min-decimal-places="0" number:min-integer-digits="1" number:grouping="true"/>
      <number:text>円</number:text>
      <style:map style:condition="value()&gt;=0" style:apply-style-name="N541P0"/>
    </number:number-style>
    <number:number-style style:name="N543P0" style:volatile="true">
      <number:number number:decimal-places="1" loext:min-decimal-places="1" number:min-integer-digits="1" number:grouping="true"/>
      <number:text> </number:text>
    </number:number-style>
    <number:number-style style:name="N543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543P2" style:volatile="true">
      <number:text>-</number:text>
      <number:number number:decimal-places="0" loext:min-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text>$</number:text>
      <number:number number:decimal-places="2" loext:min-decimal-places="2" number:min-integer-digits="1" number:grouping="true"/>
    </number:number-style>
    <number:number-style style:name="N5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545P0"/>
    </number:number-style>
    <number:number-style style:name="N547P0" style:volatile="true">
      <number:text>$</number:text>
      <number:number number:decimal-places="0" loext:min-decimal-places="0" number:min-integer-digits="1" number:grouping="true"/>
    </number:number-style>
    <number:number-style style:name="N5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547P0"/>
    </number:number-style>
    <number:number-style style:name="N548P0" style:volatile="true">
      <number:number number:decimal-places="0" loext:min-decimal-places="0" number:min-integer-digits="1" number:grouping="true"/>
    </number:number-style>
    <number:number-style style:name="N5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548P0"/>
    </number:number-style>
    <number:number-style style:name="N552P0" style:volatile="true">
      <number:text> S </number:text>
      <number:number number:decimal-places="0" loext:min-decimal-places="0" number:min-integer-digits="1" number:grouping="true"/>
      <number:text> </number:text>
    </number:number-style>
    <number:number-style style:name="N552P1" style:volatile="true">
      <number:text>-S </number:text>
      <number:number number:decimal-places="0" loext:min-decimal-places="0" number:min-integer-digits="1" number:grouping="true"/>
      <number:text> </number:text>
    </number:number-style>
    <number:number-style style:name="N552P2" style:volatile="true">
      <number:text> S - </number:text>
    </number:number-style>
    <number:text-style style:name="N552">
      <number:text-content/>
      <number:text> </number:text>
      <style:map style:condition="value()&gt;0" style:apply-style-name="N552P0"/>
      <style:map style:condition="value()&lt;0" style:apply-style-name="N552P1"/>
      <style:map style:condition="value()=0" style:apply-style-name="N552P2"/>
    </number:text-style>
    <number:number-style style:name="N553P0" style:volatile="true">
      <number:number number:decimal-places="0" loext:min-decimal-places="0" number:min-integer-digits="1" number:grouping="true"/>
    </number:number-style>
    <number:number-style style:name="N5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53P0"/>
    </number:number-style>
    <number:percentage-style style:name="N554">
      <number:number number:decimal-places="3" loext:min-decimal-places="3" number:min-integer-digits="1"/>
      <number:text>%</number:text>
    </number:percentage-style>
    <number:number-style style:name="N555P0" style:volatile="true">
      <number:number number:decimal-places="2" loext:min-decimal-places="2" number:min-integer-digits="1" number:grouping="true"/>
      <number:text> </number:text>
    </number:number-style>
    <number:number-style style:name="N55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555P0"/>
    </number:number-style>
    <number:percentage-style style:name="N556P0" style:volatile="true">
      <number:number number:decimal-places="2" loext:min-decimal-places="2" number:min-integer-digits="1"/>
      <number:text>%</number:text>
    </number:percentage-style>
    <number:percentage-style style:name="N556">
      <number:text>-</number:text>
      <number:number number:decimal-places="2" loext:min-decimal-places="2" number:min-integer-digits="1"/>
      <number:text>%</number:text>
      <style:map style:condition="value()&gt;=0" style:apply-style-name="N556P0"/>
    </number:percentage-style>
    <number:number-style style:name="N558P0" style:volatile="true">
      <number:number number:decimal-places="8" loext:min-decimal-places="0" number:min-integer-digits="1" number:decimal-replacement="" number:grouping="true"/>
    </number:number-style>
    <number:number-style style:name="N558">
      <number:text>-</number:text>
      <number:number number:decimal-places="8" loext:min-decimal-places="0" number:min-integer-digits="1" number:decimal-replacement="" number:grouping="true"/>
      <style:map style:condition="value()&gt;=0" style:apply-style-name="N558P0"/>
    </number:number-style>
    <number:number-style style:name="N5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56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560P2" style:volatile="true">
      <number:text> \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562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562P2" style:volatile="true">
      <number:text> \-</number:text>
      <number:number number:decimal-places="0" loext:min-decimal-places="0" number:min-integer-digits="0"/>
      <number:text> </number:text>
    </number:number-style>
    <number:text-style style:name="N562">
      <number:text-content/>
      <number:text> </number:text>
      <style:map style:condition="value()&gt;0" style:apply-style-name="N562P0"/>
      <style:map style:condition="value()&lt;0" style:apply-style-name="N562P1"/>
      <style:map style:condition="value()=0" style:apply-style-name="N562P2"/>
    </number:text-style>
    <number:date-style style:name="N563">
      <number:year/>
      <number:text>/</number:text>
      <number:month/>
      <number:text>月</number:text>
    </number:date-style>
    <number:date-style style:name="N564">
      <number:year/>
      <number:text>/</number:text>
      <number:month/>
    </number:date-style>
    <number:number-style style:name="N565P0" style:volatile="true">
      <number:number number:decimal-places="0" loext:min-decimal-places="0" number:min-integer-digits="1" number:grouping="true"/>
    </number:number-style>
    <number:number-style style:name="N565">
      <style:text-properties fo:color="#ff0000"/>
      <number:text>▲</number:text>
      <number:number number:decimal-places="0" loext:min-decimal-places="0" number:min-integer-digits="1" number:grouping="true"/>
      <style:map style:condition="value()&gt;=0" style:apply-style-name="N565P0"/>
    </number:number-style>
    <number:number-style style:name="N566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566">
      <style:text-properties fo:color="#ff0000"/>
      <number:text>(▲</number:text>
      <number:number number:decimal-places="0" loext:min-decimal-places="0" number:min-integer-digits="1" number:grouping="true"/>
      <number:text>)</number:text>
      <style:map style:condition="value()&gt;=0" style:apply-style-name="N566P0"/>
    </number:number-style>
    <number:number-style style:name="N567P0" style:volatile="true">
      <number:text>\</number:text>
      <number:number number:decimal-places="0" loext:min-decimal-places="0" number:min-integer-digits="1" number:grouping="true"/>
    </number:number-style>
    <number:number-style style:name="N567">
      <number:text>-\</number:text>
      <number:number number:decimal-places="0" loext:min-decimal-places="0" number:min-integer-digits="1" number:grouping="true"/>
      <style:map style:condition="value()&gt;=0" style:apply-style-name="N567P0"/>
    </number:number-style>
    <number:number-style style:name="N568P0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56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568P0"/>
    </number:number-style>
    <number:number-style style:name="N569">
      <number:text>(</number:text>
      <number:number number:decimal-places="2" loext:min-decimal-places="2" number:min-integer-digits="1"/>
      <number:text>) </number:text>
    </number:number-style>
    <number:number-style style:name="N570">
      <number:number number:decimal-places="0" loext:min-decimal-places="0" number:min-integer-digits="1"/>
      <number:text>g/個</number:text>
    </number:number-style>
    <number:number-style style:name="N571">
      <number:number number:decimal-places="0" loext:min-decimal-places="0" number:min-integer-digits="1"/>
      <number:text> g/個</number:text>
    </number:number-style>
    <number:number-style style:name="N573P0" style:volatile="true">
      <number:number number:decimal-places="13" loext:min-decimal-places="13" number:min-integer-digits="1" number:grouping="true"/>
      <number:text> </number:text>
    </number:number-style>
    <number:number-style style:name="N573">
      <style:text-properties fo:color="#ff0000"/>
      <number:text>-</number:text>
      <number:number number:decimal-places="13" loext:min-decimal-places="13" number:min-integer-digits="1" number:grouping="true"/>
      <number:text> </number:text>
      <style:map style:condition="value()&gt;=0" style:apply-style-name="N573P0"/>
    </number:number-style>
    <number:number-style style:name="N574">
      <number:number number:decimal-places="4" loext:min-decimal-places="4" number:min-integer-digits="1" number:grouping="true"/>
    </number:number-style>
    <number:number-style style:name="N575P0" style:volatile="true">
      <number:number number:decimal-places="4" loext:min-decimal-places="4" number:min-integer-digits="1" number:grouping="true"/>
    </number:number-style>
    <number:number-style style:name="N57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575P0"/>
    </number:number-style>
    <number:number-style style:name="N576">
      <number:text>C$</number:text>
      <number:number number:decimal-places="0" loext:min-decimal-places="0" number:min-integer-digits="0" number:grouping="true"/>
    </number:number-style>
    <number:date-style style:name="N577">
      <number:month/>
      <number:text>月</number:text>
    </number:date-style>
    <number:number-style style:name="N578">
      <number:number number:decimal-places="1" loext:min-decimal-places="1" number:min-integer-digits="0" number:grouping="true"/>
    </number:number-style>
    <number:number-style style:name="N579">
      <number:text>99999999999999999999</number:text>
    </number:number-style>
    <number:number-style style:name="N580">
      <number:text>11111111111111111111</number:text>
    </number:number-style>
    <number:number-style style:name="N581">
      <number:text>88888888888888888888</number:text>
    </number:number-style>
    <number:number-style style:name="N582">
      <number:text>22222222222222222222</number:text>
    </number:number-style>
    <number:time-style style:name="N583">
      <number:hours/>
      <number:text>時</number:text>
      <number:minutes number:style="long"/>
      <number:text>分</number:text>
      <number:seconds number:style="long"/>
      <number:text>秒</number:text>
    </number:time-style>
    <number:number-style style:name="N585P0" style:volatile="true">
      <number:number number:decimal-places="0" loext:min-decimal-places="0" number:min-integer-digits="3" number:grouping="true"/>
    </number:number-style>
    <number:number-style style:name="N585">
      <style:text-properties fo:color="#ff0000"/>
      <number:text>-</number:text>
      <number:number number:decimal-places="0" loext:min-decimal-places="0" number:min-integer-digits="3" number:grouping="true"/>
      <style:map style:condition="value()&gt;=0" style:apply-style-name="N585P0"/>
    </number:number-style>
    <number:number-style style:name="N586P0" style:volatile="true">
      <number:number number:decimal-places="0" loext:min-decimal-places="0" number:min-integer-digits="3"/>
    </number:number-style>
    <number:number-style style:name="N586">
      <style:text-properties fo:color="#ff0000"/>
      <number:text>-</number:text>
      <number:number number:decimal-places="0" loext:min-decimal-places="0" number:min-integer-digits="3"/>
      <style:map style:condition="value()&gt;=0" style:apply-style-name="N586P0"/>
    </number:number-style>
    <number:number-style style:name="N587P0" style:volatile="true">
      <number:number number:decimal-places="0" loext:min-decimal-places="0" number:min-integer-digits="4"/>
    </number:number-style>
    <number:number-style style:name="N587">
      <style:text-properties fo:color="#ff0000"/>
      <number:text>-</number:text>
      <number:number number:decimal-places="0" loext:min-decimal-places="0" number:min-integer-digits="4"/>
      <style:map style:condition="value()&gt;=0" style:apply-style-name="N587P0"/>
    </number:number-style>
    <number:number-style style:name="N588">
      <number:text>4.4.986</number:text>
    </number:number-style>
    <number:number-style style:name="N589">
      <number:text>4.4.9</number:text>
    </number:number-style>
    <number:number-style style:name="N590">
      <number:text>23.3.1</number:text>
    </number:number-style>
    <number:number-style style:name="N591">
      <number:text>23.3.2</number:text>
    </number:number-style>
    <number:number-style style:name="N592">
      <number:text>23.3.3</number:text>
    </number:number-style>
    <number:number-style style:name="N593">
      <number:text>23.3.4</number:text>
    </number:number-style>
    <number:number-style style:name="N594">
      <number:text>23.3.5</number:text>
    </number:number-style>
    <number:number-style style:name="N595">
      <number:text>23.3.6</number:text>
    </number:number-style>
    <number:date-style style:name="N596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</number:text>
      <number:minutes number:style="long"/>
      <number:text> </number:text>
      <number:seconds number:style="long"/>
    </number:date-style>
    <number:date-style style:name="N597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時</number:text>
      <number:minutes number:style="long"/>
      <number:text>分</number:text>
      <number:seconds number:style="long"/>
      <number:text>秒</number:text>
    </number:date-style>
    <number:date-style style:name="N598">
      <number:year number:style="long"/>
      <number:text>年</number:text>
      <number:month number:style="long"/>
      <number:text>月</number:text>
      <number:day number:style="long"/>
      <number:text>日 </number:text>
      <number:hours number:style="long"/>
      <number:text> 時 </number:text>
      <number:minutes number:style="long"/>
      <number:text> 分 </number:text>
      <number:seconds number:style="long"/>
      <number:text> 秒</number:text>
    </number:date-style>
    <number:date-style style:name="N599">
      <number:year number:style="long"/>
      <number:text>年</number:text>
      <number:month/>
      <number:text>月</number:text>
      <number:day/>
      <number:text>"</number:text>
    </number:date-style>
    <number:date-style style:name="N600">
      <number:text>Y月</number:text>
      <number:day/>
      <number:text>日</number:text>
    </number:date-style>
    <number:date-style style:name="N601">
      <number:year/>
      <number:text>/</number:text>
      <number:month number:style="long"/>
      <number:text>/</number:text>
      <number:day number:style="long"/>
      <number:text> </number:text>
    </number:date-style>
    <number:date-style style:name="N602">
      <number:year number:style="long"/>
      <number:text>/</number:text>
      <number:month number:style="long"/>
      <number:text>//</number:text>
      <number:day number:style="long"/>
    </number:date-style>
    <number:date-style style:name="N603">
      <number:day/>
      <number:text>¥¥.</number:text>
      <number:month number:textual="true"/>
      <number:text>¥¥.</number:text>
      <number:year/>
    </number:date-style>
    <number:percentage-style style:name="N604">
      <number:text>t</number:text>
      <number:number number:decimal-places="2" loext:min-decimal-places="2" number:min-integer-digits="1"/>
      <number:text>%</number:text>
    </number:percentage-style>
    <number:number-style style:name="N605">
      <number:text>t</number:text>
      <number:fraction number:min-integer-digits="0" number:min-numerator-digits="3" loext:max-numerator-digits="3" number:min-denominator-digits="3" loext:max-denominator-value="999"/>
    </number:number-style>
    <number:number-style style:name="N606P0" style:volatile="true">
      <number:text>$</number:text>
      <number:number number:decimal-places="0" loext:min-decimal-places="0" number:min-integer-digits="1" number:grouping="true"/>
    </number:number-style>
    <number:number-style style:name="N606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606P0"/>
    </number:number-style>
    <number:number-style style:name="N607P0" style:volatile="true">
      <number:text>$</number:text>
      <number:number number:decimal-places="2" loext:min-decimal-places="2" number:min-integer-digits="1" number:grouping="true"/>
    </number:number-style>
    <number:number-style style:name="N6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607P0"/>
    </number:number-style>
    <number:number-style style:name="N608P0" style:volatile="true">
      <number:number number:decimal-places="0" loext:min-decimal-places="0" number:min-integer-digits="1" number:grouping="true"/>
    </number:number-style>
    <number:number-style style:name="N608P1" style:volatile="true">
      <number:text>-</number:text>
      <number:number number:decimal-places="0" loext:min-decimal-places="0" number:min-integer-digits="1" number:grouping="true"/>
    </number:number-style>
    <number:number-style style:name="N608">
      <number:number number:decimal-places="0" loext:min-decimal-places="0" number:min-integer-digits="0"/>
      <style:map style:condition="value()&gt;0" style:apply-style-name="N608P0"/>
      <style:map style:condition="value()&lt;0" style:apply-style-name="N608P1"/>
    </number:number-style>
    <number:number-style style:name="N610P0" style:volatile="true">
      <number:text>¥</number:text>
      <number:number number:decimal-places="0" loext:min-decimal-places="0" number:min-integer-digits="1" number:grouping="true"/>
      <number:text>.-</number:text>
    </number:number-style>
    <number:number-style style:name="N610">
      <number:text>▲¥</number:text>
      <number:number number:decimal-places="0" loext:min-decimal-places="0" number:min-integer-digits="1" number:grouping="true"/>
      <number:text>.-</number:text>
      <style:map style:condition="value()&gt;=0" style:apply-style-name="N610P0"/>
    </number:number-style>
    <number:number-style style:name="N611P0" style:volatile="true">
      <number:number number:decimal-places="0" loext:min-decimal-places="0" number:min-integer-digits="0"/>
    </number:number-style>
    <number:number-style style:name="N611">
      <style:text-properties fo:color="#ff0000"/>
      <number:text>-</number:text>
      <number:number number:decimal-places="0" loext:min-decimal-places="0" number:min-integer-digits="0"/>
      <style:map style:condition="value()&gt;=0" style:apply-style-name="N611P0"/>
    </number:number-style>
    <number:number-style style:name="N612P0" style:volatile="true">
      <number:number number:decimal-places="0" loext:min-decimal-places="0" number:min-integer-digits="1"/>
    </number:number-style>
    <number:number-style style:name="N612">
      <style:text-properties fo:color="#ff0000"/>
      <number:text>-</number:text>
      <number:number number:decimal-places="0" loext:min-decimal-places="0" number:min-integer-digits="1"/>
      <style:map style:condition="value()&gt;=0" style:apply-style-name="N612P0"/>
    </number:number-style>
    <number:number-style style:name="N6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614">
      <number:number number:decimal-places="0" loext:min-decimal-places="0" number:min-integer-digits="2" number:grouping="true"/>
    </number:number-style>
    <number:number-style style:name="N615">
      <number:number number:decimal-places="0" loext:min-decimal-places="0" number:min-integer-digits="3"/>
      <number:text>1</number:text>
    </number:number-style>
    <number:date-style style:name="N616">
      <number:day/>
      <number:text>-</number:text>
      <number:month/>
      <number:text>-</number:text>
      <number:year number:style="long"/>
    </number:date-style>
    <number:number-style style:name="N617">
      <number:text>999999999999999999999999</number:text>
    </number:number-style>
    <number:number-style style:name="N618">
      <number:text>999999999999999999999999999999</number:text>
    </number:number-style>
    <number:date-style style:name="N619">
      <number:text>t</number:text>
      <number:year/>
      <number:seconds/>
      <number:text>t</number:text>
    </number:date-style>
    <number:number-style style:name="N620">
      <number:number number:decimal-places="0" loext:min-decimal-places="0" number:min-integer-digits="3"/>
      <number:text>11</number:text>
    </number:number-style>
    <number:number-style style:name="N621">
      <number:number number:decimal-places="0" loext:min-decimal-places="0" number:min-integer-digits="2"/>
      <number:text>111</number:text>
    </number:number-style>
    <number:number-style style:name="N622">
      <number:number number:decimal-places="0" loext:min-decimal-places="0" number:min-integer-digits="2"/>
      <number:text>11</number:text>
    </number:number-style>
    <number:number-style style:name="N623">
      <number:number number:decimal-places="0" loext:min-decimal-places="0" number:min-integer-digits="1"/>
      <number:text>945</number:text>
    </number:number-style>
    <number:number-style style:name="N624">
      <number:text>K</number:text>
      <number:number number:decimal-places="0" loext:min-decimal-places="0" number:min-integer-digits="3"/>
    </number:number-style>
    <number:date-style style:name="N6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</number:date-style>
    <number:number-style style:name="N626">
      <number:text>21</number:text>
      <number:number number:decimal-places="1" loext:min-decimal-places="1" number:min-integer-digits="0"/>
    </number:number-style>
    <number:number-style style:name="N627">
      <number:number number:decimal-places="0" loext:min-decimal-places="0" number:min-integer-digits="1"/>
      <number:text>1</number:text>
    </number:number-style>
    <number:number-style style:name="N628">
      <number:text>26</number:text>
      <number:number number:decimal-places="0" loext:min-decimal-places="0" number:min-integer-digits="4" number:grouping="true"/>
    </number:number-style>
    <number:number-style style:name="N629">
      <number:text>5.2.1</number:text>
    </number:number-style>
    <number:number-style style:name="N630">
      <number:number number:decimal-places="3" loext:min-decimal-places="3" number:min-integer-digits="0" number:grouping="true"/>
    </number:number-style>
    <number:number-style style:name="N631">
      <number:number number:decimal-places="4" loext:min-decimal-places="4" number:min-integer-digits="0" number:grouping="true"/>
    </number:number-style>
    <number:number-style style:name="N632">
      <number:text>7.2.1</number:text>
    </number:number-style>
    <number:number-style style:name="N633">
      <number:text>7.2.2</number:text>
    </number:number-style>
    <number:number-style style:name="N634">
      <number:text>7.2.3</number:text>
    </number:number-style>
    <number:number-style style:name="N635">
      <number:text>7.2.4</number:text>
    </number:number-style>
    <number:number-style style:name="N636">
      <number:text>7.2.5</number:text>
    </number:number-style>
    <number:number-style style:name="N637">
      <number:text>7.2.6</number:text>
    </number:number-style>
    <number:number-style style:name="N638">
      <number:text>12</number:text>
    </number:number-style>
    <number:number-style style:name="N639">
      <number:text>uu</number:text>
      <number:number number:decimal-places="0" loext:min-decimal-places="0" number:min-integer-digits="3">
        <number:embedded-text number:position="1">88</number:embedded-text>
      </number:number>
    </number:number-style>
    <number:number-style style:name="N640">
      <number:text>uu</number:text>
      <number:number number:decimal-places="0" loext:min-decimal-places="0" number:min-integer-digits="3">
        <number:embedded-text number:position="1">/</number:embedded-text>
      </number:number>
    </number:number-style>
    <number:text-style style:name="N641">
      <number:text>zzz</number:text>
      <number:text-content/>
      <number:text>rrrr</number:text>
    </number:text-style>
    <number:number-style style:name="N642">
      <number:number number:decimal-places="2" loext:min-decimal-places="2" number:min-integer-digits="1"/>
      <number:text>[sec]</number:text>
    </number:number-style>
    <number:number-style style:name="N643">
      <number:number number:decimal-places="2" loext:min-decimal-places="2" number:min-integer-digits="0"/>
      <number:text>[%]</number:text>
    </number:number-style>
    <number:date-style style:name="N64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.</number:text>
      <number:minutes/>
      <number:seconds/>
    </number:date-style>
    <number:number-style style:name="N645">
      <number:text>123456789123456789</number:text>
      <number:number number:decimal-places="0" loext:min-decimal-places="0" number:min-integer-digits="2"/>
    </number:number-style>
    <number:number-style style:name="N646">
      <number:text>123456789</number:text>
      <number:number number:decimal-places="0" loext:min-decimal-places="0" number:min-integer-digits="2">
        <number:embedded-text number:position="1">123456789</number:embedded-text>
      </number:number>
    </number:number-style>
    <number:number-style style:name="N647">
      <number:text>123456789</number:text>
      <number:number number:decimal-places="0" loext:min-decimal-places="0" number:min-integer-digits="1"/>
      <number:text>123456789</number:text>
    </number:number-style>
    <number:number-style style:name="N648">
      <number:text>123456987</number:text>
      <number:number number:decimal-places="0" loext:min-decimal-places="0" number:min-integer-digits="2">
        <number:embedded-text number:position="1">123456987</number:embedded-text>
      </number:number>
    </number:number-style>
    <number:number-style style:name="N649">
      <number:text>56789254124124124125</number:text>
    </number:number-style>
    <number:number-style style:name="N650">
      <number:number number:decimal-places="0" loext:min-decimal-places="0" number:min-integer-digits="9">
        <number:embedded-text number:position="8">123456789</number:embedded-text>
        <number:embedded-text number:position="7">123456789</number:embedded-text>
        <number:embedded-text number:position="6">123456789</number:embedded-text>
        <number:embedded-text number:position="5">123456789</number:embedded-text>
        <number:embedded-text number:position="4">123456789</number:embedded-text>
        <number:embedded-text number:position="3">123456789</number:embedded-text>
        <number:embedded-text number:position="2">123456789</number:embedded-text>
        <number:embedded-text number:position="1">123456789</number:embedded-text>
      </number:number>
      <number:text>123456789</number:text>
    </number:number-style>
    <number:date-style style:name="N651">
      <number:text>I</number:text>
      <number:day/>
      <number:seconds/>
    </number:date-style>
    <number:date-style style:name="N652">
      <number:year number:style="long"/>
      <number:text>/</number:text>
      <number:month number:style="long"/>
      <number:text>/</number:text>
      <number:day/>
    </number:date-style>
    <number:number-style style:name="N653">
      <number:text>12333333444444444444444444444444444444444444444444</number:text>
    </number:number-style>
    <number:date-style style:name="N654">
      <number:day number:style="long"/>
      <number:text>日</number:text>
      <number:month number:style="long"/>
      <number:text>月</number:text>
      <number:year number:style="long"/>
      <number:text>年</number:text>
    </number:date-style>
    <number:date-style style:name="N655P0" style:volatile="true">
      <number:day number:style="long"/>
      <number:text>-</number:text>
      <number:month number:style="long"/>
      <number:text>-</number:text>
      <number:year number:style="long"/>
    </number:date-style>
    <number:text-style style:name="N655">
      <number:text-content/>
      <style:map style:condition="value()&lt;=1.79769313486232E+308" style:apply-style-name="N655P0"/>
    </number:text-style>
    <number:date-style style:name="N65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A</number:text>
      <number:month/>
    </number:date-style>
    <number:date-style style:name="N657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:</number:text>
      <number:seconds/>
    </number:date-style>
    <number:date-style style:name="N65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/</number:text>
      <number:seconds/>
    </number:date-style>
    <number:number-style style:name="N659">
      <number:number number:decimal-places="0" loext:min-decimal-places="0" number:min-integer-digits="2">
        <number:embedded-text number:position="1">123456789</number:embedded-text>
      </number:number>
      <number:text>123456789</number:text>
    </number:number-style>
    <number:number-style style:name="N660">
      <number:text>11234567891123456789</number:text>
    </number:number-style>
    <number:number-style style:name="N661P0" style:volatile="true">
      <number:number number:decimal-places="0" loext:min-decimal-places="0" number:min-integer-digits="1" number:grouping="true"/>
      <number:text> </number:text>
    </number:number-style>
    <number:number-style style:name="N661P1" style:volatile="true">
      <number:number number:decimal-places="0" loext:min-decimal-places="0" number:min-integer-digits="1" number:grouping="true"/>
      <number:text> </number:text>
    </number:number-style>
    <number:number-style style:name="N661P2" style:volatile="true">
      <number:text>- </number:text>
    </number:number-style>
    <number:text-style style:name="N661">
      <number:text-content/>
      <number:text> </number:text>
      <style:map style:condition="value()&gt;0" style:apply-style-name="N661P0"/>
      <style:map style:condition="value()&lt;0" style:apply-style-name="N661P1"/>
      <style:map style:condition="value()=0" style:apply-style-name="N661P2"/>
    </number:text-style>
    <number:number-style style:name="N662P0" style:volatile="true">
      <number:number number:decimal-places="2" loext:min-decimal-places="2" number:min-integer-digits="1" number:grouping="true"/>
      <number:text> </number:text>
    </number:number-style>
    <number:number-style style:name="N662P1" style:volatile="true">
      <number:number number:decimal-places="2" loext:min-decimal-places="2" number:min-integer-digits="1" number:grouping="true"/>
      <number:text> </number:text>
    </number:number-style>
    <number:number-style style:name="N662P2" style:volatile="true">
      <number:text>-</number:text>
      <number:number number:decimal-places="0" loext:min-decimal-places="0" number:min-integer-digits="0"/>
      <number:text>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3">
      <number:text>231</number:text>
      <number:number number:decimal-places="1" loext:min-decimal-places="1" number:min-integer-digits="0"/>
    </number:number-style>
    <number:number-style style:name="N664">
      <number:text>241</number:text>
      <number:number number:decimal-places="1" loext:min-decimal-places="1" number:min-integer-digits="0"/>
    </number:number-style>
    <number:number-style style:name="N665">
      <number:number number:decimal-places="0" loext:min-decimal-places="0" number:min-integer-digits="1"/>
      <number:text>25</number:text>
    </number:number-style>
    <number:number-style style:name="N666P0" style:volatile="true">
      <number:text>\</number:text>
      <number:number number:decimal-places="0" loext:min-decimal-places="0" number:min-integer-digits="1" number:grouping="true"/>
    </number:number-style>
    <number:number-style style:name="N6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666P0"/>
    </number:number-style>
    <number:number-style style:name="N667P0" style:volatile="true">
      <number:text>\</number:text>
      <number:number number:decimal-places="2" loext:min-decimal-places="2" number:min-integer-digits="1" number:grouping="true"/>
    </number:number-style>
    <number:number-style style:name="N667">
      <number:text>-\</number:text>
      <number:number number:decimal-places="2" loext:min-decimal-places="2" number:min-integer-digits="1" number:grouping="true"/>
      <style:map style:condition="value()&gt;=0" style:apply-style-name="N667P0"/>
    </number:number-style>
    <number:number-style style:name="N668P0" style:volatile="true">
      <number:text>\</number:text>
      <number:number number:decimal-places="2" loext:min-decimal-places="2" number:min-integer-digits="1" number:grouping="true"/>
    </number:number-style>
    <number:number-style style:name="N6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668P0"/>
    </number:number-style>
    <number:date-style style:name="N669">
      <number:month number:style="long"/>
      <number:text>月</number:text>
      <number:day number:style="long"/>
      <number:text>日</number:text>
    </number:date-style>
    <number:number-style style:name="N670">
      <number:text/>
    </number:number-style>
    <number:number-style style:name="N672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2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2P2" style:volatile="true">
      <number:text> ¥-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3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673P1" style:volatile="true">
      <number:text> ¥(</number:text>
      <number:number number:decimal-places="0" loext:min-decimal-places="0" number:min-integer-digits="1" number:grouping="true"/>
      <number:text>)</number:text>
    </number:number-style>
    <number:number-style style:name="N673P2" style:volatile="true">
      <number:text> ¥-</number:text>
      <number:number number:decimal-places="0" loext:min-decimal-places="0" number:min-integer-digits="0"/>
      <number:text> </number:text>
    </number:number-style>
    <number:text-style style:name="N673">
      <number:text-content/>
      <number:text> </number:text>
      <style:map style:condition="value()&gt;0" style:apply-style-name="N673P0"/>
      <style:map style:condition="value()&lt;0" style:apply-style-name="N673P1"/>
      <style:map style:condition="value()=0" style:apply-style-name="N673P2"/>
    </number:text-style>
    <number:number-style style:name="N674">
      <number:text>a</number:text>
    </number:number-style>
    <number:number-style style:name="N676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676">
      <style:text-properties fo:color="#ff0000"/>
      <number:text>(¥</number:text>
      <number:number number:decimal-places="0" loext:min-decimal-places="0" number:min-integer-digits="1" number:grouping="true"/>
      <number:text>)</number:text>
      <style:map style:condition="value()&gt;=0" style:apply-style-name="N676P0"/>
    </number:number-style>
    <number:date-style style:name="N677">
      <number:year/>
    </number:date-style>
    <number:date-style style:name="N678">
      <number:day/>
      <number:text>-</number:text>
      <number:month number:textual="true"/>
      <number:text>-</number:text>
      <number:year/>
    </number:date-style>
    <number:date-style style:name="N679P0" style:volatile="true">
      <number:day/>
      <number:text>-</number:text>
      <number:month number:textual="true"/>
      <number:text>-</number:text>
      <number:year/>
    </number:date-style>
    <number:text-style style:name="N679">
      <number:text-content/>
      <style:map style:condition="value()&lt;=1.79769313486232E+308" style:apply-style-name="N679P0"/>
    </number:text-style>
    <number:date-style style:name="N680">
      <number:day number:style="long"/>
      <number:text>-</number:text>
      <number:month number:style="long"/>
      <number:text>-</number:text>
      <number:year/>
    </number:date-style>
    <number:time-style style:name="N68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82P0" style:volatile="true">
      <number:day number:style="long"/>
      <number:text>-</number:text>
      <number:month number:style="long"/>
      <number:text>-</number:text>
      <number:year/>
    </number:date-style>
    <number:text-style style:name="N682">
      <number:text-content/>
      <style:map style:condition="value()&lt;=1.79769313486232E+308" style:apply-style-name="N682P0"/>
    </number:text-style>
    <number:date-style style:name="N683">
      <number:day/>
      <number:text>-</number:text>
      <number:month number:textual="true"/>
    </number:date-style>
    <number:date-style style:name="N684">
      <number:year/>
      <number:text>.</number:text>
      <number:month number:style="long"/>
    </number:date-style>
    <number:number-style style:name="N685P0" style:volatile="true">
      <number:number number:decimal-places="2" loext:min-decimal-places="2" number:min-integer-digits="1"/>
    </number:number-style>
    <number:number-style style:name="N685">
      <style:text-properties fo:color="#ff0000"/>
      <number:number number:decimal-places="2" loext:min-decimal-places="2" number:min-integer-digits="1"/>
      <style:map style:condition="value()&gt;=0" style:apply-style-name="N685P0"/>
    </number:number-style>
    <number:date-style style:name="N686">
      <number:month/>
      <number:text>/</number:text>
      <number:day number:style="long"/>
    </number:date-style>
    <number:date-style style:name="N687">
      <number:day number:style="long"/>
      <number:text>/</number:text>
      <number:month number:style="long"/>
      <number:text>/</number:text>
      <number:year/>
    </number:date-style>
    <number:currency-style style:name="N68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689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689P0"/>
    </number:currency-style>
    <number:number-style style:name="N690">
      <number:number number:decimal-places="0" loext:min-decimal-places="0" number:min-integer-digits="0" number:grouping="true"/>
    </number:number-style>
    <number:date-style style:name="N692P0" style:volatile="true">
      <number:day/>
      <number:text>/</number:text>
      <number:month number:textual="true"/>
      <number:text>/</number:text>
      <number:year/>
    </number:date-style>
    <number:text-style style:name="N692">
      <number:text-content/>
      <style:map style:condition="value()&lt;=1.79769313486232E+308" style:apply-style-name="N692P0"/>
    </number:text-style>
    <number:date-style style:name="N694P0" style:volatile="true">
      <number:day number:style="long"/>
      <number:text>/</number:text>
      <number:month number:textual="true"/>
      <number:text>/</number:text>
      <number:year/>
    </number:date-style>
    <number:text-style style:name="N694">
      <number:text-content/>
      <style:map style:condition="value()&lt;=1.79769313486232E+308" style:apply-style-name="N694P0"/>
    </number:text-style>
    <number:date-style style:name="N695">
      <number:month number:textual="true"/>
      <number:text>/</number:text>
      <number:year number:style="long"/>
    </number:date-style>
    <number:date-style style:name="N696">
      <number:month number:style="long"/>
      <number:text>-</number:text>
      <number:day number:style="long"/>
      <number:text>-</number:text>
      <number:year number:style="long"/>
    </number:date-style>
    <number:currency-style style:name="N69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69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698P0"/>
    </number:currency-style>
    <number:text-style style:name="N699">
      <number:text>Team - </number:text>
      <number:text-content/>
    </number:text-style>
    <number:date-style style:name="N700">
      <number:day number:style="long"/>
      <number:text>/</number:text>
      <number:month number:textual="true"/>
    </number:date-style>
    <number:number-style style:name="N701">
      <number:text>A</number:text>
      <number:number number:decimal-places="0" loext:min-decimal-places="0" number:min-integer-digits="2"/>
    </number:number-style>
    <number:number-style style:name="N702">
      <number:text>X(</number:text>
      <number:number number:decimal-places="0" loext:min-decimal-places="0" number:min-integer-digits="0"/>
      <number:text>)</number:text>
    </number:number-style>
    <number:currency-style style:name="N70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70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704P0"/>
    </number:currency-style>
    <number:number-style style:name="N705">
      <number:number number:decimal-places="1" loext:min-decimal-places="1" number:min-integer-digits="1"/>
      <number:text> sec</number:text>
    </number:number-style>
    <number:number-style style:name="N706">
      <number:number number:decimal-places="2" loext:min-decimal-places="2" number:min-integer-digits="1"/>
      <number:text> sec</number:text>
    </number:number-style>
    <number:number-style style:name="N707">
      <number:number number:decimal-places="0" loext:min-decimal-places="0" number:min-integer-digits="1"/>
      <number:text> sec</number:text>
    </number:number-style>
    <number:date-style style:name="N708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09">
      <number:text>1:</number:text>
    </number:number-style>
    <number:date-style style:name="N71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N711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712">
      <number:text>00000000000000000000</number:text>
    </number:number-style>
    <number:number-style style:name="N713">
      <number:text>00000000001111111111</number:text>
    </number:number-style>
    <number:number-style style:name="N714">
      <number:text>11111111110000000000</number:text>
    </number:number-style>
    <number:number-style style:name="N715" number:title="User-defined">
      <number:number number:decimal-places="0" loext:min-decimal-places="0" number:min-integer-digits="1"/>
      <number:text>2</number:text>
    </number:number-style>
    <number:date-style style:name="N716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17">
      <number:year number:style="long"/>
      <number:text>-</number:text>
      <number:month number:style="long"/>
      <number:text>-</number:text>
      <number:day number:style="long"/>
      <number:text>-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18">
      <number:text>2.1.1</number:text>
    </number:number-style>
    <number:number-style style:name="N719">
      <number:text>2.1.2</number:text>
    </number:number-style>
    <number:number-style style:name="N720">
      <number:text>2.2.3</number:text>
    </number:number-style>
    <number:number-style style:name="N721">
      <number:text>2.1.3</number:text>
    </number:number-style>
    <number:number-style style:name="N722">
      <number:text>2.1.4</number:text>
    </number:number-style>
    <number:number-style style:name="N723">
      <number:text>2.1.5</number:text>
    </number:number-style>
    <number:number-style style:name="N724">
      <number:text>2.1.6</number:text>
    </number:number-style>
    <number:number-style style:name="N725">
      <number:text>3.1.1</number:text>
    </number:number-style>
    <number:number-style style:name="N726">
      <number:text>3.1.2</number:text>
    </number:number-style>
    <number:number-style style:name="N727">
      <number:text>3.1.3</number:text>
    </number:number-style>
    <number:number-style style:name="N728">
      <number:text>3.1.4</number:text>
    </number:number-style>
    <number:number-style style:name="N729">
      <number:text>3.1.5</number:text>
    </number:number-style>
    <number:number-style style:name="N730">
      <number:text>3.1.6</number:text>
    </number:number-style>
    <number:number-style style:name="N731">
      <number:text>3.1.7</number:text>
    </number:number-style>
    <number:number-style style:name="N732">
      <number:text>3.1.8</number:text>
    </number:number-style>
    <number:number-style style:name="N733">
      <number:text>3.1.9</number:text>
    </number:number-style>
    <number:number-style style:name="N734">
      <number:text>3.2.1</number:text>
    </number:number-style>
    <number:number-style style:name="N735">
      <number:text>3.2.2</number:text>
    </number:number-style>
    <number:number-style style:name="N736">
      <number:text>3.2.3</number:text>
    </number:number-style>
    <number:number-style style:name="N737">
      <number:text>3.2.4</number:text>
    </number:number-style>
    <number:number-style style:name="N738">
      <number:text>3.2.5</number:text>
    </number:number-style>
    <number:number-style style:name="N739">
      <number:text>3.2.6</number:text>
    </number:number-style>
    <number:number-style style:name="N740">
      <number:text>3.3.1</number:text>
    </number:number-style>
    <number:number-style style:name="N741">
      <number:text>3.3.2</number:text>
    </number:number-style>
    <number:number-style style:name="N742">
      <number:text>3.3.3</number:text>
    </number:number-style>
    <number:number-style style:name="N743">
      <number:text>3.3.4</number:text>
    </number:number-style>
    <number:number-style style:name="N744">
      <number:text>3.3.5</number:text>
    </number:number-style>
    <number:number-style style:name="N745">
      <number:text>3.3.6</number:text>
    </number:number-style>
    <number:number-style style:name="N746">
      <number:text>3.3.7</number:text>
    </number:number-style>
    <number:number-style style:name="N747">
      <number:text>3.2.7</number:text>
    </number:number-style>
    <number:number-style style:name="N748">
      <number:text>3.4.1</number:text>
    </number:number-style>
    <number:number-style style:name="N749">
      <number:text>3.4.2</number:text>
    </number:number-style>
    <number:number-style style:name="N750">
      <number:text>3.4.3</number:text>
    </number:number-style>
    <number:number-style style:name="N751">
      <number:text>3.5.1</number:text>
    </number:number-style>
    <number:number-style style:name="N752">
      <number:text>3.5.2</number:text>
    </number:number-style>
    <number:number-style style:name="N753">
      <number:text>3.5.3</number:text>
    </number:number-style>
    <number:number-style style:name="N754">
      <number:text>3.5.4</number:text>
    </number:number-style>
    <number:number-style style:name="N755">
      <number:text>3.6.1</number:text>
    </number:number-style>
    <number:number-style style:name="N756">
      <number:text>3.6.2</number:text>
    </number:number-style>
    <number:number-style style:name="N757">
      <number:text>3.6.3</number:text>
    </number:number-style>
    <number:number-style style:name="N758">
      <number:text>3.6.4</number:text>
    </number:number-style>
    <number:number-style style:name="N759">
      <number:text>12.1.1</number:text>
    </number:number-style>
    <number:number-style style:name="N760">
      <number:text>12.1.2</number:text>
    </number:number-style>
    <number:number-style style:name="N761">
      <number:text>12.1.3</number:text>
    </number:number-style>
    <number:number-style style:name="N762">
      <number:text>12.1.4</number:text>
    </number:number-style>
    <number:number-style style:name="N763">
      <number:text>12.2.1</number:text>
    </number:number-style>
    <number:number-style style:name="N764">
      <number:text>12.2.2</number:text>
    </number:number-style>
    <number:number-style style:name="N765">
      <number:text>12.2.3</number:text>
    </number:number-style>
    <number:number-style style:name="N766">
      <number:text>12.2.4</number:text>
    </number:number-style>
    <number:number-style style:name="N767">
      <number:text>12.2.5</number:text>
    </number:number-style>
    <number:number-style style:name="N768">
      <number:text>12.2.6</number:text>
    </number:number-style>
    <number:number-style style:name="N769">
      <number:text>12.2.7</number:text>
    </number:number-style>
    <number:number-style style:name="N770">
      <number:text>12.2.8</number:text>
    </number:number-style>
    <number:number-style style:name="N771">
      <number:text>12.2.9</number:text>
    </number:number-style>
    <number:number-style style:name="N772">
      <number:text>12.3.1</number:text>
    </number:number-style>
    <number:number-style style:name="N773">
      <number:text>12.3.2</number:text>
    </number:number-style>
    <number:number-style style:name="N774">
      <number:text>12.3.3</number:text>
    </number:number-style>
    <number:number-style style:name="N775">
      <number:text>12.3.4</number:text>
    </number:number-style>
    <number:date-style style:name="N776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777">
      <number:text>12.3.5</number:text>
    </number:number-style>
    <number:number-style style:name="N778">
      <number:text>12.4.1</number:text>
    </number:number-style>
    <number:number-style style:name="N779">
      <number:text>12.4.2</number:text>
    </number:number-style>
    <number:number-style style:name="N780">
      <number:text>12.4.3</number:text>
    </number:number-style>
    <number:number-style style:name="N781">
      <number:text>12.4.4</number:text>
    </number:number-style>
    <number:number-style style:name="N782">
      <number:text>12.4.5</number:text>
    </number:number-style>
    <number:number-style style:name="N783">
      <number:text>12.4.6</number:text>
    </number:number-style>
    <number:number-style style:name="N784">
      <number:text>12.4.7</number:text>
    </number:number-style>
    <number:number-style style:name="N785">
      <number:text>12.5.1</number:text>
    </number:number-style>
    <number:number-style style:name="N786">
      <number:text>12.5.2</number:text>
    </number:number-style>
    <number:number-style style:name="N787">
      <number:text>12.5.3</number:text>
    </number:number-style>
    <number:number-style style:name="N788">
      <number:text>12.5.4</number:text>
    </number:number-style>
    <number:number-style style:name="N789">
      <number:text>12.5.5</number:text>
    </number:number-style>
    <number:number-style style:name="N790">
      <number:text>12.5.6</number:text>
    </number:number-style>
    <number:number-style style:name="N791">
      <number:text>12.5.7</number:text>
    </number:number-style>
    <number:number-style style:name="N792">
      <number:text>12.5.8</number:text>
    </number:number-style>
    <number:number-style style:name="N793">
      <number:text>12.5.9</number:text>
    </number:number-style>
    <number:number-style style:name="N794">
      <number:text>125.1</number:text>
      <number:number number:decimal-places="1" loext:min-decimal-places="1" number:min-integer-digits="0"/>
    </number:number-style>
    <number:number-style style:name="N795">
      <number:text>12.6.1</number:text>
    </number:number-style>
    <number:number-style style:name="N796">
      <number:text>12-1</number:text>
      <number:number number:decimal-places="0" loext:min-decimal-places="0" number:min-integer-digits="3">
        <number:embedded-text number:position="2">-2</number:embedded-text>
        <number:embedded-text number:position="1">16 14:</number:embedded-text>
      </number:number>
      <number:text>8:41</number:text>
    </number:number-style>
    <number:number-style style:name="N797" number:title="User-defined">
      <number:text>2</number:text>
      <number:number number:decimal-places="0" loext:min-decimal-places="0" number:min-integer-digits="3">
        <number:embedded-text number:position="2">16-1</number:embedded-text>
        <number:embedded-text number:position="1">-13 13:34:</number:embedded-text>
      </number:number>
      <number:text>1</number:text>
    </number:number-style>
    <number:number-style style:name="N798">
      <number:text>-999999999.99999999</number:text>
    </number:number-style>
    <number:number-style style:name="N799">
      <number:text>9999999999.99999999</number:text>
    </number:number-style>
    <number:number-style style:name="N800">
      <number:text>6</number:text>
      <number:number number:decimal-places="8" loext:min-decimal-places="8" number:min-integer-digits="0"/>
    </number:number-style>
    <number:number-style style:name="N801">
      <number:text>-8</number:text>
      <number:number number:decimal-places="0" loext:min-decimal-places="0" number:min-integer-digits="3"/>
    </number:number-style>
    <number:number-style style:name="N802">
      <number:text>34.1</number:text>
    </number:number-style>
    <number:number-style style:name="N803">
      <number:text>1</number:text>
      <number:number number:decimal-places="0" loext:min-decimal-places="0" number:min-integer-digits="1"/>
      <number:text>.1.1</number:text>
    </number:number-style>
    <number:number-style style:name="N804">
      <number:number number:decimal-places="0" loext:min-decimal-places="0" number:min-integer-digits="2"/>
      <number:text>1</number:text>
    </number:number-style>
    <number:date-style style:name="N80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  <number:text> </number:text>
    </number:date-style>
    <number:date-style style:name="N80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</number:date-style>
    <number:number-style style:name="N807">
      <number:number number:decimal-places="0" loext:min-decimal-places="0" number:min-integer-digits="1"/>
      <number:text>.123456789</number:text>
    </number:number-style>
    <number:number-style style:name="N808">
      <number:text>99999999999.99999999</number:text>
    </number:number-style>
    <number:number-style style:name="N809">
      <number:number number:decimal-places="0" loext:min-decimal-places="0" number:min-integer-digits="2"/>
      <number:text>3</number:text>
    </number:number-style>
    <number:number-style style:name="N810">
      <number:text>1.2.3</number:text>
    </number:number-style>
    <number:number-style style:name="N811">
      <number:text>8.2.3</number:text>
    </number:number-style>
    <number:number-style style:name="N812">
      <number:text>13.1.1</number:text>
    </number:number-style>
    <number:number-style style:name="N813">
      <number:text>9.1.1</number:text>
    </number:number-style>
    <number:number-style style:name="N814">
      <number:text>123:1223</number:text>
    </number:number-style>
    <number:number-style style:name="N815">
      <number:text>2382年12月31日</number:text>
    </number:number-style>
    <number:number-style style:name="N816">
      <number:text>-999</number:text>
    </number:number-style>
    <number:number-style style:name="N817">
      <number:text>14.1.1</number:text>
    </number:number-style>
    <number:number-style style:name="N818">
      <number:text>11</number:text>
    </number:number-style>
    <number:number-style style:name="N819">
      <number:text>11</number:text>
      <number:number number:decimal-places="1" loext:min-decimal-places="1" number:min-integer-digits="0"/>
    </number:number-style>
    <number:number-style style:name="N820">
      <number:text>2</number:text>
      <number:number number:decimal-places="0" loext:min-decimal-places="0" number:min-integer-digits="2"/>
      <number:text>7</number:text>
    </number:number-style>
    <number:date-style style:name="N821">
      <number:year number:style="long"/>
      <number:text>-</number:text>
      <number:month number:style="long"/>
    </number:date-style>
    <number:date-style style:name="N822">
      <number:year number:style="long"/>
      <number:text>-</number:text>
      <number:day number:style="long"/>
    </number:date-style>
    <number:number-style style:name="N823">
      <number:text>昇格</number:text>
    </number:number-style>
    <number:number-style style:name="N824">
      <number:text>昇給</number:text>
    </number:number-style>
    <number:date-style style:name="N825">
      <number:text>p</number:text>
      <number:year number:calendar="gengou" number:style="long"/>
      <number:text>o</number:text>
      <number:month number:calendar="gengou"/>
      <number:text>otion</number:text>
    </number:date-style>
    <number:number-style style:name="N826">
      <number:text>-9999999.999</number:text>
    </number:number-style>
    <number:number-style style:name="N827">
      <number:text>9999999999999999999999</number:text>
    </number:number-style>
    <number:date-style style:name="N82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:</number:text>
      <number:seconds number:style="long"/>
    </number:date-style>
    <number:number-style style:name="N829">
      <number:text>１２３４５６７.</number:text>
    </number:number-style>
    <number:number-style style:name="N830">
      <number:number number:decimal-places="0" loext:min-decimal-places="0" number:min-integer-digits="3"/>
      <number:text>1:</number:text>
    </number:number-style>
    <number:number-style style:name="N831">
      <number:text>123456:</number:text>
    </number:number-style>
    <number:number-style style:name="N832">
      <number:text>111</number:text>
      <number:number number:decimal-places="1" loext:min-decimal-places="1" number:min-integer-digits="0"/>
    </number:number-style>
    <number:number-style style:name="N833">
      <number:text>19</number:text>
      <number:number number:decimal-places="0" loext:min-decimal-places="0" number:min-integer-digits="3"/>
      <number:text>1</number:text>
    </number:number-style>
    <number:number-style style:name="N835P0" style:volatile="true">
      <number:number number:decimal-places="1" loext:min-decimal-places="1" number:min-integer-digits="2"/>
    </number:number-style>
    <number:number-style style:name="N835">
      <style:text-properties fo:color="#ff0000"/>
      <number:text>-</number:text>
      <number:number number:decimal-places="1" loext:min-decimal-places="1" number:min-integer-digits="2"/>
      <style:map style:condition="value()&gt;=0" style:apply-style-name="N835P0"/>
    </number:number-style>
    <number:number-style style:name="N836P0" style:volatile="true">
      <number:number number:decimal-places="2" loext:min-decimal-places="2" number:min-integer-digits="1"/>
    </number:number-style>
    <number:number-style style:name="N836">
      <style:text-properties fo:color="#ff0000"/>
      <number:text>-</number:text>
      <number:number number:decimal-places="2" loext:min-decimal-places="2" number:min-integer-digits="1"/>
      <style:map style:condition="value()&gt;=0" style:apply-style-name="N836P0"/>
    </number:number-style>
    <number:number-style style:name="N837">
      <number:number number:decimal-places="0" loext:min-decimal-places="0" number:min-integer-digits="3"/>
      <number:text>2</number:text>
    </number:number-style>
    <number:number-style style:name="N838">
      <number:text>19</number:text>
      <number:number number:decimal-places="0" loext:min-decimal-places="0" number:min-integer-digits="3"/>
      <number:text>7</number:text>
    </number:number-style>
    <number:number-style style:name="N839">
      <number:number number:decimal-places="12" loext:min-decimal-places="12" number:min-integer-digits="1" number:grouping="true"/>
    </number:number-style>
    <number:number-style style:name="N840">
      <number:text>1234567891235467894123546789123654784125</number:text>
    </number:number-style>
    <number:date-style style:name="N841">
      <number:month number:style="long"/>
    </number:date-style>
    <number:number-style style:name="N842">
      <number:number number:decimal-places="0" loext:min-decimal-places="0" number:min-integer-digits="4"/>
      <number:text>1</number:text>
    </number:number-style>
    <number:date-style style:name="N84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/>
      <number:text>:</number:text>
      <number:seconds/>
    </number:date-style>
    <number:date-style style:name="N844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/>
      <number:text>:</number:text>
      <number:seconds/>
    </number:date-style>
    <number:number-style style:name="N845">
      <number:text>8.2.1</number:text>
    </number:number-style>
    <number:number-style style:name="N846">
      <number:text>8.2.2</number:text>
    </number:number-style>
    <number:number-style style:name="N847">
      <number:text>8.2.4</number:text>
    </number:number-style>
    <number:number-style style:name="N848">
      <number:text>8.2.5</number:text>
    </number:number-style>
    <number:number-style style:name="N849">
      <number:text>8.2.6</number:text>
    </number:number-style>
    <number:number-style style:name="N850">
      <number:text>8.2.7</number:text>
    </number:number-style>
    <number:number-style style:name="N851">
      <number:text>8.2.8</number:text>
    </number:number-style>
    <number:number-style style:name="N852">
      <number:text>8.2.9</number:text>
    </number:number-style>
    <number:number-style style:name="N853">
      <number:text>8.3.1</number:text>
    </number:number-style>
    <number:number-style style:name="N854">
      <number:text>8.3.2</number:text>
    </number:number-style>
    <number:number-style style:name="N855">
      <number:text>8.3.3</number:text>
    </number:number-style>
    <number:number-style style:name="N856">
      <number:text>8.3.4</number:text>
    </number:number-style>
    <number:number-style style:name="N857">
      <number:text>8.3.5</number:text>
    </number:number-style>
    <number:number-style style:name="N858">
      <number:text>8.3.6</number:text>
    </number:number-style>
    <number:number-style style:name="N859">
      <number:text>8.4.1</number:text>
    </number:number-style>
    <number:number-style style:name="N860">
      <number:text>8.4.2</number:text>
    </number:number-style>
    <number:number-style style:name="N861">
      <number:text>8.5.1</number:text>
    </number:number-style>
    <number:number-style style:name="N862">
      <number:text>8.5.2</number:text>
    </number:number-style>
    <number:number-style style:name="N863">
      <number:text>8.5.3</number:text>
    </number:number-style>
    <number:number-style style:name="N864">
      <number:text>8.5.4.</number:text>
    </number:number-style>
    <number:number-style style:name="N865">
      <number:text>8.5.4</number:text>
    </number:number-style>
    <number:number-style style:name="N866">
      <number:text>8.5.5</number:text>
    </number:number-style>
    <number:number-style style:name="N867">
      <number:text>8.5.6</number:text>
    </number:number-style>
    <number:number-style style:name="N868">
      <number:text>8.6.1</number:text>
    </number:number-style>
    <number:number-style style:name="N869">
      <number:text>8.6.2</number:text>
    </number:number-style>
    <number:number-style style:name="N870">
      <number:text>8.7.1</number:text>
    </number:number-style>
    <number:number-style style:name="N871">
      <number:text>"8.3.3</number:text>
    </number:number-style>
    <number:number-style style:name="N872">
      <number:text>8.3.7</number:text>
    </number:number-style>
    <number:number-style style:name="N873">
      <number:text>8.3.8</number:text>
    </number:number-style>
    <number:number-style style:name="N874">
      <number:text>8.3.9</number:text>
    </number:number-style>
    <number:number-style style:name="N875">
      <number:text>8.4.3</number:text>
    </number:number-style>
    <number:number-style style:name="N876">
      <number:text>8.4.4</number:text>
    </number:number-style>
    <number:number-style style:name="N877">
      <number:text>8.4.5</number:text>
    </number:number-style>
    <number:number-style style:name="N878">
      <number:text>8.4.6</number:text>
    </number:number-style>
    <number:number-style style:name="N879">
      <number:text>8.6.3</number:text>
    </number:number-style>
    <number:number-style style:name="N880">
      <number:text>8.6.4</number:text>
    </number:number-style>
    <number:number-style style:name="N881">
      <number:text>8.6.5</number:text>
    </number:number-style>
    <number:number-style style:name="N882">
      <number:text>8.6.6</number:text>
    </number:number-style>
    <number:number-style style:name="N883">
      <number:text>11.2.1</number:text>
    </number:number-style>
    <number:number-style style:name="N884">
      <number:text>11.2.2</number:text>
    </number:number-style>
    <number:number-style style:name="N885">
      <number:text>11.2.3</number:text>
    </number:number-style>
    <number:number-style style:name="N886">
      <number:text>11.2.4</number:text>
    </number:number-style>
    <number:number-style style:name="N887">
      <number:text>11.2.5</number:text>
    </number:number-style>
    <number:number-style style:name="N888">
      <number:text>11.2.6</number:text>
    </number:number-style>
    <number:number-style style:name="N889">
      <number:text>11.2.7</number:text>
    </number:number-style>
    <number:number-style style:name="N890">
      <number:text>11.2.8</number:text>
    </number:number-style>
    <number:number-style style:name="N891">
      <number:text>11.2.9</number:text>
    </number:number-style>
    <number:number-style style:name="N892">
      <number:text>11.3.1</number:text>
    </number:number-style>
    <number:number-style style:name="N893">
      <number:text>11.3.2</number:text>
    </number:number-style>
    <number:number-style style:name="N894">
      <number:text>11.3.3</number:text>
    </number:number-style>
    <number:number-style style:name="N895">
      <number:text>11.3.4</number:text>
    </number:number-style>
    <number:number-style style:name="N896">
      <number:text>11.3.5</number:text>
    </number:number-style>
    <number:number-style style:name="N897">
      <number:text>11.3.6</number:text>
    </number:number-style>
    <number:number-style style:name="N898">
      <number:text>11.4.1</number:text>
    </number:number-style>
    <number:number-style style:name="N899">
      <number:text>11.4.2</number:text>
    </number:number-style>
    <number:number-style style:name="N900">
      <number:text>11.5.1</number:text>
    </number:number-style>
    <number:number-style style:name="N901">
      <number:text>11.5.2</number:text>
    </number:number-style>
    <number:number-style style:name="N902">
      <number:text>11.5.3</number:text>
    </number:number-style>
    <number:number-style style:name="N903">
      <number:text>11.5.4</number:text>
    </number:number-style>
    <number:number-style style:name="N904">
      <number:text>11.5.5</number:text>
    </number:number-style>
    <number:number-style style:name="N905">
      <number:text>11.5.6</number:text>
    </number:number-style>
    <number:number-style style:name="N906">
      <number:text>11.6.1</number:text>
    </number:number-style>
    <number:number-style style:name="N907">
      <number:text>11.6.2</number:text>
    </number:number-style>
    <number:number-style style:name="N908">
      <number:text>11.3.7</number:text>
    </number:number-style>
    <number:number-style style:name="N909">
      <number:text>11.3.8</number:text>
    </number:number-style>
    <number:number-style style:name="N910">
      <number:text>11.3.9</number:text>
    </number:number-style>
    <number:number-style style:name="N911">
      <number:text>11.4..2</number:text>
    </number:number-style>
    <number:number-style style:name="N912">
      <number:text>11.4..3</number:text>
    </number:number-style>
    <number:number-style style:name="N913">
      <number:text>11.4..4</number:text>
    </number:number-style>
    <number:number-style style:name="N914">
      <number:text>11.4..5</number:text>
    </number:number-style>
    <number:number-style style:name="N915">
      <number:text>11.4..6</number:text>
    </number:number-style>
    <number:number-style style:name="N916">
      <number:text>11.4..1</number:text>
    </number:number-style>
    <number:number-style style:name="N917">
      <number:text>11.4.4</number:text>
    </number:number-style>
    <number:number-style style:name="N918">
      <number:text>11.4.3</number:text>
    </number:number-style>
    <number:number-style style:name="N919">
      <number:text>11.4.6</number:text>
    </number:number-style>
    <number:number-style style:name="N920">
      <number:text>11.4.5</number:text>
    </number:number-style>
    <number:number-style style:name="N921">
      <number:text>"11.5.2</number:text>
    </number:number-style>
    <number:number-style style:name="N922">
      <number:text>11.6.3</number:text>
    </number:number-style>
    <number:number-style style:name="N923">
      <number:text>11.6.4</number:text>
    </number:number-style>
    <number:number-style style:name="N924">
      <number:text>11.6.5</number:text>
    </number:number-style>
    <number:number-style style:name="N925">
      <number:text>11.6.6</number:text>
    </number:number-style>
    <number:number-style style:name="N926">
      <number:text>11.7.1</number:text>
    </number:number-style>
    <number:number-style style:name="N927">
      <number:text>11.7.2</number:text>
    </number:number-style>
    <number:number-style style:name="N928">
      <number:text>15.3.1</number:text>
    </number:number-style>
    <number:number-style style:name="N929">
      <number:text>15.3.2</number:text>
    </number:number-style>
    <number:number-style style:name="N930">
      <number:text>15.3.3</number:text>
    </number:number-style>
    <number:number-style style:name="N931">
      <number:text>15.3.4</number:text>
    </number:number-style>
    <number:number-style style:name="N932">
      <number:text>15.3.5</number:text>
    </number:number-style>
    <number:number-style style:name="N933">
      <number:text>15.3.6</number:text>
    </number:number-style>
    <number:number-style style:name="N934">
      <number:text>15.3.7</number:text>
    </number:number-style>
    <number:number-style style:name="N935">
      <number:text>15.3.8</number:text>
    </number:number-style>
    <number:number-style style:name="N936">
      <number:text>15.3.9</number:text>
    </number:number-style>
    <number:number-style style:name="N937">
      <number:text>1.3.7</number:text>
    </number:number-style>
    <number:number-style style:name="N938">
      <number:text>15.4.1</number:text>
    </number:number-style>
    <number:number-style style:name="N939">
      <number:text>15.4.2</number:text>
    </number:number-style>
    <number:number-style style:name="N940">
      <number:text>15.4.3</number:text>
    </number:number-style>
    <number:number-style style:name="N941">
      <number:text>15.4.4</number:text>
    </number:number-style>
    <number:number-style style:name="N942">
      <number:text>15.4.5</number:text>
    </number:number-style>
    <number:number-style style:name="N943">
      <number:text>15.4.6</number:text>
    </number:number-style>
    <number:number-style style:name="N944">
      <number:text>15.5.1</number:text>
    </number:number-style>
    <number:number-style style:name="N945">
      <number:text>15.5.2</number:text>
    </number:number-style>
    <number:number-style style:name="N946">
      <number:text>15.6.1</number:text>
    </number:number-style>
    <number:number-style style:name="N947">
      <number:text>15.6.2</number:text>
    </number:number-style>
    <number:number-style style:name="N948">
      <number:text>15.6.3</number:text>
    </number:number-style>
    <number:number-style style:name="N949">
      <number:text>15.6.4</number:text>
    </number:number-style>
    <number:number-style style:name="N950">
      <number:text>15.6.5</number:text>
    </number:number-style>
    <number:number-style style:name="N951">
      <number:text>15.6.6</number:text>
    </number:number-style>
    <number:number-style style:name="N952">
      <number:text>15.5.3</number:text>
    </number:number-style>
    <number:number-style style:name="N953">
      <number:text>16.1</number:text>
    </number:number-style>
    <number:number-style style:name="N954">
      <number:text>15.6.1.</number:text>
    </number:number-style>
    <number:number-style style:name="N955">
      <number:text>18.3.1</number:text>
    </number:number-style>
    <number:number-style style:name="N956">
      <number:text>18.3.2</number:text>
    </number:number-style>
    <number:number-style style:name="N957">
      <number:text>18.3.3</number:text>
    </number:number-style>
    <number:number-style style:name="N958">
      <number:text>18.3.4</number:text>
    </number:number-style>
    <number:number-style style:name="N959">
      <number:text>18.3.5</number:text>
    </number:number-style>
    <number:number-style style:name="N960">
      <number:text>18.3.6</number:text>
    </number:number-style>
    <number:number-style style:name="N961">
      <number:text>18.3.7</number:text>
    </number:number-style>
    <number:number-style style:name="N962">
      <number:text>18.3.8</number:text>
    </number:number-style>
    <number:number-style style:name="N963">
      <number:text>18.3.9</number:text>
    </number:number-style>
    <number:number-style style:name="N964">
      <number:text>18.4.1</number:text>
    </number:number-style>
    <number:number-style style:name="N965">
      <number:text>18.4.2</number:text>
    </number:number-style>
    <number:number-style style:name="N966">
      <number:text>18.4.3</number:text>
    </number:number-style>
    <number:number-style style:name="N967">
      <number:text>18.4.4</number:text>
    </number:number-style>
    <number:number-style style:name="N968">
      <number:text>18.4.5</number:text>
    </number:number-style>
    <number:number-style style:name="N969">
      <number:text>18.4.6</number:text>
    </number:number-style>
    <number:number-style style:name="N970">
      <number:text>18.5.1</number:text>
    </number:number-style>
    <number:number-style style:name="N971">
      <number:text>18.5.2</number:text>
    </number:number-style>
    <number:number-style style:name="N972">
      <number:text>18.6.1</number:text>
    </number:number-style>
    <number:number-style style:name="N973">
      <number:text>18.6.2</number:text>
    </number:number-style>
    <number:number-style style:name="N974">
      <number:text>18.6.3</number:text>
    </number:number-style>
    <number:number-style style:name="N975">
      <number:text>18.6.4</number:text>
    </number:number-style>
    <number:number-style style:name="N976">
      <number:text>18.6.5</number:text>
    </number:number-style>
    <number:number-style style:name="N977">
      <number:text>18.6.6</number:text>
    </number:number-style>
    <number:number-style style:name="N978">
      <number:text>18.7.1</number:text>
    </number:number-style>
    <number:number-style style:name="N979">
      <number:text>18.7.2</number:text>
    </number:number-style>
    <number:number-style style:name="N980">
      <number:number number:decimal-places="0" loext:min-decimal-places="0" number:min-integer-digits="1"/>
      <number:text>.9</number:text>
    </number:number-style>
    <number:date-style style:name="N981">
      <number:year number:style="long"/>
      <number:text>/</number:text>
      <number:month number:style="long"/>
      <number:text>/</number:text>
      <number:day number:style="long"/>
      <number:text>/</number:text>
    </number:date-style>
    <number:date-style style:name="N98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983">
      <number:number number:decimal-places="0" loext:min-decimal-places="0" number:min-integer-digits="1"/>
      <number:text>.11111111</number:text>
    </number:number-style>
    <number:number-style style:name="N984">
      <number:text>6.1.</number:text>
    </number:number-style>
    <number:number-style style:name="N985">
      <number:text>6.1.4</number:text>
    </number:number-style>
    <number:number-style style:name="N986">
      <number:text>6.1.5</number:text>
    </number:number-style>
    <number:number-style style:name="N987">
      <number:text>6.1.6</number:text>
    </number:number-style>
    <number:number-style style:name="N988">
      <number:text>6.2.1</number:text>
    </number:number-style>
    <number:number-style style:name="N989">
      <number:text>6.2.2</number:text>
    </number:number-style>
    <number:number-style style:name="N990">
      <number:text>6.2.6</number:text>
    </number:number-style>
    <number:number-style style:name="N991">
      <number:text>6.2.5</number:text>
    </number:number-style>
    <number:number-style style:name="N992">
      <number:text>6.2.4</number:text>
    </number:number-style>
    <number:number-style style:name="N993">
      <number:text>6.2.3</number:text>
    </number:number-style>
    <number:number-style style:name="N994">
      <number:text>91</number:text>
      <number:number number:decimal-places="1" loext:min-decimal-places="1" number:min-integer-digits="0"/>
    </number:number-style>
    <number:number-style style:name="N995">
      <number:text>24</number:text>
      <number:number number:decimal-places="0" loext:min-decimal-places="0" number:min-integer-digits="1"/>
      <number:text>1:</number:text>
    </number:number-style>
    <number:number-style style:name="N996">
      <number:text>u</number:text>
    </number:number-style>
    <number:number-style style:name="N997">
      <number:number number:decimal-places="1" loext:min-decimal-places="1" number:min-integer-digits="4"/>
    </number:number-style>
    <number:number-style style:name="N998">
      <number:text>-9999999999999999999</number:text>
    </number:number-style>
    <number:date-style style:name="N999">
      <number:text>ABc</number:text>
      <number:day/>
    </number:date-style>
    <number:date-style style:name="N1000">
      <number:year number:style="long"/>
      <number:text>/ </number:text>
      <number:month number:style="long"/>
      <number:text>/</number:text>
      <number:day number:style="long"/>
    </number:date-style>
    <number:date-style style:name="N1001">
      <number:year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02" number:title="User-defined">
      <number:text>ABC</number:text>
    </number:number-style>
    <number:number-style style:name="N1003">
      <number:number number:decimal-places="0" loext:min-decimal-places="0" number:min-integer-digits="1"/>
      <number:text> :</number:text>
    </number:number-style>
    <number:percentage-style style:name="N1004">
      <number:number number:decimal-places="2" loext:min-decimal-places="2" number:min-integer-digits="1" number:grouping="true"/>
      <number:text>%</number:text>
    </number:percentage-style>
    <number:date-style style:name="N1005">
      <number:year number:style="long"/>
      <number:text>/</number:text>
      <number:month/>
      <number:text>/</number:text>
      <number:day number:style="long"/>
    </number:date-style>
    <number:currency-style style:name="N1007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007"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007P0"/>
    </number:currency-style>
    <number:currency-style style:name="N1009P0" style:volatile="true">
      <number:number number:decimal-places="2" loext:min-decimal-places="2" number:min-integer-digits="1" number:grouping="true"/>
      <number:text> </number:text>
      <number:currency-symbol>INR</number:currency-symbol>
    </number:currency-style>
    <number:number-style style:name="N10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09P0"/>
    </number:number-style>
    <number:number-style style:name="N1010P0" style:volatile="true">
      <number:text>$</number:text>
      <number:number number:decimal-places="2" loext:min-decimal-places="2" number:min-integer-digits="1" number:grouping="true"/>
    </number:number-style>
    <number:number-style style:name="N1010">
      <number:text>-$</number:text>
      <number:number number:decimal-places="2" loext:min-decimal-places="2" number:min-integer-digits="1" number:grouping="true"/>
      <style:map style:condition="value()&gt;=0" style:apply-style-name="N1010P0"/>
    </number:number-style>
    <number:currency-style style:name="N10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012"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012P0"/>
    </number:currency-style>
    <number:time-style style:name="N1013">
      <number:minutes number:style="long"/>
      <number:text>:</number:text>
      <number:seconds number:style="long"/>
      <number:text>.</number:text>
    </number:time-style>
    <number:date-style style:name="N1014">
      <number:text>Colu</number:text>
      <number:month/>
      <number:text>n</number:text>
    </number:date-style>
    <number:number-style style:name="N1018P0" style:volatile="true">
      <number:text> ｣</number:text>
      <number:number number:decimal-places="0" loext:min-decimal-places="0" number:min-integer-digits="1" number:grouping="true"/>
      <number:text> </number:text>
    </number:number-style>
    <number:number-style style:name="N1018P1" style:volatile="true">
      <number:text>-｣</number:text>
      <number:number number:decimal-places="0" loext:min-decimal-places="0" number:min-integer-digits="1" number:grouping="true"/>
      <number:text> </number:text>
    </number:number-style>
    <number:number-style style:name="N1018P2" style:volatile="true">
      <number:text> ｣- </number:text>
    </number:number-style>
    <number:text-style style:name="N1018">
      <number:text-content/>
      <number:text> </number:text>
      <style:map style:condition="value()&gt;0" style:apply-style-name="N1018P0"/>
      <style:map style:condition="value()&lt;0" style:apply-style-name="N1018P1"/>
      <style:map style:condition="value()=0" style:apply-style-name="N1018P2"/>
    </number:text-style>
    <number:number-style style:name="N1022P0" style:volatile="true">
      <number:text> ｣</number:text>
      <number:number number:decimal-places="2" loext:min-decimal-places="2" number:min-integer-digits="1" number:grouping="true"/>
      <number:text> </number:text>
    </number:number-style>
    <number:number-style style:name="N1022P1" style:volatile="true">
      <number:text>-｣</number:text>
      <number:number number:decimal-places="2" loext:min-decimal-places="2" number:min-integer-digits="1" number:grouping="true"/>
      <number:text> </number:text>
    </number:number-style>
    <number:number-style style:name="N1022P2" style:volatile="true">
      <number:text> ｣-</number:text>
      <number:number number:decimal-places="0" loext:min-decimal-places="0" number:min-integer-digits="0"/>
      <number:text> </number:text>
    </number:number-style>
    <number:text-style style:name="N1022">
      <number:text-content/>
      <number:text> </number:text>
      <style:map style:condition="value()&gt;0" style:apply-style-name="N1022P0"/>
      <style:map style:condition="value()&lt;0" style:apply-style-name="N1022P1"/>
      <style:map style:condition="value()=0" style:apply-style-name="N1022P2"/>
    </number:text-style>
    <number:number-style style:name="N1023">
      <number:text>$</number:text>
      <number:number number:decimal-places="0" loext:min-decimal-places="0" number:min-integer-digits="4" number:grouping="true"/>
    </number:number-style>
    <number:number-style style:name="N1024P0" style:volatile="true">
      <number:text>\</number:text>
      <number:number number:decimal-places="2" loext:min-decimal-places="2" number:min-integer-digits="1" number:grouping="true"/>
    </number:number-style>
    <number:number-style style:name="N10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024P0"/>
    </number:number-style>
    <number:number-style style:name="N1025P0" style:volatile="true">
      <number:text>\</number:text>
      <number:number number:decimal-places="0" loext:min-decimal-places="0" number:min-integer-digits="1" number:grouping="true"/>
    </number:number-style>
    <number:number-style style:name="N10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025P0"/>
    </number:number-style>
    <number:number-style style:name="N1026P0" style:volatile="true">
      <number:text>\</number:text>
      <number:number number:decimal-places="0" loext:min-decimal-places="0" number:min-integer-digits="1" number:grouping="true"/>
    </number:number-style>
    <number:number-style style:name="N1026">
      <number:text>\!-\</number:text>
      <number:number number:decimal-places="0" loext:min-decimal-places="0" number:min-integer-digits="1" number:grouping="true"/>
      <style:map style:condition="value()&gt;=0" style:apply-style-name="N1026P0"/>
    </number:number-style>
    <number:number-style style:name="N1027">
      <number:text>残</number:text>
      <number:number number:decimal-places="0" loext:min-decimal-places="0" number:min-integer-digits="1"/>
    </number:number-style>
    <number:text-style style:name="N1028">
      <number:text-content/>
      <number:text>%</number:text>
    </number:text-style>
    <number:number-style style:name="N1029">
      <number:number number:decimal-places="9" loext:min-decimal-places="9" number:min-integer-digits="1"/>
      <number:text> </number:text>
    </number:number-style>
    <number:number-style style:name="N1030">
      <number:number number:decimal-places="11" loext:min-decimal-places="11" number:min-integer-digits="1"/>
      <number:text> </number:text>
    </number:number-style>
    <number:number-style style:name="N1031">
      <number:number number:decimal-places="12" loext:min-decimal-places="12" number:min-integer-digits="1"/>
      <number:text> </number:text>
    </number:number-style>
    <number:number-style style:name="N1032">
      <number:number number:decimal-places="13" loext:min-decimal-places="13" number:min-integer-digits="1"/>
      <number:text> </number:text>
    </number:number-style>
    <number:number-style style:name="N1033">
      <number:number number:decimal-places="8" loext:min-decimal-places="8" number:min-integer-digits="1"/>
      <number:text> </number:text>
    </number:number-style>
    <number:number-style style:name="N1034">
      <number:number number:decimal-places="7" loext:min-decimal-places="7" number:min-integer-digits="1"/>
      <number:text> </number:text>
    </number:number-style>
    <number:number-style style:name="N1035P0" style:volatile="true">
      <number:text>¥</number:text>
      <number:number number:decimal-places="0" loext:min-decimal-places="0" number:min-integer-digits="1" number:grouping="true"/>
    </number:number-style>
    <number:number-style style:name="N1035">
      <number:text>¥!-¥</number:text>
      <number:number number:decimal-places="0" loext:min-decimal-places="0" number:min-integer-digits="1" number:grouping="true"/>
      <style:map style:condition="value()&gt;=0" style:apply-style-name="N1035P0"/>
    </number:number-style>
    <number:number-style style:name="N1039P0" style:volatile="true">
      <number:text> \</number:text>
      <number:number number:decimal-places="0" loext:min-decimal-places="0" number:min-integer-digits="1" number:grouping="true"/>
    </number:number-style>
    <number:number-style style:name="N1039P1" style:volatile="true">
      <number:text>-\</number:text>
      <number:number number:decimal-places="0" loext:min-decimal-places="0" number:min-integer-digits="1" number:grouping="true"/>
    </number:number-style>
    <number:number-style style:name="N1039P2" style:volatile="true">
      <number:text> \-</number:text>
    </number:number-style>
    <number:text-style style:name="N1039">
      <number:text-content/>
      <style:map style:condition="value()&gt;0" style:apply-style-name="N1039P0"/>
      <style:map style:condition="value()&lt;0" style:apply-style-name="N1039P1"/>
      <style:map style:condition="value()=0" style:apply-style-name="N1039P2"/>
    </number:text-style>
    <number:number-style style:name="N1041P0" style:volatile="true">
      <number:number number:decimal-places="0" loext:min-decimal-places="0" number:min-integer-digits="1" number:grouping="true"/>
    </number:number-style>
    <number:number-style style:name="N1041P1" style:volatile="true">
      <number:text>-</number:text>
      <number:number number:decimal-places="0" loext:min-decimal-places="0" number:min-integer-digits="1" number:grouping="true"/>
    </number:number-style>
    <number:number-style style:name="N1041P2" style:volatile="true">
      <number:text>-</number:text>
    </number:number-style>
    <number:text-style style:name="N1041">
      <number:text-content/>
      <style:map style:condition="value()&gt;0" style:apply-style-name="N1041P0"/>
      <style:map style:condition="value()&lt;0" style:apply-style-name="N1041P1"/>
      <style:map style:condition="value()=0" style:apply-style-name="N1041P2"/>
    </number:text-style>
    <number:number-style style:name="N1045P0" style:volatile="true">
      <number:text> \</number:text>
      <number:number number:decimal-places="2" loext:min-decimal-places="2" number:min-integer-digits="1" number:grouping="true"/>
    </number:number-style>
    <number:number-style style:name="N1045P1" style:volatile="true">
      <number:text>-\</number:text>
      <number:number number:decimal-places="2" loext:min-decimal-places="2" number:min-integer-digits="1" number:grouping="true"/>
    </number:number-style>
    <number:number-style style:name="N1045P2" style:volatile="true">
      <number:text> \-</number:text>
      <number:number number:decimal-places="0" loext:min-decimal-places="0" number:min-integer-digits="0"/>
    </number:number-style>
    <number:text-style style:name="N1045">
      <number:text-content/>
      <style:map style:condition="value()&gt;0" style:apply-style-name="N1045P0"/>
      <style:map style:condition="value()&lt;0" style:apply-style-name="N1045P1"/>
      <style:map style:condition="value()=0" style:apply-style-name="N1045P2"/>
    </number:text-style>
    <number:number-style style:name="N1048P0" style:volatile="true">
      <number:number number:decimal-places="2" loext:min-decimal-places="2" number:min-integer-digits="1" number:grouping="true"/>
    </number:number-style>
    <number:number-style style:name="N1048P1" style:volatile="true">
      <number:text>-</number:text>
      <number:number number:decimal-places="2" loext:min-decimal-places="2" number:min-integer-digits="1" number:grouping="true"/>
    </number:number-style>
    <number:number-style style:name="N1048P2" style:volatile="true">
      <number:text>-</number:text>
      <number:number number:decimal-places="0" loext:min-decimal-places="0" number:min-integer-digits="0"/>
    </number:number-style>
    <number:text-style style:name="N1048">
      <number:text-content/>
      <style:map style:condition="value()&gt;0" style:apply-style-name="N1048P0"/>
      <style:map style:condition="value()&lt;0" style:apply-style-name="N1048P1"/>
      <style:map style:condition="value()=0" style:apply-style-name="N1048P2"/>
    </number:text-style>
    <number:date-style style:name="N1049">
      <number:era/>
      <number:text>/標準</number:text>
    </number:date-style>
    <number:date-style style:name="N1050">
      <number:year number:style="long"/>
      <number:text>/</number:text>
      <number:month/>
      <number:day/>
      <number:text>//</number:text>
    </number:date-style>
    <number:date-style style:name="N1051">
      <number:text>作成日付 : </number:text>
      <number:year number:style="long"/>
      <number:text> 年 </number:text>
      <number:month number:style="long"/>
      <number:text> 月 </number:text>
      <number:day number:style="long"/>
      <number:text> 日</number:text>
    </number:date-style>
    <number:time-style style:name="N1052">
      <number:hours/>
      <number:text>時</number:text>
      <number:minutes number:style="long"/>
      <number:text>分</number:text>
    </number:time-style>
    <number:time-style style:name="N1053P0" style:volatile="true">
      <number:hours/>
      <number:text>時</number:text>
      <number:minutes number:style="long"/>
      <number:text>分</number:text>
    </number:time-style>
    <number:text-style style:name="N1053">
      <number:text-content/>
      <style:map style:condition="value()&lt;=1.79769313486232E+308" style:apply-style-name="N1053P0"/>
    </number:text-style>
    <number:number-style style:name="N1054P0" style:volatile="true">
      <number:number number:decimal-places="0" loext:min-decimal-places="0" number:min-integer-digits="3"/>
    </number:number-style>
    <number:number-style style:name="N1054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054">
      <number:number number:decimal-places="0" loext:min-decimal-places="0" number:min-integer-digits="7">
        <number:embedded-text number:position="4">-</number:embedded-text>
      </number:number>
      <style:map style:condition="value()&lt;=0" style:apply-style-name="N1054P0"/>
      <style:map style:condition="value()&lt;=0" style:apply-style-name="N1054P1"/>
    </number:number-style>
    <number:date-style style:name="N1055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number-style style:name="N1056">
      <number:text>labo</number:text>
      <number:number number:decimal-places="0" loext:min-decimal-places="0" number:min-integer-digits="1"/>
    </number:number-style>
    <number:number-style style:name="N1058P0" style:volatile="true">
      <number:text>\</number:text>
      <number:number number:decimal-places="0" loext:min-decimal-places="0" number:min-integer-digits="1" number:grouping="true"/>
      <number:text> </number:text>
    </number:number-style>
    <number:number-style style:name="N1058">
      <style:text-properties fo:color="#ff0000"/>
      <number:text>(\</number:text>
      <number:number number:decimal-places="0" loext:min-decimal-places="0" number:min-integer-digits="1" number:grouping="true"/>
      <number:text>)</number:text>
      <style:map style:condition="value()&gt;=0" style:apply-style-name="N1058P0"/>
    </number:number-style>
    <number:date-style style:name="N1059">
      <number:year number:style="long"/>
      <number:text>.</number:text>
      <number:month/>
    </number:date-style>
    <number:date-style style:name="N1060">
      <number:day number:style="long"/>
      <number:text>日</number:text>
    </number:date-style>
    <number:date-style style:name="N1061">
      <number:month number:style="long"/>
      <number:text>日</number:text>
    </number:date-style>
    <number:date-style style:name="N1062">
      <number:month number:style="long"/>
      <number:text>月</number:text>
    </number:date-style>
    <number:number-style style:name="N1063">
      <number:text>人</number:text>
    </number:number-style>
    <number:date-style style:name="N1064">
      <number:year/>
      <number:text>.</number:text>
      <number:month number:style="long"/>
      <number:text>.</number:text>
      <number:day number:style="long"/>
    </number:date-style>
    <number:number-style style:name="N1065">
      <number:number number:min-integer-digits="1"/>
      <number:text>万円</number:text>
    </number:number-style>
    <number:date-style style:name="N1066">
      <number:year number:style="long"/>
      <number:text>.</number:text>
      <number:month number:style="long"/>
    </number:date-style>
    <number:date-style style:name="N1067">
      <number:month/>
      <number:text>月</number:text>
      <number:day/>
      <number:text>日 </number:text>
      <number:hours/>
      <number:text>:</number:text>
      <number:minutes number:style="long"/>
    </number:date-style>
    <number:date-style style:name="N1068">
      <number:month/>
      <number:text>月</number:text>
      <number:day/>
      <number:text>日　</number:text>
      <number:hours/>
      <number:text>:</number:text>
      <number:minutes number:style="long"/>
    </number:date-style>
    <number:number-style style:name="N1069">
      <number:text>bbb</number:text>
    </number:number-style>
    <number:number-style style:name="N1070">
      <number:text>aa</number:text>
    </number:number-style>
    <number:date-style style:name="N1071">
      <number:day-of-week/>
    </number:date-style>
    <number:number-style style:name="N1072P0" style:volatile="true">
      <number:number number:decimal-places="5" loext:min-decimal-places="5" number:min-integer-digits="1"/>
      <number:text> </number:text>
    </number:number-style>
    <number:number-style style:name="N1072">
      <style:text-properties fo:color="#ff0000"/>
      <number:text>(</number:text>
      <number:number number:decimal-places="5" loext:min-decimal-places="5" number:min-integer-digits="1"/>
      <number:text>)</number:text>
      <style:map style:condition="value()&gt;=0" style:apply-style-name="N1072P0"/>
    </number:number-style>
    <number:number-style style:name="N1074P0" style:volatile="true">
      <number:number number:decimal-places="5" loext:min-decimal-places="5" number:min-integer-digits="1" number:grouping="true"/>
      <number:text> </number:text>
    </number:number-style>
    <number:number-style style:name="N1074">
      <style:text-properties fo:color="#ff0000"/>
      <number:text>(</number:text>
      <number:number number:decimal-places="5" loext:min-decimal-places="5" number:min-integer-digits="1" number:grouping="true"/>
      <number:text>)</number:text>
      <style:map style:condition="value()&gt;=0" style:apply-style-name="N1074P0"/>
    </number:number-style>
    <number:number-style style:name="N1075">
      <number:text>( </number:text>
      <number:number number:decimal-places="0" loext:min-decimal-places="0" number:min-integer-digits="2"/>
      <number:text> 日間 )</number:text>
    </number:number-style>
    <number:number-style style:name="N1076P0" style:volatile="true">
      <number:number number:decimal-places="0" loext:min-decimal-places="0" number:min-integer-digits="3"/>
    </number:number-style>
    <number:number-style style:name="N1076">
      <number:number number:decimal-places="0" loext:min-decimal-places="0" number:min-integer-digits="5">
        <number:embedded-text number:position="2">-</number:embedded-text>
      </number:number>
      <style:map style:condition="value()&lt;=0" style:apply-style-name="N1076P0"/>
    </number:number-style>
    <number:number-style style:name="N1077">
      <number:number number:decimal-places="0" loext:min-decimal-places="0" number:min-integer-digits="1"/>
      <number:text> 名</number:text>
    </number:number-style>
    <number:number-style style:name="N1078">
      <number:text>VER</number:text>
      <number:number number:decimal-places="0" loext:min-decimal-places="0" number:min-integer-digits="6"/>
    </number:number-style>
    <number:number-style style:name="N1079">
      <number:text>CWS</number:text>
      <number:number number:decimal-places="0" loext:min-decimal-places="0" number:min-integer-digits="6"/>
    </number:number-style>
    <number:number-style style:name="N1080">
      <number:number number:decimal-places="0" loext:min-decimal-places="0" number:min-integer-digits="0"/>
      <number:text>ヶ月</number:text>
    </number:number-style>
    <number:number-style style:name="N1081">
      <number:number number:decimal-places="0" loext:min-decimal-places="0" number:min-integer-digits="1"/>
      <number:text>ヶ月</number:text>
    </number:number-style>
    <number:number-style style:name="N1082">
      <number:text>CSR</number:text>
      <number:number number:decimal-places="0" loext:min-decimal-places="0" number:min-integer-digits="6"/>
    </number:number-style>
    <number:date-style style:name="N1083">
      <number:year number:style="long"/>
      <number:text>/</number:text>
      <number:month/>
    </number:date-style>
    <number:currency-style style:name="N1085P0" style:volatile="true">
      <number:currency-symbol number:language="ja" number:country="JP">¥</number:currency-symbol>
      <number:number number:decimal-places="0" loext:min-decimal-places="0" number:min-integer-digits="1" number:grouping="true"/>
    </number:currency-style>
    <number:currency-style style:name="N1085">
      <style:text-properties fo:color="#ff0000"/>
      <number:text>-</number:text>
      <number:currency-symbol number:language="ja" number:country="JP">¥</number:currency-symbol>
      <number:number number:decimal-places="0" loext:min-decimal-places="0" number:min-integer-digits="1" number:grouping="true"/>
      <style:map style:condition="value()&gt;=0" style:apply-style-name="N1085P0"/>
    </number:currency-style>
    <number:number-style style:name="N1087P0" style:volatile="true">
      <number:number number:decimal-places="0" loext:min-decimal-places="0" number:min-integer-digits="1" number:grouping="true"/>
      <number:text>   </number:text>
    </number:number-style>
    <number:number-style style:name="N108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87P0"/>
    </number:number-style>
    <number:number-style style:name="N1088P0" style:volatile="true">
      <number:number number:decimal-places="0" loext:min-decimal-places="0" number:min-integer-digits="1" number:grouping="true"/>
      <number:text>   </number:text>
    </number:number-style>
    <number:number-style style:name="N108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88P0"/>
    </number:number-style>
    <number:number-style style:name="N1090P0" style:volatile="true">
      <number:number number:decimal-places="2" loext:min-decimal-places="2" number:min-integer-digits="1" number:grouping="true"/>
      <number:text>   </number:text>
    </number:number-style>
    <number:number-style style:name="N109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0P0"/>
    </number:number-style>
    <number:number-style style:name="N1091P0" style:volatile="true">
      <number:number number:decimal-places="2" loext:min-decimal-places="2" number:min-integer-digits="1" number:grouping="true"/>
      <number:text>   </number:text>
    </number:number-style>
    <number:number-style style:name="N109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1P0"/>
    </number:number-style>
    <number:date-style style:name="N1092">
      <number:month number:style="long"/>
      <number:text>分</number:text>
    </number:date-style>
    <number:time-style style:name="N1093">
      <number:hours/>
      <number:text>:</number:text>
      <number:minutes number:style="long"/>
      <number:text>分</number:text>
    </number:time-style>
    <number:time-style style:name="N1094">
      <number:hours/>
      <number:text>時間</number:text>
      <number:minutes number:style="long"/>
      <number:text>分</number:text>
    </number:time-style>
    <number:number-style style:name="N1095">
      <number:number number:decimal-places="0" loext:min-decimal-places="0" number:min-integer-digits="1"/>
      <number:text>分</number:text>
    </number:number-style>
    <number:number-style style:name="N1096">
      <number:number number:decimal-places="0" loext:min-decimal-places="0" number:min-integer-digits="1"/>
      <number:text>点</number:text>
    </number:number-style>
    <number:number-style style:name="N1097">
      <number:number number:decimal-places="0" loext:min-decimal-places="0" number:min-integer-digits="1"/>
      <number:text>人</number:text>
    </number:number-style>
    <number:number-style style:name="N1098">
      <number:number number:decimal-places="1" loext:min-decimal-places="1" number:min-integer-digits="1"/>
      <number:text>点</number:text>
    </number:number-style>
    <number:date-style style:name="N1099P0" style:volatile="true">
      <number:year number:style="long"/>
      <number:text>.</number:text>
      <number:month/>
    </number:date-style>
    <number:text-style style:name="N1099">
      <number:text-content/>
      <style:map style:condition="value()&lt;=1.79769313486232E+308" style:apply-style-name="N1099P0"/>
    </number:text-style>
    <number:date-style style:name="N1100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101">
      <number:text>No. </number:text>
      <number:text-content/>
    </number:text-style>
    <number:number-style style:name="N1102P0" style:volatile="true">
      <number:text>\</number:text>
      <number:number number:decimal-places="0" loext:min-decimal-places="0" number:min-integer-digits="1" number:grouping="true"/>
      <number:text> </number:text>
    </number:number-style>
    <number:number-style style:name="N1102">
      <number:text>(\</number:text>
      <number:number number:decimal-places="0" loext:min-decimal-places="0" number:min-integer-digits="1" number:grouping="true"/>
      <number:text>)</number:text>
      <style:map style:condition="value()&gt;=0" style:apply-style-name="N1102P0"/>
    </number:number-style>
    <number:text-style style:name="N1103">
      <number:text>A</number:text>
      <number:text-content/>
    </number:text-style>
    <number:date-style style:name="N1104">
      <number:year number:style="long"/>
      <number:text>/</number:text>
      <number:month/>
      <number:text>/</number:text>
      <number:day/>
      <number:text> 印刷</number:text>
    </number:date-style>
    <number:date-style style:name="N1105">
      <number:month number:style="long"/>
      <number:text>/</number:text>
      <number:day number:style="long"/>
      <number:text> 週</number:text>
    </number:date-style>
    <number:date-style style:name="N1106">
      <number:month number:style="long"/>
      <number:text>/</number:text>
      <number:day number:style="long"/>
      <number:text>～週</number:text>
    </number:date-style>
    <number:date-style style:name="N1107">
      <number:month number:style="long"/>
      <number:text>/</number:text>
      <number:day number:style="long"/>
      <number:text>週</number:text>
    </number:date-style>
    <number:date-style style:name="N1108">
      <number:month number:style="long"/>
      <number:text>/</number:text>
      <number:day number:style="long"/>
      <number:text>～</number:text>
    </number:date-style>
    <number:number-style style:name="N1110P0" style:volatile="true">
      <style:text-properties fo:color="#ff0000"/>
      <number:text>+ </number:text>
      <number:number number:decimal-places="0" loext:min-decimal-places="0" number:min-integer-digits="1" number:grouping="true"/>
    </number:number-style>
    <number:number-style style:name="N1110">
      <style:text-properties fo:color="#0000ff"/>
      <number:text>- </number:text>
      <number:number number:decimal-places="0" loext:min-decimal-places="0" number:min-integer-digits="1" number:grouping="true"/>
      <style:map style:condition="value()&gt;=0" style:apply-style-name="N1110P0"/>
    </number:number-style>
    <number:date-style style:name="N1111">
      <number:year number:style="long"/>
      <number:text>/</number:text>
      <number:month/>
      <number:text>/</number:text>
      <number:day/>
      <number:text> 現在UC入会数</number:text>
    </number:date-style>
    <number:date-style style:name="N1112">
      <number:year number:style="long"/>
      <number:text>/</number:text>
      <number:month/>
      <number:text>/</number:text>
      <number:day/>
      <number:text> 現在UC入会社数</number:text>
    </number:date-style>
    <number:date-style style:name="N1113">
      <number:year/>
      <number:text>.</number:text>
      <number:month/>
      <number:text>/</number:text>
      <number:day number:style="long"/>
    </number:date-style>
    <number:number-style style:name="N1115P0" style:volatile="true">
      <number:number number:decimal-places="0" loext:min-decimal-places="0" number:min-integer-digits="1" number:grouping="true"/>
      <number:text> </number:text>
    </number:number-style>
    <number:number-style style:name="N1115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1115P2" style:volatile="true">
      <number:text/>
    </number:number-style>
    <number:text-style style:name="N1115">
      <number:text/>
      <style:map style:condition="value()&gt;0" style:apply-style-name="N1115P0"/>
      <style:map style:condition="value()&lt;0" style:apply-style-name="N1115P1"/>
      <style:map style:condition="value()=0" style:apply-style-name="N1115P2"/>
    </number:text-style>
    <number:text-style style:name="N1116">
      <number:text-content/>
      <number:text>月</number:text>
    </number:text-style>
    <number:number-style style:name="N1117P0" style:volatile="true">
      <number:number number:decimal-places="0" loext:min-decimal-places="0" number:min-integer-digits="1" number:grouping="true"/>
      <number:text> </number:text>
    </number:number-style>
    <number:number-style style:name="N111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17P2" style:volatile="true">
      <number:text>-</number:text>
      <number:number number:decimal-places="0" loext:min-decimal-places="0" number:min-integer-digits="0"/>
      <number:text> </number:text>
    </number:number-style>
    <number:text-style style:name="N1117">
      <number:text-content/>
      <number:text> </number:text>
      <style:map style:condition="value()&gt;0" style:apply-style-name="N1117P0"/>
      <style:map style:condition="value()&lt;0" style:apply-style-name="N1117P1"/>
      <style:map style:condition="value()=0" style:apply-style-name="N1117P2"/>
    </number:text-style>
    <number:number-style style:name="N1121P0" style:volatile="true">
      <number:text> \</number:text>
      <number:number number:decimal-places="0" loext:min-decimal-places="0" number:min-integer-digits="1" number:grouping="true"/>
      <number:text>  </number:text>
    </number:number-style>
    <number:number-style style:name="N1121P1" style:volatile="true">
      <number:text>-\</number:text>
      <number:number number:decimal-places="0" loext:min-decimal-places="0" number:min-integer-digits="1" number:grouping="true"/>
      <number:text>  </number:text>
    </number:number-style>
    <number:number-style style:name="N1121P2" style:volatile="true">
      <number:text> \-</number:text>
      <number:number number:decimal-places="0" loext:min-decimal-places="0" number:min-integer-digits="0"/>
      <number:text>  </number:text>
    </number:number-style>
    <number:text-style style:name="N1121">
      <number:text-content/>
      <number:text> </number:text>
      <style:map style:condition="value()&gt;0" style:apply-style-name="N1121P0"/>
      <style:map style:condition="value()&lt;0" style:apply-style-name="N1121P1"/>
      <style:map style:condition="value()=0" style:apply-style-name="N1121P2"/>
    </number:text-style>
    <number:number-style style:name="N1124P0" style:volatile="true">
      <number:text> \</number:text>
      <number:number number:decimal-places="2" loext:min-decimal-places="2" number:min-integer-digits="1" number:grouping="true"/>
      <number:text>  </number:text>
    </number:number-style>
    <number:number-style style:name="N1124P1" style:volatile="true">
      <number:text>-\</number:text>
      <number:number number:decimal-places="2" loext:min-decimal-places="2" number:min-integer-digits="1" number:grouping="true"/>
      <number:text>  </number:text>
    </number:number-style>
    <number:number-style style:name="N1124P2" style:volatile="true">
      <number:text> \-</number:text>
      <number:number number:decimal-places="0" loext:min-decimal-places="0" number:min-integer-digits="0"/>
      <number:text>  </number:text>
    </number:number-style>
    <number:text-style style:name="N1124">
      <number:text-content/>
      <number:text> </number:text>
      <style:map style:condition="value()&gt;0" style:apply-style-name="N1124P0"/>
      <style:map style:condition="value()&lt;0" style:apply-style-name="N1124P1"/>
      <style:map style:condition="value()=0" style:apply-style-name="N1124P2"/>
    </number:text-style>
    <number:number-style style:name="N1125">
      <number:text>次のメッセージが表示される@</number:text>
    </number:number-style>
    <number:date-style style:name="N112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127">
      <number:month number:style="long"/>
      <number:text>/</number:text>
      <number:day number:style="long"/>
      <number:text> </number:text>
      <number:hours number:style="long"/>
      <number:text>:</number:text>
      <number:minutes/>
      <number:text>i</number:text>
    </number:date-style>
    <number:number-style style:name="N1128P0" style:volatile="true">
      <number:number number:decimal-places="1" loext:min-decimal-places="1" number:min-integer-digits="1"/>
    </number:number-style>
    <number:number-style style:name="N1128">
      <style:text-properties fo:color="#ff0000"/>
      <number:number number:decimal-places="1" loext:min-decimal-places="1" number:min-integer-digits="1"/>
      <style:map style:condition="value()&gt;=0" style:apply-style-name="N1128P0"/>
    </number:number-style>
    <number:number-style style:name="N1130P0" style:volatile="true">
      <number:number number:decimal-places="1" loext:min-decimal-places="1" number:min-integer-digits="1" number:grouping="true"/>
      <number:text> </number:text>
    </number:number-style>
    <number:number-style style:name="N113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130P2" style:volatile="true">
      <number:text>-</number:text>
      <number:number number:decimal-places="0" loext:min-decimal-places="0" number:min-integer-digits="0"/>
      <number:text> </number:text>
    </number:number-style>
    <number:text-style style:name="N1130">
      <number:text-content/>
      <number:text> </number:text>
      <style:map style:condition="value()&gt;0" style:apply-style-name="N1130P0"/>
      <style:map style:condition="value()&lt;0" style:apply-style-name="N1130P1"/>
      <style:map style:condition="value()=0" style:apply-style-name="N1130P2"/>
    </number:text-style>
    <number:number-style style:name="N1132P0" style:volatile="true">
      <number:number number:decimal-places="0" loext:min-decimal-places="0" number:min-integer-digits="1"/>
    </number:number-style>
    <number:number-style style:name="N1132P1" style:volatile="true">
      <number:text>-</number:text>
      <number:number number:decimal-places="0" loext:min-decimal-places="0" number:min-integer-digits="1"/>
    </number:number-style>
    <number:number-style style:name="N1132P2" style:volatile="true">
      <number:text/>
    </number:number-style>
    <number:text-style style:name="N1132">
      <number:text-content/>
      <style:map style:condition="value()&gt;0" style:apply-style-name="N1132P0"/>
      <style:map style:condition="value()&lt;0" style:apply-style-name="N1132P1"/>
      <style:map style:condition="value()=0" style:apply-style-name="N1132P2"/>
    </number:text-style>
    <number:number-style style:name="N1133">
      <number:number number:decimal-places="0" loext:min-decimal-places="0" number:min-integer-digits="1"/>
      <number:text> Person-day</number:text>
    </number:number-style>
    <number:number-style style:name="N1134">
      <number:number number:decimal-places="0" loext:min-decimal-places="0" number:min-integer-digits="6">
        <number:embedded-text number:position="4">-</number:embedded-text>
      </number:number>
    </number:number-style>
    <number:currency-style style:name="N113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13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136P0"/>
    </number:currency-style>
    <number:currency-style style:name="N1138P0" style:volatile="true">
      <number:currency-symbol number:language="en" number:country="US">$</number:currency-symbol>
      <number:number number:decimal-places="0" loext:min-decimal-places="0" number:min-integer-digits="0" number:display-factor="1000"/>
    </number:currency-style>
    <number:currency-style style:name="N1138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138P0"/>
    </number:currency-style>
    <number:currency-style style:name="N1140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140P1" style:volatile="true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</number:currency-style>
    <number:number-style style:name="N1140">
      <number:text/>
      <style:map style:condition="value()&gt;0" style:apply-style-name="N1140P0"/>
      <style:map style:condition="value()&lt;0" style:apply-style-name="N1140P1"/>
    </number:number-style>
    <number:number-style style:name="N1141">
      <number:text>小計($1=\</number:text>
      <number:number number:decimal-places="0" loext:min-decimal-places="0" number:min-integer-digits="1"/>
      <number:text>)</number:text>
    </number:number-style>
    <number:number-style style:name="N1142">
      <number:text>小計($1=￥</number:text>
      <number:number number:decimal-places="0" loext:min-decimal-places="0" number:min-integer-digits="1"/>
      <number:text>)</number:text>
    </number:number-style>
    <number:currency-style style:name="N1144P0" style:volatile="true">
      <number:currency-symbol number:language="ja" number:country="JP">￥</number:currency-symbol>
      <number:number number:decimal-places="1" loext:min-decimal-places="1" number:min-integer-digits="1" number:grouping="true"/>
    </number:currency-style>
    <number:currency-style style:name="N1144">
      <number:text>-</number:text>
      <number:currency-symbol number:language="ja" number:country="JP">￥</number:currency-symbol>
      <number:number number:decimal-places="1" loext:min-decimal-places="1" number:min-integer-digits="1" number:grouping="true"/>
      <style:map style:condition="value()&gt;=0" style:apply-style-name="N1144P0"/>
    </number:currency-style>
    <number:number-style style:name="N1145">
      <number:number number:decimal-places="0" loext:min-decimal-places="0" number:min-integer-digits="1" number:grouping="true"/>
      <number:text> GB</number:text>
    </number:number-style>
    <number:currency-style style:name="N1147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147P1" style:volatile="true">
      <number:text>-</number:text>
      <number:currency-symbol number:language="ja" number:country="JP">￥</number:currency-symbol>
      <number:number number:decimal-places="0" loext:min-decimal-places="0" number:min-integer-digits="1" number:grouping="true"/>
    </number:currency-style>
    <number:number-style style:name="N1147">
      <number:text/>
      <style:map style:condition="value()&gt;0" style:apply-style-name="N1147P0"/>
      <style:map style:condition="value()&lt;0" style:apply-style-name="N1147P1"/>
    </number:number-style>
    <number:number-style style:name="N1148">
      <number:number number:decimal-places="0" loext:min-decimal-places="0" number:min-integer-digits="1" number:grouping="true"/>
      <number:text> 時間</number:text>
    </number:number-style>
    <number:number-style style:name="N1149">
      <number:number number:decimal-places="0" loext:min-decimal-places="0" number:min-integer-digits="1" number:grouping="true"/>
      <number:text> 日</number:text>
    </number:number-style>
    <number:time-style style:name="N1151P0" style:volatile="true">
      <number:hours/>
      <number:text>:</number:text>
      <number:minutes number:style="long"/>
      <number:text> </number:text>
      <number:am-pm/>
    </number:time-style>
    <number:text-style style:name="N1151">
      <number:text-content/>
      <style:map style:condition="value()&lt;=1.79769313486232E+308" style:apply-style-name="N1151P0"/>
    </number:text-style>
    <number:currency-style style:name="N115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153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153P0"/>
    </number:currency-style>
    <number:number-style style:name="N1154">
      <number:number number:decimal-places="0" loext:min-decimal-places="0" number:min-integer-digits="24"/>
    </number:number-style>
    <number:text-style style:name="N1155">
      <number:text>000</number:text>
      <number:text-content/>
    </number:text-style>
    <number:date-style style:name="N1156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5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58P0"/>
    </number:currency-style>
    <number:date-style style:name="N1159">
      <number:day/>
      <number:text>.</number:text>
      <number:month/>
      <number:text>.</number:text>
      <number:year/>
    </number:date-style>
    <number:number-style style:name="N1160">
      <number:number number:decimal-places="12" loext:min-decimal-places="12" number:min-integer-digits="1"/>
    </number:number-style>
    <number:date-style style:name="N116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62P0" style:volatile="true">
      <number:number number:decimal-places="2" loext:min-decimal-places="2" number:min-integer-digits="1" number:grouping="true"/>
    </number:number-style>
    <number:number-style style:name="N1162">
      <number:text>▲ </number:text>
      <number:number number:decimal-places="2" loext:min-decimal-places="2" number:min-integer-digits="1" number:grouping="true"/>
      <style:map style:condition="value()&gt;=0" style:apply-style-name="N1162P0"/>
    </number:number-style>
    <number:number-style style:name="N1163P0" style:volatile="true">
      <number:number number:decimal-places="1" loext:min-decimal-places="1" number:min-integer-digits="1" number:grouping="true"/>
    </number:number-style>
    <number:number-style style:name="N1163">
      <number:text>▲ </number:text>
      <number:number number:decimal-places="1" loext:min-decimal-places="1" number:min-integer-digits="1" number:grouping="true"/>
      <style:map style:condition="value()&gt;=0" style:apply-style-name="N1163P0"/>
    </number:number-style>
    <number:number-style style:name="N1165P0" style:volatile="true">
      <number:number number:decimal-places="0" loext:min-decimal-places="0" number:min-integer-digits="1" number:grouping="true"/>
      <number:text> Pts</number:text>
    </number:number-style>
    <number:number-style style:name="N1165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165P0"/>
    </number:number-style>
    <number:number-style style:name="N1166P0" style:volatile="true">
      <number:number number:decimal-places="0" loext:min-decimal-places="0" number:min-integer-digits="1" number:grouping="true"/>
      <number:text> Pts</number:text>
    </number:number-style>
    <number:number-style style:name="N1166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166P0"/>
    </number:number-style>
    <number:number-style style:name="N1168P0" style:volatile="true">
      <number:number number:decimal-places="2" loext:min-decimal-places="2" number:min-integer-digits="1" number:grouping="true"/>
      <number:text> Pts</number:text>
    </number:number-style>
    <number:number-style style:name="N1168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168P0"/>
    </number:number-style>
    <number:number-style style:name="N1169P0" style:volatile="true">
      <number:number number:decimal-places="2" loext:min-decimal-places="2" number:min-integer-digits="1" number:grouping="true"/>
      <number:text> Pts</number:text>
    </number:number-style>
    <number:number-style style:name="N1169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169P0"/>
    </number:number-style>
    <number:number-style style:name="N1173P0" style:volatile="true">
      <number:number number:decimal-places="0" loext:min-decimal-places="0" number:min-integer-digits="1" number:grouping="true"/>
      <number:text> Pts </number:text>
    </number:number-style>
    <number:number-style style:name="N1173P1" style:volatile="true">
      <number:text>-</number:text>
      <number:number number:decimal-places="0" loext:min-decimal-places="0" number:min-integer-digits="1" number:grouping="true"/>
      <number:text> Pts </number:text>
    </number:number-style>
    <number:number-style style:name="N1173P2" style:volatile="true">
      <number:text> - Pts </number:text>
    </number:number-style>
    <number:text-style style:name="N1173">
      <number:text-content/>
      <number:text> </number:text>
      <style:map style:condition="value()&gt;0" style:apply-style-name="N1173P0"/>
      <style:map style:condition="value()&lt;0" style:apply-style-name="N1173P1"/>
      <style:map style:condition="value()=0" style:apply-style-name="N1173P2"/>
    </number:text-style>
    <number:number-style style:name="N1177P0" style:volatile="true">
      <number:number number:decimal-places="0" loext:min-decimal-places="0" number:min-integer-digits="1" number:grouping="true"/>
      <number:text>       </number:text>
    </number:number-style>
    <number:number-style style:name="N1177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177P2" style:volatile="true">
      <number:text> -       </number:text>
    </number:number-style>
    <number:text-style style:name="N1177">
      <number:text-content/>
      <number:text> </number:text>
      <style:map style:condition="value()&gt;0" style:apply-style-name="N1177P0"/>
      <style:map style:condition="value()&lt;0" style:apply-style-name="N1177P1"/>
      <style:map style:condition="value()=0" style:apply-style-name="N1177P2"/>
    </number:text-style>
    <number:number-style style:name="N1181P0" style:volatile="true">
      <number:number number:decimal-places="2" loext:min-decimal-places="2" number:min-integer-digits="1" number:grouping="true"/>
      <number:text> Pts </number:text>
    </number:number-style>
    <number:number-style style:name="N1181P1" style:volatile="true">
      <number:text>-</number:text>
      <number:number number:decimal-places="2" loext:min-decimal-places="2" number:min-integer-digits="1" number:grouping="true"/>
      <number:text> Pts </number:text>
    </number:number-style>
    <number:number-style style:name="N1181P2" style:volatile="true">
      <number:text>-</number:text>
      <number:number number:decimal-places="0" loext:min-decimal-places="0" number:min-integer-digits="0"/>
      <number:text> Pts </number:text>
    </number:number-style>
    <number:text-style style:name="N1181">
      <number:text-content/>
      <number:text> </number:text>
      <style:map style:condition="value()&gt;0" style:apply-style-name="N1181P0"/>
      <style:map style:condition="value()&lt;0" style:apply-style-name="N1181P1"/>
      <style:map style:condition="value()=0" style:apply-style-name="N1181P2"/>
    </number:text-style>
    <number:number-style style:name="N1185P0" style:volatile="true">
      <number:number number:decimal-places="2" loext:min-decimal-places="2" number:min-integer-digits="1" number:grouping="true"/>
      <number:text>       </number:text>
    </number:number-style>
    <number:number-style style:name="N1185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185P2" style:volatile="true">
      <number:text>-</number:text>
      <number:number number:decimal-places="0" loext:min-decimal-places="0" number:min-integer-digits="0"/>
      <number:text>       </number:text>
    </number:number-style>
    <number:text-style style:name="N1185">
      <number:text-content/>
      <number:text> </number:text>
      <style:map style:condition="value()&gt;0" style:apply-style-name="N1185P0"/>
      <style:map style:condition="value()&lt;0" style:apply-style-name="N1185P1"/>
      <style:map style:condition="value()=0" style:apply-style-name="N1185P2"/>
    </number:text-style>
    <number:number-style style:name="N1186P0" style:volatile="true">
      <number:number number:decimal-places="1" loext:min-decimal-places="1" number:min-integer-digits="1" number:grouping="true"/>
    </number:number-style>
    <number:number-style style:name="N1186">
      <style:text-properties fo:color="#ff0000"/>
      <number:number number:decimal-places="1" loext:min-decimal-places="1" number:min-integer-digits="1" number:grouping="true"/>
      <style:map style:condition="value()&gt;=0" style:apply-style-name="N1186P0"/>
    </number:number-style>
    <number:number-style style:name="N1187">
      <number:number number:decimal-places="0" loext:min-decimal-places="0" number:min-integer-digits="0"/>
      <number:text>号</number:text>
    </number:number-style>
    <number:number-style style:name="N1188P0" style:volatile="true">
      <number:number number:decimal-places="1" loext:min-decimal-places="1" number:min-integer-digits="1" number:grouping="true"/>
      <number:text> </number:text>
    </number:number-style>
    <number:number-style style:name="N1188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188P0"/>
    </number:number-style>
    <number:number-style style:name="N1190P0" style:volatile="true">
      <number:text>△ </number:text>
      <number:number number:decimal-places="0" loext:min-decimal-places="0" number:min-integer-digits="1" number:grouping="true"/>
    </number:number-style>
    <number:number-style style:name="N1190">
      <number:text>▲ </number:text>
      <number:number number:decimal-places="0" loext:min-decimal-places="0" number:min-integer-digits="1" number:grouping="true"/>
      <style:map style:condition="value()&gt;=0" style:apply-style-name="N1190P0"/>
    </number:number-style>
    <number:number-style style:name="N1191P0" style:volatile="true">
      <number:number number:decimal-places="1" loext:min-decimal-places="1" number:min-integer-digits="1"/>
    </number:number-style>
    <number:number-style style:name="N1191">
      <number:text>▲ </number:text>
      <number:number number:decimal-places="1" loext:min-decimal-places="1" number:min-integer-digits="1"/>
      <style:map style:condition="value()&gt;=0" style:apply-style-name="N1191P0"/>
    </number:number-style>
    <number:number-style style:name="N119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193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193P2" style:volatile="true">
      <number:text> $-</number:text>
      <number:number number:decimal-places="0" loext:min-decimal-places="0" number:min-integer-digits="0"/>
      <number:text> </number:text>
    </number:number-style>
    <number:text-style style:name="N1193">
      <number:text-content/>
      <number:text> </number:text>
      <style:map style:condition="value()&gt;0" style:apply-style-name="N1193P0"/>
      <style:map style:condition="value()&lt;0" style:apply-style-name="N1193P1"/>
      <style:map style:condition="value()=0" style:apply-style-name="N1193P2"/>
    </number:text-style>
    <number:number-style style:name="N1194P0" style:volatile="true">
      <number:number number:decimal-places="3" loext:min-decimal-places="3" number:min-integer-digits="1"/>
    </number:number-style>
    <number:number-style style:name="N1194">
      <number:text>▲ </number:text>
      <number:number number:decimal-places="3" loext:min-decimal-places="3" number:min-integer-digits="1"/>
      <style:map style:condition="value()&gt;=0" style:apply-style-name="N1194P0"/>
    </number:number-style>
    <number:number-style style:name="N1195P0" style:volatile="true">
      <number:number number:decimal-places="3" loext:min-decimal-places="3" number:min-integer-digits="1" number:grouping="true"/>
    </number:number-style>
    <number:number-style style:name="N1195">
      <number:text>▲ </number:text>
      <number:number number:decimal-places="3" loext:min-decimal-places="3" number:min-integer-digits="1" number:grouping="true"/>
      <style:map style:condition="value()&gt;=0" style:apply-style-name="N1195P0"/>
    </number:number-style>
    <number:number-style style:name="N1196P0" style:volatile="true">
      <number:text>¥</number:text>
      <number:number number:decimal-places="0" loext:min-decimal-places="0" number:min-integer-digits="1" number:grouping="true"/>
      <number:text> </number:text>
    </number:number-style>
    <number:number-style style:name="N1196">
      <number:text>(¥</number:text>
      <number:number number:decimal-places="0" loext:min-decimal-places="0" number:min-integer-digits="1" number:grouping="true"/>
      <number:text>)</number:text>
      <style:map style:condition="value()&gt;=0" style:apply-style-name="N1196P0"/>
    </number:number-style>
    <number:number-style style:name="N1197">
      <number:text>IF</number:text>
      <number:number number:decimal-places="0" loext:min-decimal-places="0" number:min-integer-digits="4"/>
    </number:number-style>
    <number:text-style style:name="N1198">
      <number:text>(</number:text>
      <number:text-content/>
      <number:text>)</number:text>
    </number:text-style>
    <number:date-style style:name="N1199">
      <number:year/>
      <number:text>.</number:text>
      <number:month/>
      <number:text>.</number:text>
      <number:day/>
    </number:date-style>
    <number:date-style style:name="N1200">
      <number:text>B2</number:text>
      <number:day/>
      <number:text>-</number:text>
      <number:month number:textual="true"/>
    </number:date-style>
    <number:currency-style style:name="N1201P0" style:volatile="true">
      <number:number number:decimal-places="0" loext:min-decimal-places="0" number:min-integer-digits="1" number:grouping="true"/>
      <number:text> </number:text>
      <number:currency-symbol>JPY</number:currency-symbol>
    </number:currency-style>
    <number:currency-style style:name="N120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JPY</number:currency-symbol>
      <style:map style:condition="value()&gt;=0" style:apply-style-name="N1201P0"/>
    </number:currency-style>
    <number:date-style style:name="N120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03">
      <number:number number:decimal-places="8" loext:min-decimal-places="8" number:min-integer-digits="7"/>
    </number:number-style>
    <number:number-style style:name="N1204">
      <number:text>9999999.99999999</number:text>
    </number:number-style>
    <number:number-style style:name="N1205">
      <number:text>1</number:text>
      <number:number number:decimal-places="0" loext:min-decimal-places="0" number:min-integer-digits="2">
        <number:embedded-text number:position="1">4:1</number:embedded-text>
      </number:number>
      <number:text>2</number:text>
    </number:number-style>
    <number:date-style style:name="N1206">
      <number:month number:textual="true"/>
      <number:text>:</number:text>
      <number:seconds number:style="long"/>
      <number:seconds/>
    </number:date-style>
    <number:number-style style:name="N1207">
      <number:number number:decimal-places="0" loext:min-decimal-places="0" number:min-integer-digits="3">
        <number:embedded-text number:position="1">1</number:embedded-text>
      </number:number>
    </number:number-style>
    <number:number-style style:name="N1208">
      <number:text>71</number:text>
      <number:number number:decimal-places="1" loext:min-decimal-places="1" number:min-integer-digits="0"/>
    </number:number-style>
    <number:number-style style:name="N1209">
      <number:number number:decimal-places="1" loext:min-decimal-places="1" number:min-integer-digits="1"/>
      <number:text>人月</number:text>
    </number:number-style>
    <number:number-style style:name="N1210">
      <number:number number:decimal-places="1" loext:min-decimal-places="1" number:min-integer-digits="1"/>
      <number:text>+ 人月</number:text>
    </number:number-style>
    <number:number-style style:name="N1211">
      <number:text>6.1.7</number:text>
    </number:number-style>
    <number:number-style style:name="N1212">
      <number:text>6.1.8</number:text>
    </number:number-style>
    <number:number-style style:name="N1213">
      <number:text>6.2.7</number:text>
    </number:number-style>
    <number:number-style style:name="N1214">
      <number:text>6.2.8l</number:text>
    </number:number-style>
    <number:number-style style:name="N1215">
      <number:text>6.2.8</number:text>
    </number:number-style>
    <number:number-style style:name="N1216">
      <number:text>9.4.1</number:text>
    </number:number-style>
    <number:number-style style:name="N1217">
      <number:text>9.4.2</number:text>
    </number:number-style>
    <number:number-style style:name="N1218">
      <number:text>7.4.1</number:text>
    </number:number-style>
    <number:number-style style:name="N1219">
      <number:text>7.4.2</number:text>
    </number:number-style>
    <number:number-style style:name="N1220">
      <number:text>1</number:text>
      <number:number number:decimal-places="0" loext:min-decimal-places="0" number:min-integer-digits="1"/>
      <number:text>.3.1</number:text>
    </number:number-style>
    <number:number-style style:name="N1221">
      <number:text>1</number:text>
      <number:number number:decimal-places="0" loext:min-decimal-places="0" number:min-integer-digits="1"/>
      <number:text>.3.2</number:text>
    </number:number-style>
    <number:number-style style:name="N1222">
      <number:text>10.4.1</number:text>
    </number:number-style>
    <number:number-style style:name="N1223">
      <number:text>10.4.2</number:text>
    </number:number-style>
    <number:number-style style:name="N1224">
      <number:text>1234567891.12345678</number:text>
    </number:number-style>
    <number:number-style style:name="N1225">
      <number:text>2469135782.2469134</number:text>
    </number:number-style>
    <number:date-style style:name="N1226">
      <number:month/>
      <number:text>-</number:text>
      <number:day/>
    </number:date-style>
    <number:date-style style:name="N1227">
      <number:month number:style="long"/>
      <number:day number:style="long"/>
    </number:date-style>
    <number:date-style style:name="N1228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currency-style style:name="N1230P0" style:volatile="true">
      <number:number number:decimal-places="2" loext:min-decimal-places="2" number:min-integer-digits="1" number:grouping="true"/>
      <number:text> </number:text>
      <number:currency-symbol number:language="sr" number:country="ME">€</number:currency-symbol>
    </number:currency-style>
    <number:currency-style style:name="N12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r" number:country="ME">€</number:currency-symbol>
      <style:map style:condition="value()&gt;=0" style:apply-style-name="N1230P0"/>
    </number:currency-style>
    <number:number-style style:name="N1231P0" style:volatile="true">
      <number:number number:decimal-places="0" loext:min-decimal-places="0" number:min-integer-digits="0" number:grouping="true"/>
    </number:number-style>
    <number:number-style style:name="N1231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1231P0"/>
    </number:number-style>
    <number:number-style style:name="N1232">
      <number:number number:decimal-places="3" loext:min-decimal-places="0" number:min-integer-digits="1" number:decimal-replacement="" number:grouping="true"/>
    </number:number-style>
    <number:number-style style:name="N1233">
      <number:number number:decimal-places="0" loext:min-decimal-places="0" number:min-integer-digits="27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number:currency-style style:name="N10138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date-style style:name="N1013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40" number:language="ja" number:country="JP">
      <number:day number:style="long"/>
      <number:text>-</number:text>
      <number:month number:textual="true"/>
    </number:date-style>
    <number:date-style style:name="N1014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0142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4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44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45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46" number:language="ja" number:country="JP">
      <number:year number:style="long"/>
      <number:text>年</number:text>
      <number:month number:style="long"/>
      <number:text>月</number:text>
    </number:date-style>
    <number:date-style style:name="N10147" number:language="ja" number:country="JP">
      <number:month number:style="long"/>
      <number:text>月</number:text>
      <number:day number:style="long"/>
      <number:text>日</number:text>
    </number:date-style>
    <number:number-style style:name="N10148P0" style:volatile="true" number:language="ja" number:country="JP">
      <number:number number:decimal-places="0" loext:min-decimal-places="0" number:min-integer-digits="1" number:grouping="true"/>
    </number:number-style>
    <number:number-style style:name="N1014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ja" number:country="JP">
      <number:number number:decimal-places="0" loext:min-decimal-places="0" number:min-integer-digits="1" number:grouping="true"/>
    </number:number-style>
    <number:number-style style:name="N1014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ja" number:country="JP">
      <number:number number:decimal-places="2" loext:min-decimal-places="2" number:min-integer-digits="1" number:grouping="true"/>
    </number:number-style>
    <number:number-style style:name="N1015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ja" number:country="JP">
      <number:number number:decimal-places="2" loext:min-decimal-places="2" number:min-integer-digits="1" number:grouping="true"/>
    </number:number-style>
    <number:number-style style:name="N1015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5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55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55P2" style:volatile="true" number:language="ja" number:country="JP">
      <number:text> -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ja" number:country="JP">
      <number:text> ¥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ja" number:country="JP">
      <number:text>-¥</number:text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ja" number:country="JP">
      <number:text> ¥- </number:text>
    </number:number-style>
    <number:text-style style:name="N10159" number:language="ja" number:country="JP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63P1" style:volatile="true" number:language="ja" number:country="JP">
      <number:text>-</number:text>
      <number:number number:decimal-places="2" loext:min-decimal-places="2" number:min-integer-digits="1" number:grouping="true"/>
      <number:text> </number:text>
    </number:number-style>
    <number:number-style style:name="N10163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63" number:language="ja" number:country="JP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ja" number:country="JP">
      <number:text> ¥</number:text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ja" number:country="JP">
      <number:text>-¥</number:text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ja" number:country="JP">
      <number:text> ¥-</number:text>
      <number:number number:decimal-places="0" loext:min-decimal-places="0" number:min-integer-digits="0"/>
      <number:text> </number:text>
    </number:number-style>
    <number:text-style style:name="N10167" number:language="ja" number:country="JP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time-style style:name="N10168" number:language="ja" number:country="JP">
      <number:minutes number:style="long"/>
      <number:text>:</number:text>
      <number:seconds number:style="long"/>
    </number:time-style>
    <number:time-style style:name="N10169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0" number:language="ja" number:country="JP">
      <number:minutes number:style="long"/>
      <number:text>:</number:text>
      <number:seconds number:style="long" number:decimal-places="1"/>
    </number:time-style>
    <number:number-style style:name="N10171" number:language="ja" number:country="JP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72" number:language="ja" number:country="JP">
      <number:month/>
      <number:text>/</number:text>
      <number:day/>
    </number:date-style>
    <number:date-style style:name="N10173" number:language="ja" number:country="JP">
      <number:year number:style="long"/>
      <number:text>/</number:text>
      <number:month number:style="long"/>
    </number:date-style>
    <number:percentage-style style:name="N10174" number:language="ja" number:country="JP">
      <number:number number:decimal-places="1" loext:min-decimal-places="1" number:min-integer-digits="1"/>
      <number:text>%</number:text>
    </number:percentage-style>
    <number:number-style style:name="N10176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ja" number:country="JP">
      <number:text>- </number:text>
    </number:number-style>
    <number:text-style style:name="N10176" number:language="ja" number:country="JP"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ja" number:country="JP"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ja" number:country="JP">
      <number:text>-</number:text>
      <number:number number:decimal-places="0" loext:min-decimal-places="0" number:min-integer-digits="0"/>
      <number:text> </number:text>
    </number:number-style>
    <number:text-style style:name="N10177" number:language="ja" number:country="JP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ja" number:country="JP">
      <number:number number:decimal-places="0" loext:min-decimal-places="0" number:min-integer-digits="1" number:grouping="true"/>
      <number:text> </number:text>
    </number:number-style>
    <number:number-style style:name="N10178P1" style:volatile="true" number:language="ja" number:country="JP">
      <number:text>-</number:text>
      <number:number number:decimal-places="0" loext:min-decimal-places="0" number:min-integer-digits="1" number:grouping="true"/>
      <number:text> </number:text>
    </number:number-style>
    <number:number-style style:name="N10178P2" style:volatile="true" number:language="ja" number:country="JP">
      <number:text>- </number:text>
    </number:number-style>
    <number:text-style style:name="N10178" number:language="ja" number:country="JP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time-style style:name="N10179" number:language="ja" number:country="JP">
      <number:hours number:style="long"/>
      <number:text>時</number:text>
      <number:minutes number:style="long"/>
      <number:text>分</number:text>
    </number:time-style>
    <number:time-style style:name="N1018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81P0" style:volatile="true" number:language="ja" number:country="JP">
      <number:year number:style="long"/>
      <number:text>/</number:text>
      <number:month/>
      <number:text>/</number:text>
      <number:day/>
    </number:date-style>
    <number:text-style style:name="N10181" number:language="ja" number:country="JP">
      <number:text-content/>
      <style:map style:condition="value()&lt;=1.79769313486232E+308" style:apply-style-name="N10181P0"/>
    </number:text-style>
    <number:date-style style:name="N10182P0" style:volatile="true" number:language="ja" number:country="JP">
      <number:month/>
      <number:text>/</number:text>
      <number:day/>
    </number:date-style>
    <number:text-style style:name="N10182" number:language="ja" number:country="JP" number:title="ユーザー設定">
      <number:text-content/>
      <style:map style:condition="value()&lt;=1.79769313486232E+308" style:apply-style-name="N10182P0"/>
    </number:text-style>
    <number:time-style style:name="N10183" number:language="ja" number:country="JP">
      <number:minutes number:style="long"/>
      <number:text>:</number:text>
      <number:seconds number:style="long"/>
      <number:text>.</number:text>
    </number:time-style>
    <number:currency-style style:name="N10185P0" style:volatile="true" number:language="ja" number:country="JP">
      <number:currency-symbol>￥</number:currency-symbol>
      <number:number number:decimal-places="0" loext:min-decimal-places="0" number:min-integer-digits="1" number:grouping="true"/>
    </number:currency-style>
    <number:currency-style style:name="N10185" number:language="ja" number:country="JP">
      <style:text-properties fo:color="#ff0000"/>
      <number:text>-</number:text>
      <number:currency-symbol>￥</number:currency-symbol>
      <number:number number:decimal-places="0" loext:min-decimal-places="0" number:min-integer-digits="1" number:grouping="true"/>
      <style:map style:condition="value()&gt;=0" style:apply-style-name="N10185P0"/>
    </number:currency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number-style style:name="N2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20144P2" style:volatile="true" number:language="en" number:country="US">
      <number:text> - </number:text>
    </number:number-style>
    <number:text-style style:name="N20144" number:language="en" number:country="US"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2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50" number:language="en" number:country="US">
      <number:text-content/>
      <number:text> </number:text>
      <style:map style:condition="value()&gt;0" style:apply-style-name="N20150P0"/>
      <style:map style:condition="value()&lt;0" style:apply-style-name="N20150P1"/>
      <style:map style:condition="value()=0" style:apply-style-name="N20150P2"/>
    </number:text-style>
    <number:currency-style style:name="N2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3" number:language="en" number:country="US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time-style style:name="N20154" number:language="en" number:country="US">
      <number:minutes number:style="long"/>
      <number:text>:</number:text>
      <number:seconds number:style="long"/>
    </number:time-style>
    <number:time-style style:name="N2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6" number:language="en" number:country="US">
      <number:minutes number:style="long"/>
      <number:text>:</number:text>
      <number:seconds number:style="long" number:decimal-places="1"/>
    </number:time-style>
    <number:number-style style:name="N2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20158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number-style style:name="N2016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61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61P2" style:volatile="true" number:language="en" number:country="US">
      <number:text>- </number:text>
    </number:number-style>
    <number:text-style style:name="N20161" number:language="en" number:country="US">
      <number:text-content/>
      <number:text> </number:text>
      <style:map style:condition="value()&gt;0" style:apply-style-name="N20161P0"/>
      <style:map style:condition="value()&lt;0" style:apply-style-name="N20161P1"/>
      <style:map style:condition="value()=0" style:apply-style-name="N20161P2"/>
    </number:text-style>
    <number:number-style style:name="N2016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63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63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63" number:language="en" number:country="US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time-style style:name="N20164" number:language="en" number:country="US">
      <number:minutes number:style="long"/>
      <number:text>:</number:text>
      <number:seconds number:style="long"/>
      <number:text>.</number:text>
    </number:time-style>
    <number:date-style style:name="N30116" number:language="zh" number:country="CN">
      <number:year number:style="long"/>
      <number:text>-</number:text>
      <number:month/>
      <number:text>-</number:text>
      <number:day/>
    </number:date-style>
    <number:date-style style:name="N30117" number:language="zh" number:country="CN">
      <number:day/>
      <number:text>-</number:text>
      <number:month number:textual="true"/>
      <number:text>-</number:text>
      <number:year/>
    </number:date-style>
    <number:date-style style:name="N30118" number:language="zh" number:country="CN">
      <number:day/>
      <number:text>-</number:text>
      <number:month number:textual="true"/>
    </number:date-style>
    <number:date-style style:name="N30119" number:language="zh" number:country="CN">
      <number:month number:textual="true"/>
      <number:text>-</number:text>
      <number:year/>
    </number:date-style>
    <number:time-style style:name="N30120" number:language="zh" number:country="CN">
      <number:hours/>
      <number:text>:</number:text>
      <number:minutes number:style="long"/>
      <number:text> </number:text>
      <number:am-pm/>
    </number:time-style>
    <number:time-style style:name="N3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2" number:language="zh" number:country="CN">
      <number:hours/>
      <number:text>:</number:text>
      <number:minutes number:style="long"/>
    </number:time-style>
    <number:time-style style:name="N3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6P0"/>
    </number:number-style>
    <number:number-style style:name="N3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3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27P0"/>
    </number:number-style>
    <number:number-style style:name="N3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29P0"/>
    </number:number-style>
    <number:number-style style:name="N3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3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130P0"/>
    </number:number-style>
    <number:date-style style:name="N30131" number:language="zh" number:country="CN">
      <number:month/>
      <number:text>-</number:text>
      <number:day/>
      <number:text>-</number:text>
      <number:year/>
    </number:date-style>
    <number:time-style style:name="N30132" number:language="zh" number:country="CN">
      <number:hours/>
      <number:text>时</number:text>
      <number:minutes number:style="long"/>
      <number:text>分</number:text>
    </number:time-style>
    <number:time-style style:name="N3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0134" number:language="zh" number:country="CN">
      <number:am-pm/>
      <number:hours/>
      <number:text>时</number:text>
      <number:minutes number:style="long"/>
      <number:text>分</number:text>
    </number:time-style>
    <number:time-style style:name="N3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0137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30137" number:language="zh" number:country="CN">
      <number:text>-￥</number:text>
      <number:number number:decimal-places="2" loext:min-decimal-places="2" number:min-integer-digits="1" number:grouping="true"/>
      <style:map style:condition="value()&gt;=0" style:apply-style-name="N30137P0"/>
    </number:number-style>
    <number:number-style style:name="N40111P0" style:volatile="true" number:language="en" number:country="IN">
      <number:number number:decimal-places="0" loext:min-decimal-places="0" number:min-integer-digits="1" number:grouping="true"/>
    </number:number-style>
    <number:number-style style:name="N40111" number:language="en" number:country="IN">
      <number:text>-</number:text>
      <number:number number:decimal-places="0" loext:min-decimal-places="0" number:min-integer-digits="1" number:grouping="true"/>
      <style:map style:condition="value()&gt;=0" style:apply-style-name="N40111P0"/>
    </number:number-style>
    <number:number-style style:name="N40112P0" style:volatile="true" number:language="en" number:country="IN">
      <number:number number:decimal-places="0" loext:min-decimal-places="0" number:min-integer-digits="1" number:grouping="true"/>
    </number:number-style>
    <number:number-style style:name="N40112" number:language="en" number:country="I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40112P0"/>
    </number:number-style>
    <number:number-style style:name="N40113P0" style:volatile="true" number:language="en" number:country="IN">
      <number:number number:decimal-places="2" loext:min-decimal-places="2" number:min-integer-digits="1" number:grouping="true"/>
    </number:number-style>
    <number:number-style style:name="N40113" number:language="en" number:country="IN">
      <number:text>-</number:text>
      <number:number number:decimal-places="2" loext:min-decimal-places="2" number:min-integer-digits="1" number:grouping="true"/>
      <style:map style:condition="value()&gt;=0" style:apply-style-name="N40113P0"/>
    </number:number-style>
    <number:number-style style:name="N40114P0" style:volatile="true" number:language="en" number:country="IN">
      <number:number number:decimal-places="2" loext:min-decimal-places="2" number:min-integer-digits="1" number:grouping="true"/>
    </number:number-style>
    <number:number-style style:name="N40114" number:language="en" number:country="I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40114P0"/>
    </number:number-style>
    <number:number-style style:name="N40118P0" style:volatile="true" number:language="en" number:country="IN">
      <number:number number:decimal-places="0" loext:min-decimal-places="0" number:min-integer-digits="1" number:grouping="true"/>
      <number:text> </number:text>
    </number:number-style>
    <number:number-style style:name="N40118P1" style:volatile="true" number:language="en" number:country="IN">
      <number:text>-</number:text>
      <number:number number:decimal-places="0" loext:min-decimal-places="0" number:min-integer-digits="1" number:grouping="true"/>
      <number:text> </number:text>
    </number:number-style>
    <number:number-style style:name="N40118P2" style:volatile="true" number:language="en" number:country="IN">
      <number:text> - </number:text>
    </number:number-style>
    <number:text-style style:name="N40118" number:language="en" number:country="IN">
      <number:text-content/>
      <number:text> </number:text>
      <style:map style:condition="value()&gt;0" style:apply-style-name="N40118P0"/>
      <style:map style:condition="value()&lt;0" style:apply-style-name="N40118P1"/>
      <style:map style:condition="value()=0" style:apply-style-name="N40118P2"/>
    </number:text-style>
    <number:number-style style:name="N40122P0" style:volatile="true" number:language="en" number:country="IN">
      <number:number number:decimal-places="2" loext:min-decimal-places="2" number:min-integer-digits="1" number:grouping="true"/>
      <number:text> </number:text>
    </number:number-style>
    <number:number-style style:name="N40122P1" style:volatile="true" number:language="en" number:country="IN">
      <number:text>-</number:text>
      <number:number number:decimal-places="2" loext:min-decimal-places="2" number:min-integer-digits="1" number:grouping="true"/>
      <number:text> </number:text>
    </number:number-style>
    <number:number-style style:name="N40122P2" style:volatile="true" number:language="en" number:country="IN">
      <number:text>-</number:text>
      <number:number number:decimal-places="0" loext:min-decimal-places="0" number:min-integer-digits="0"/>
      <number:text> </number:text>
    </number:number-style>
    <number:text-style style:name="N40122" number:language="en" number:country="IN">
      <number:text-content/>
      <number:text> </number:text>
      <style:map style:condition="value()&gt;0" style:apply-style-name="N40122P0"/>
      <style:map style:condition="value()&lt;0" style:apply-style-name="N40122P1"/>
      <style:map style:condition="value()=0" style:apply-style-name="N40122P2"/>
    </number:text-style>
    <number:time-style style:name="N40123" number:language="en" number:country="IN">
      <number:minutes number:style="long"/>
      <number:text>:</number:text>
      <number:seconds number:style="long"/>
    </number:time-style>
    <number:time-style style:name="N40124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40125" number:language="en" number:country="IN">
      <number:minutes number:style="long"/>
      <number:text>:</number:text>
      <number:seconds number:style="long" number:decimal-places="1"/>
    </number:time-style>
    <number:number-style style:name="N40126" number:language="en" number:country="IN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40127" number:language="en" number:country="IN">
      <number:number number:decimal-places="2" loext:min-decimal-places="2" number:min-integer-digits="0"/>
    </number:number-style>
    <number:number-style style:name="N40128" number:language="en" number:country="IN">
      <number:number number:decimal-places="4" loext:min-decimal-places="4" number:min-integer-digits="0"/>
    </number:number-style>
    <number:date-style style:name="N40129" number:language="en" number:country="IN">
      <number:day number:style="long"/>
      <number:text>/</number:text>
      <number:month number:style="long"/>
    </number:date-style>
    <number:number-style style:name="N40130" number:language="en" number:country="IN">
      <number:number number:decimal-places="0" loext:min-decimal-places="0" number:min-integer-digits="2"/>
    </number:number-style>
    <number:date-style style:name="N40131" number:language="en" number:country="IN">
      <number:month number:style="long"/>
      <number:text>/</number:text>
      <number:day number:style="long"/>
      <number:text>/</number:text>
      <number:year number:style="long"/>
    </number:date-style>
    <number:date-style style:name="N40132" number:language="en" number:country="IN">
      <number:month number:style="long"/>
      <number:text>/</number:text>
      <number:day number:style="long"/>
      <number:text>/</number:text>
      <number:year/>
    </number:date-style>
    <number:percentage-style style:name="N40133" number:language="en" number:country="IN">
      <number:number number:decimal-places="1" loext:min-decimal-places="1" number:min-integer-digits="1"/>
      <number:text>%</number:text>
    </number:percentage-style>
    <number:number-style style:name="N40134" number:language="en" number:country="IN">
      <number:number number:decimal-places="0" loext:min-decimal-places="0" number:min-integer-digits="4"/>
    </number:number-style>
    <number:number-style style:name="N40135" number:language="en" number:country="IN">
      <number:number number:decimal-places="0" loext:min-decimal-places="0" number:min-integer-digits="3"/>
    </number:number-style>
    <number:number-style style:name="N40136" number:language="en" number:country="IN">
      <number:number number:decimal-places="0" loext:min-decimal-places="0" number:min-integer-digits="5"/>
    </number:number-style>
    <number:number-style style:name="N40137" number:language="en" number:country="IN">
      <number:text>1111111111111111</number:text>
    </number:number-style>
    <number:date-style style:name="N40138" number:language="en" number:country="IN">
      <number:day number:style="long"/>
      <number:text>/</number:text>
      <number:month number:style="long"/>
      <number:text>/</number:text>
      <number:year/>
      <number:text>Y</number:text>
    </number:date-style>
    <number:number-style style:name="N40139" number:language="en" number:country="IN">
      <number:text>8.2.1</number:text>
    </number:number-style>
    <number:number-style style:name="N40140" number:language="en" number:country="IN">
      <number:text>99999999999999999999</number:text>
    </number:number-style>
    <number:number-style style:name="N40141" number:language="en" number:country="IN">
      <number:text>-9999999999999999999</number:text>
    </number:number-style>
    <number:time-style style:name="N40142" number:language="en" number:country="IN">
      <number:minutes number:style="long"/>
      <number:text>:</number:text>
      <number:seconds number:style="long"/>
      <number:text>.</number:text>
    </number:time-style>
    <number:number-style style:name="N50111" number:language="en" number:country="BZ">
      <number:number number:decimal-places="1" loext:min-decimal-places="1" number:min-integer-digits="0"/>
    </number:number-style>
    <number:number-style style:name="N50112" number:language="en" number:country="BZ">
      <number:number number:decimal-places="2" loext:min-decimal-places="2" number:min-integer-digits="0"/>
    </number:number-style>
    <number:currency-style style:name="N6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6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60108P0"/>
    </number:currency-style>
    <number:number-style style:name="N70107" number:language="cs" number:country="CZ">
      <number:number number:decimal-places="0" loext:min-decimal-places="0" number:min-integer-digits="2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0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00/00/00</text:date>, <text:time style:data-style-name="N2" text:time-value="17:55:39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Quotation_20_Management_5f_Evidence_20_List" style:display-name="PageStyle_Quotation Management_Evidenc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7:56:57.496000000</meta:creation-date>
    <meta:editing-cycles>1</meta:editing-cycles>
    <meta:editing-duration>P0D</meta:editing-duration>
    <meta:generator>LibreOffice/5.4.5.1$Windows_X86_64 LibreOffice_project/79c9829dd5d8054ec39a82dc51cd9eff340dbee8</meta:generator>
    <meta:document-statistic meta:table-count="3" meta:cell-count="462" meta:object-count="0"/>
  </office:meta>
</office:document-meta>
</file>